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8618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445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5.242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6.5402in"/>
    </style:style>
    <style:style style:name="co11" style:family="table-column">
      <style:table-column-properties fo:break-before="auto" style:column-width="2.348in"/>
    </style:style>
    <style:style style:name="co12" style:family="table-column">
      <style:table-column-properties fo:break-before="auto" style:column-width="2.3693in"/>
    </style:style>
    <style:style style:name="co13" style:family="table-column">
      <style:table-column-properties fo:break-before="auto" style:column-width="8.0083in"/>
    </style:style>
    <style:style style:name="co14" style:family="table-column">
      <style:table-column-properties fo:break-before="auto" style:column-width="2.8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in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 fo:font-size="10.5pt" fo:font-weight="normal" style:font-size-asian="10.5pt" style:font-size-complex="10.5pt"/>
    </style:style>
    <style:style style:name="ce25" style:family="table-cell" style:parent-style-name="Default">
      <style:table-cell-properties fo:wrap-option="wrap" style:vertical-align="top"/>
      <style:text-properties style:font-name="Liberation Serif" fo:font-size="10.5pt" fo:font-weight="normal" style:font-size-asian="10.5pt" style:font-size-complex="10.5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style:font-name="Liberation Seri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ext-properties style:font-name="Liberation Sans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utall55@gmail.co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MAGE 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KEYWORD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lh3.googleusercontent.com/-ovJn_oa7VDjirv0OmhLM5aui7IGdsVEYCAI_f1FzRCPJsODVT_-NeAFcI1jfduonDZVJq4zUAEt0q2R-iVtsPDdCH_tT04nyJYingeYTXs8TvrZDhSV2tyzDBhly1CgYTq2T_JliA=w2400" xlink:type="simple">https://lh3.googleusercontent.com/-ovJn_oa7VDjirv0OmhLM5aui7IGdsVEYCAI_f1FzRCPJsODVT_-NeAFcI1jfduonDZVJq4zUAEt0q2R-iVtsPDdCH_tT04nyJYingeYTXs8TvrZDhSV2tyzDBhly1CgYTq2T_JliA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lh3.googleusercontent.com/pw/AJFCJaVAWKIgKULyCFJzCLYGbIyxP9y2S_pk2Hqze2h2sZgTPuuznUOHkmZ54gwEci6n3h5lBbO6UPB6o52V3Q6luJ40ZcHNM7r-fnJyYjQm8voNVu6_KyQ=w2400" xlink:type="simple">https://lh3.googleusercontent.com/pw/AJFCJaVAWKIgKULyCFJzCLYGbIyxP9y2S_pk2Hqze2h2sZgTPuuznUOHkmZ54gwEci6n3h5lBbO6UPB6o52V3Q6luJ40ZcHNM7r-fnJyYjQm8voNVu6_KyQ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s://lh3.googleusercontent.com/pw/AJFCJaU3-80xKbcG6UytB0j2Cb8x_ZuDIGWoZagpMBKO9GKW5lLIGNAIMD9-m6rLY5NwZ9win_aSZV-N3keQp_JK6494h9RyGwIg-QiNIGo2DVUixA0uz-8=w2400" xlink:type="simple">https://lh3.googleusercontent.com/pw/AJFCJaU3-80xKbcG6UytB0j2Cb8x_ZuDIGWoZagpMBKO9GKW5lLIGNAIMD9-m6rLY5NwZ9win_aSZV-N3keQp_JK6494h9RyGwIg-QiNIGo2DVUixA0uz-8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s://lh3.googleusercontent.com/pw/AJFCJaULV_5qptEzqNQtuXlpSCzoDBN3JVPIklyouWtYqqtQb5vZBlCdBQvKUjYEegzS7T-2WMkmLaClD-P4GzhM-w7FnZwwkB5o194YEfSlUq5CDvbvx4c=w2400" xlink:type="simple">https://lh3.googleusercontent.com/pw/AJFCJaULV_5qptEzqNQtuXlpSCzoDBN3JVPIklyouWtYqqtQb5vZBlCdBQvKUjYEegzS7T-2WMkmLaClD-P4GzhM-w7FnZwwkB5o194YEfSlUq5CDvbvx4c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https://lh3.googleusercontent.com/gLQvOkQpZ9cNgVxFynFOd3UqLTbr-3J6HLTHVv6NTS_-KWTs0wS6_R2MZ7kVW6N_6ixcH3_1j6VDjTqqmOQiYAtLxB9WtprZXrVrtdk4UvGRmFD0k8m8jz-1LYYsHlu49dvcbvCZzg=w2400" xlink:type="simple">https://lh3.googleusercontent.com/gLQvOkQpZ9cNgVxFynFOd3UqLTbr-3J6HLTHVv6NTS_-KWTs0wS6_R2MZ7kVW6N_6ixcH3_1j6VDjTqqmOQiYAtLxB9WtprZXrVrtdk4UvGRmFD0k8m8jz-1LYYsHlu49dvcbvCZzg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h3.googleusercontent.com/q2cqkmZ9zPCl_Mf75aEhWTCBq8SulkYgPsHgb2kAovX_o6J_QRxR90Namqmiec60geGxmIt3pxXzxwaPtmOr-lOSaVJhebMannJsT5a6YB5o38p-tjQiGHjAbdYBEqtT66DRXal1Yw=w2400" xlink:type="simple">https://lh3.googleusercontent.com/q2cqkmZ9zPCl_Mf75aEhWTCBq8SulkYgPsHgb2kAovX_o6J_QRxR90Namqmiec60geGxmIt3pxXzxwaPtmOr-lOSaVJhebMannJsT5a6YB5o38p-tjQiGHjAbdYBEqtT66DRXal1Yw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<text:a xlink:href="https://lh3.googleusercontent.com/u8l9s0v7c_wc4aaAjthQt5LsdNM4hzey4zDiZZSBm1sAbeUtNBaLg34EaltTUH--cy_dbsfbHkVqn4KJ4BkaYjnLeeu5ZLK2WooXPuJ9Qt-85tBMDIq-FGo8rfOMYJjEoLSSwZeu3g=w2400" xlink:type="simple">https://lh3.googleusercontent.com/u8l9s0v7c_wc4aaAjthQt5LsdNM4hzey4zDiZZSBm1sAbeUtNBaLg34EaltTUH--cy_dbsfbHkVqn4KJ4BkaYjnLeeu5ZLK2WooXPuJ9Qt-85tBMDIq-FGo8rfOMYJjEoLSSwZeu3g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<text:a xlink:href="https://lh3.googleusercontent.com/zFPwONLROoFAb5qhSCmunLaQW-9evnUCt6gociCWB81FrDeKN5AGNSD1eBes-C4aQtFtLG--RofyUz9hAVYMybfL8Jt5H1IYbO5BN94MNEJaCMh0rJHtkuZRNDTQC_MR0XmgCzC7gQ=w2400" xlink:type="simple">https://lh3.googleusercontent.com/zFPwONLROoFAb5qhSCmunLaQW-9evnUCt6gociCWB81FrDeKN5AGNSD1eBes-C4aQtFtLG--RofyUz9hAVYMybfL8Jt5H1IYbO5BN94MNEJaCMh0rJHtkuZRNDTQC_MR0XmgCzC7gQ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h3.googleusercontent.com/xW-TFttumNIexRC4HelH5x1dlAGKcTKYcLknfOgpinYTjKHABRSPuLg_zd7P_XPDgmkHGHZWIF5ZCfr5twFWHT6jsARrIAv0iOTO9jDag5Wie7TWoZzYQ-xNF-vrpa5YtS-zD4U2PA=w2400" xlink:type="simple">https://lh3.googleusercontent.com/xW-TFttumNIexRC4HelH5x1dlAGKcTKYcLknfOgpinYTjKHABRSPuLg_zd7P_XPDgmkHGHZWIF5ZCfr5twFWHT6jsARrIAv0iOTO9jDag5Wie7TWoZzYQ-xNF-vrpa5YtS-zD4U2PA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s://lh3.googleusercontent.com/kuRXKXUTXS2Br85eBddrJnSvuxIXQCtEIkCjtBQhyxxPMUlCeCWtFLiz8-v2l3C1jgS8CIkdNU9ccew0uRa6c9mqYeXY_pwaMc5uzkNtToATGUBCAreFcvSNfr2MZ45k5hXS1BB38Q=w2400" xlink:type="simple">https://lh3.googleusercontent.com/kuRXKXUTXS2Br85eBddrJnSvuxIXQCtEIkCjtBQhyxxPMUlCeCWtFLiz8-v2l3C1jgS8CIkdNU9ccew0uRa6c9mqYeXY_pwaMc5uzkNtToATGUBCAreFcvSNfr2MZ45k5hXS1BB38Q=w2400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<text:a xlink:href="https://drive.google.com/uc?export=view&amp;id=15yWeBFtIBpQ-mXWoOSYYDFOVSR1woJ4_" xlink:type="simple">https://drive.google.com/uc?export=view&amp;id=15yWeBFtIBpQ-mXWoOSYYDFOVSR1woJ4_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drive.google.com/uc?export=view&amp;id=13YPYThm6Y67XjP9fc7ZCjUGENDWxtU94" xlink:type="simple">https://drive.google.com/uc?export=view&amp;id=13YPYThm6Y67XjP9fc7ZCjUGENDWxtU94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drive.google.com/uc?export=view&amp;id=1OOQrr04b5bUrVdckLdZtQoASy_l7xLPD" xlink:type="simple">https://drive.google.com/uc?export=view&amp;id=1OOQrr04b5bUrVdckLdZtQoASy_l7xLPD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drive.google.com/uc?export=view&amp;id=1gueRn-xUR-5JNhkSmo0niqwfXZeB7BYc" xlink:type="simple">https://drive.google.com/uc?export=view&amp;id=1gueRn-xUR-5JNhkSmo0niqwfXZeB7BYc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<text:a xlink:href="https://drive.google.com/uc?export=view&amp;id=14MDOJvnq_6JxZ9XSbzIMJeD6Ji4caUkX" xlink:type="simple">https://drive.google.com/uc?export=view&amp;id=14MDOJvnq_6JxZ9XSbzIMJeD6Ji4caUkX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<text:a xlink:href="https://drive.google.com/uc?export=view&amp;id=14mIjjhJoe0tcE4TsAHcADBOeUBayepJ2" xlink:type="simple">https://drive.google.com/uc?export=view&amp;id=14mIjjhJoe0tcE4TsAHcADBOeUBayepJ2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a xlink:href="https://drive.google.com/uc?export=view&amp;id=1DYE-hliKPT_uJjGz5vl3g4_-_7gcVt3J" xlink:type="simple">https://drive.google.com/uc?export=view&amp;id=1DYE-hliKPT_uJjGz5vl3g4_-_7gcVt3J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<text:a xlink:href="https://drive.google.com/uc?export=view&amp;id=10bQvo5vCkh7srbIUN-uzjVwTXnM9RdET" xlink:type="simple">https://drive.google.com/uc?export=view&amp;id=10bQvo5vCkh7srbIUN-uzjVwTXnM9RdET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<text:a xlink:href="https://drive.google.com/uc?export=view&amp;id=1wvpApleoZ5g8JyYiEdmi-XKF6wADg8DI" xlink:type="simple">https://drive.google.com/uc?export=view&amp;id=1wvpApleoZ5g8JyYiEdmi-XKF6wADg8DI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drive.google.com/uc?export=view&amp;id=1F6gHDeWXKlmAcmgPUMJO4shEJ-EMXf8Q" xlink:type="simple">https://drive.google.com/uc?export=view&amp;id=1F6gHDeWXKlmAcmgPUMJO4shEJ-EMXf8Q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<text:a xlink:href="https://drive.google.com/uc?export=view&amp;id=1HM3ZRcZQYbXwsaQdH01JPwewITBlSz7m" xlink:type="simple">https://drive.google.com/uc?export=view&amp;id=1HM3ZRcZQYbXwsaQdH01JPwewITBlSz7m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<text:a xlink:href="https://drive.google.com/uc?export=view&amp;id=14yTXSsVU2ZMbLqyqvtRbsZAhqXwBI5gT" xlink:type="simple">https://drive.google.com/uc?export=view&amp;id=14yTXSsVU2ZMbLqyqvtRbsZAhqXwBI5gT</text:a></text:p>
          </table:table-cell>
          <table:table-cell table:style-name="ce2" office:value-type="string" calcext:value-type="string">
            <text:p>DEPARTURE FROM HOME TO VENUE</text:p>
          </table:table-cell>
          <table:table-cell table:style-name="ce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ive.google.com/uc?export=view&amp;id=1s977u4kTmMdL1Fwm_QaReF0aX5-zHgNP" xlink:type="simple">https://drive.google.com/uc?export=view&amp;id=1s977u4kTmMdL1Fwm_QaReF0aX5-zHgNP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rive.google.com/uc?export=view&amp;id=1LUXsn0gBr8Ki1adK7tjGHjUjqKPFL2Pa" xlink:type="simple">https://drive.google.com/uc?export=view&amp;id=1LUXsn0gBr8Ki1adK7tjGHjUjqKPFL2Pa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drive.google.com/uc?export=view&amp;id=1tHQwAEr5jigtdciJyi3mdZ-jh0JxectM" xlink:type="simple">https://drive.google.com/uc?export=view&amp;id=1tHQwAEr5jigtdciJyi3mdZ-jh0JxectM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drive.google.com/uc?export=view&amp;id=1usMeG2vKfeWIQZZnSpubSHXmhhat8_dq" xlink:type="simple">https://drive.google.com/uc?export=view&amp;id=1usMeG2vKfeWIQZZnSpubSHXmhhat8_dq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rive.google.com/uc?export=view&amp;id=12DDJdqZOUGrcmIHCW1L7TOmHPP9ItwcQ" xlink:type="simple">https://drive.google.com/uc?export=view&amp;id=12DDJdqZOUGrcmIHCW1L7TOmHPP9ItwcQ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rive.google.com/uc?export=view&amp;id=1eN61FhPa_LUw-IYD3xudhY4JLCKbjseT" xlink:type="simple">https://drive.google.com/uc?export=view&amp;id=1eN61FhPa_LUw-IYD3xudhY4JLCKbjseT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drive.google.com/uc?export=view&amp;id=1yDrDm8xe00POK65Yfy4qOmICrXQLxcSM" xlink:type="simple">https://drive.google.com/uc?export=view&amp;id=1yDrDm8xe00POK65Yfy4qOmICrXQLxcSM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drive.google.com/uc?export=view&amp;id=1OdbIB2kLRZ10Znv7XTyVLeUGT9Awn18C" xlink:type="simple">https://drive.google.com/uc?export=view&amp;id=1OdbIB2kLRZ10Znv7XTyVLeUGT9Awn18C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drive.google.com/uc?export=view&amp;id=1rwgBWqUCOtk9Q7SqGTRoXRL1SojC1s0Y" xlink:type="simple">https://drive.google.com/uc?export=view&amp;id=1rwgBWqUCOtk9Q7SqGTRoXRL1SojC1s0Y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rive.google.com/uc?export=view&amp;id=15BPoxv_-niRZDYRDRLMlg0RnkRdEh7sy" xlink:type="simple">https://drive.google.com/uc?export=view&amp;id=15BPoxv_-niRZDYRDRLMlg0RnkRdEh7sy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drive.google.com/uc?export=view&amp;id=11tjGKuaOy_AcE-RY2NmDIO3kWZIFTtYC" xlink:type="simple">https://drive.google.com/uc?export=view&amp;id=11tjGKuaOy_AcE-RY2NmDIO3kWZIFTtYC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drive.google.com/uc?export=view&amp;id=1sC-ab4ipQR8IPxGypB3Tfv8v3SSf-Pzp" xlink:type="simple">https://drive.google.com/uc?export=view&amp;id=1sC-ab4ipQR8IPxGypB3Tfv8v3SSf-Pzp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drive.google.com/uc?export=view&amp;id=1iiFYnx5TEKucUhysSMdaP1E8pyOETqe_" xlink:type="simple">https://drive.google.com/uc?export=view&amp;id=1iiFYnx5TEKucUhysSMdaP1E8pyOETqe_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drive.google.com/uc?export=view&amp;id=1kuHNbwYIqWIIsnYOBGq7gDFo2J9B9SYp" xlink:type="simple">https://drive.google.com/uc?export=view&amp;id=1kuHNbwYIqWIIsnYOBGq7gDFo2J9B9SYp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drive.google.com/uc?export=view&amp;id=1xUHT7e35VldRagox2TtdkcxXs6PFQEe1" xlink:type="simple">https://drive.google.com/uc?export=view&amp;id=1xUHT7e35VldRagox2TtdkcxXs6PFQEe1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drive.google.com/uc?export=view&amp;id=1ICt3nrWRAu0vTPTzR-mwsIt2_BUDpBsJ" xlink:type="simple">https://drive.google.com/uc?export=view&amp;id=1ICt3nrWRAu0vTPTzR-mwsIt2_BUDpBsJ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drive.google.com/file/d/1SC9PqSG2NK4KzcOylbty8gToTM3qhT0H/view?usp=share_link" xlink:type="simple">https://drive.google.com/file/d/1SC9PqSG2NK4KzcOylbty8gToTM3qhT0H/view?usp=share_link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drive.google.com/uc?export=view&amp;id=1nVhigJKKeb-S9wwRlF1o5MywmVjYyqni" xlink:type="simple">https://drive.google.com/uc?export=view&amp;id=1nVhigJKKeb-S9wwRlF1o5MywmVjYyqni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drive.google.com/uc?export=view&amp;id=1Q3qotJg7ke7NJgoEucI0SunbmqfnkTh6" xlink:type="simple">https://drive.google.com/uc?export=view&amp;id=1Q3qotJg7ke7NJgoEucI0SunbmqfnkTh6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rive.google.com/uc?export=view&amp;id=17KQrsPqfS1d3Qh5rWdR6J-VAHjGYxtes" xlink:type="simple">https://drive.google.com/uc?export=view&amp;id=17KQrsPqfS1d3Qh5rWdR6J-VAHjGYxtes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drive.google.com/uc?export=view&amp;id=1UGgYe-Zi3pbPIEAMUiJOZ8lPhv5Szj7c" xlink:type="simple">https://drive.google.com/uc?export=view&amp;id=1UGgYe-Zi3pbPIEAMUiJOZ8lPhv5Szj7c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drive.google.com/uc?export=view&amp;id=1vR_290Bjf2LmuQ3HeNc8fu5iozYclisu" xlink:type="simple">https://drive.google.com/uc?export=view&amp;id=1vR_290Bjf2LmuQ3HeNc8fu5iozYclisu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drive.google.com/uc?export=view&amp;id=10R6Fxm3rv-KMfqjxi-IvznxVj8N50MGr" xlink:type="simple">https://drive.google.com/uc?export=view&amp;id=10R6Fxm3rv-KMfqjxi-IvznxVj8N50MGr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drive.google.com/uc?export=view&amp;id=1r2Sxe9TOIqFvvGLzj5ynuIlfqBcVO_uF" xlink:type="simple">https://drive.google.com/uc?export=view&amp;id=1r2Sxe9TOIqFvvGLzj5ynuIlfqBcVO_uF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drive.google.com/uc?export=view&amp;id=17fC4UQFK9KJEkIdOq4o8KOoFRKnps7QY" xlink:type="simple">https://drive.google.com/uc?export=view&amp;id=17fC4UQFK9KJEkIdOq4o8KOoFRKnps7QY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drive.google.com/uc?export=view&amp;id=1M3vc4gtePttsB8oQ09iyGp9H_QiauLtD" xlink:type="simple">https://drive.google.com/uc?export=view&amp;id=1M3vc4gtePttsB8oQ09iyGp9H_QiauLtD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drive.google.com/uc?export=view&amp;id=1-oXqFT_Ti7DeoV99CiB-upTm9tkJvg8w" xlink:type="simple">https://drive.google.com/uc?export=view&amp;id=1-oXqFT_Ti7DeoV99CiB-upTm9tkJvg8w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drive.google.com/uc?export=view&amp;id=1IfvKM8XEJrWKEfMCaX022_4oy8x5lWyy" xlink:type="simple">https://drive.google.com/uc?export=view&amp;id=1IfvKM8XEJrWKEfMCaX022_4oy8x5lWyy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drive.google.com/uc?export=view&amp;id=1JsS5qQuGjZxYbYQWL-aVYmAkRhhY8283" xlink:type="simple">https://drive.google.com/uc?export=view&amp;id=1JsS5qQuGjZxYbYQWL-aVYmAkRhhY8283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drive.google.com/uc?export=view&amp;id=1_t32l5EwWt31op3cd9ASC73B1c6zJShd" xlink:type="simple">https://drive.google.com/uc?export=view&amp;id=1_t32l5EwWt31op3cd9ASC73B1c6zJShd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drive.google.com/uc?export=view&amp;id=13BTLfH4x6yO1-w6Lc1Gs54CTX_2Cn3iN" xlink:type="simple">https://drive.google.com/uc?export=view&amp;id=13BTLfH4x6yO1-w6Lc1Gs54CTX_2Cn3iN</text:a></text:p>
          </table:table-cell>
          <table:table-cell office:value-type="string" calcext:value-type="string">
            <text:p>ARRIVAL AT ORDINATION VENU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ive.google.com/uc?export=view&amp;id=1jMuvEV1P33h9wy2fjmC13tAQvJAxvh73" xlink:type="simple">https://drive.google.com/uc?export=view&amp;id=1jMuvEV1P33h9wy2fjmC13tAQvJAxvh73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rive.google.com/uc?export=view&amp;id=1Mg8tJ0AqNKATkNf_D2IL97Vk-bqla_F1" xlink:type="simple">https://drive.google.com/uc?export=view&amp;id=1Mg8tJ0AqNKATkNf_D2IL97Vk-bqla_F1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rive.google.com/uc?export=view&amp;id=18C40LvEOJNSVEscic-aty7_cmExODd1g" xlink:type="simple">https://drive.google.com/uc?export=view&amp;id=18C40LvEOJNSVEscic-aty7_cmExODd1g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drive.google.com/uc?export=view&amp;id=1Hbm3MJo8kgDTQz5yqIR7NildLbmT5qa2" xlink:type="simple">https://drive.google.com/uc?export=view&amp;id=1Hbm3MJo8kgDTQz5yqIR7NildLbmT5qa2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rive.google.com/uc?export=view&amp;id=1bfMo_z9eq_KKw3uOklMaI76ZO6PvxYUJ" xlink:type="simple">https://drive.google.com/uc?export=view&amp;id=1bfMo_z9eq_KKw3uOklMaI76ZO6PvxYUJ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a xlink:href="https://drive.google.com/uc?export=view&amp;id=1ldOyVx7iAVnaIk2dChaWxUUt_INxOVrL" xlink:type="simple">https://drive.google.com/uc?export=view&amp;id=1ldOyVx7iAVnaIk2dChaWxUUt_INxOVrL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drive.google.com/uc?export=view&amp;id=1YsheTw8Fel8osCRJ8dBYFKDleVNb2k4M" xlink:type="simple">https://drive.google.com/uc?export=view&amp;id=1YsheTw8Fel8osCRJ8dBYFKDleVNb2k4M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drive.google.com/uc?export=view&amp;id=1ot16JcIIiw1HcaUKzwax0n9l3BNfpGcm" xlink:type="simple">https://drive.google.com/uc?export=view&amp;id=1ot16JcIIiw1HcaUKzwax0n9l3BNfpGcm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drive.google.com/uc?export=view&amp;id=1Ck0aJDSLUrHa6zCOP2o2pU2pYj2nZOGG" xlink:type="simple">https://drive.google.com/uc?export=view&amp;id=1Ck0aJDSLUrHa6zCOP2o2pU2pYj2nZOGG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rive.google.com/uc?export=view&amp;id=1meuBGl1r_7rdWfTYV2kzXFkYa8Bxnnda" xlink:type="simple">https://drive.google.com/uc?export=view&amp;id=1meuBGl1r_7rdWfTYV2kzXFkYa8Bxnnda</text:a></text:p>
          </table:table-cell>
          <table:table-cell office:value-type="string" calcext:value-type="string">
            <text:p>PRAYER AND WORSHI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ive.google.com/uc?export=view&amp;id=1cmRqbV_iz3vE_7V49xJxK_m9_uLrovEd" xlink:type="simple">https://drive.google.com/uc?export=view&amp;id=1cmRqbV_iz3vE_7V49xJxK_m9_uLrovEd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rive.google.com/uc?export=view&amp;id=1U5cRKgp67xXrVltP6gkjatuvlgEVl5YD" xlink:type="simple">https://drive.google.com/uc?export=view&amp;id=1U5cRKgp67xXrVltP6gkjatuvlgEVl5YD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rive.google.com/uc?export=view&amp;id=1vfQRaEqpQ3F0c9Wl7jK3-kY2o1R_XjWy" xlink:type="simple">https://drive.google.com/uc?export=view&amp;id=1vfQRaEqpQ3F0c9Wl7jK3-kY2o1R_XjWy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drive.google.com/uc?export=view&amp;id=1KAVeBTumy0EJOpimJIkwDA4VHG4E0YC7" xlink:type="simple">https://drive.google.com/uc?export=view&amp;id=1KAVeBTumy0EJOpimJIkwDA4VHG4E0YC7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rive.google.com/uc?export=view&amp;id=1Betn88Ry2IpKPFvz8m7f-XsiDv2Fmyig" xlink:type="simple">https://drive.google.com/uc?export=view&amp;id=1Betn88Ry2IpKPFvz8m7f-XsiDv2Fmyig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rive.google.com/uc?export=view&amp;id=1l-dJtJUpBo34GGxPYXoTFCeWLTPhDotw" xlink:type="simple">https://drive.google.com/uc?export=view&amp;id=1l-dJtJUpBo34GGxPYXoTFCeWLTPhDotw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drive.google.com/uc?export=view&amp;id=1j1RBPIajDIppWGrq87hUcQflfWAIztdv" xlink:type="simple">https://drive.google.com/uc?export=view&amp;id=1j1RBPIajDIppWGrq87hUcQflfWAIztdv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drive.google.com/uc?export=view&amp;id=15ApYV5inpmysppY0-0GbmvrGo2z7Vl-t" xlink:type="simple">https://drive.google.com/uc?export=view&amp;id=15ApYV5inpmysppY0-0GbmvrGo2z7Vl-t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drive.google.com/uc?export=view&amp;id=1Ypn4IyfmhyWIwPrRE-E_lKvPY2omHMQ6" xlink:type="simple">https://drive.google.com/uc?export=view&amp;id=1Ypn4IyfmhyWIwPrRE-E_lKvPY2omHMQ6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rive.google.com/uc?export=view&amp;id=1aL3_hWcU9r-dH0nnU5vwqFgEsFJm9qUV" xlink:type="simple">https://drive.google.com/uc?export=view&amp;id=1aL3_hWcU9r-dH0nnU5vwqFgEsFJm9qUV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drive.google.com/uc?export=view&amp;id=1jZPmqpJpDHqD4fVMAG69i1K6FyKLtECk" xlink:type="simple">https://drive.google.com/uc?export=view&amp;id=1jZPmqpJpDHqD4fVMAG69i1K6FyKLtECk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drive.google.com/uc?export=view&amp;id=17kS8xn1zcLK3NwkexTqcpSfzheaq-i2P" xlink:type="simple">https://drive.google.com/uc?export=view&amp;id=17kS8xn1zcLK3NwkexTqcpSfzheaq-i2P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drive.google.com/uc?export=view&amp;id=134Du2wo0-uWbklBiEd2Itw740DNYxJFo" xlink:type="simple">https://drive.google.com/uc?export=view&amp;id=134Du2wo0-uWbklBiEd2Itw740DNYxJFo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drive.google.com/uc?export=view&amp;id=1tvWKmzgaYPgGoAAmyJ_yN9t4TazrRBjH" xlink:type="simple">https://drive.google.com/uc?export=view&amp;id=1tvWKmzgaYPgGoAAmyJ_yN9t4TazrRBjH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drive.google.com/uc?export=view&amp;id=1DOy3ISL4GOzwi6ctaO_oNArtx5OKtYUt" xlink:type="simple">https://drive.google.com/uc?export=view&amp;id=1DOy3ISL4GOzwi6ctaO_oNArtx5OKtYUt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drive.google.com/uc?export=view&amp;id=19pTN3wNyAU-ebsaZNzHzMRSQygYdzBtc" xlink:type="simple">https://drive.google.com/uc?export=view&amp;id=19pTN3wNyAU-ebsaZNzHzMRSQygYdzBtc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drive.google.com/uc?export=view&amp;id=1BpBCwt4bP0xcPNMLgWeAJkpYd8uX3Pxr" xlink:type="simple">https://drive.google.com/uc?export=view&amp;id=1BpBCwt4bP0xcPNMLgWeAJkpYd8uX3Pxr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drive.google.com/uc?export=view&amp;id=1-PW_guuU0t2uBIE0QZ7BThTnkWe7YT3L" xlink:type="simple">https://drive.google.com/uc?export=view&amp;id=1-PW_guuU0t2uBIE0QZ7BThTnkWe7YT3L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drive.google.com/uc?export=view&amp;id=1-yMHSH_gci03F-mSSemYPYh1oQGOE45h" xlink:type="simple">https://drive.google.com/uc?export=view&amp;id=1-yMHSH_gci03F-mSSemYPYh1oQGOE45h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rive.google.com/uc?export=view&amp;id=11z3piFoWzeIwkZRXGHV1YJoHl5vmXw70" xlink:type="simple">https://drive.google.com/uc?export=view&amp;id=11z3piFoWzeIwkZRXGHV1YJoHl5vmXw70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drive.google.com/uc?export=view&amp;id=139yvmacTROdw9to8p8CNgA_6nH9UQtSt" xlink:type="simple">https://drive.google.com/uc?export=view&amp;id=139yvmacTROdw9to8p8CNgA_6nH9UQtSt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drive.google.com/uc?export=view&amp;id=13l-QMHRCcuK1MsAFG0cnvyAWnZ-lQ3Pl" xlink:type="simple">https://drive.google.com/uc?export=view&amp;id=13l-QMHRCcuK1MsAFG0cnvyAWnZ-lQ3Pl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drive.google.com/uc?export=view&amp;id=14kVsSV8BJ-PoMwcSrzv3ejrcEjmFTIzJ" xlink:type="simple">https://drive.google.com/uc?export=view&amp;id=14kVsSV8BJ-PoMwcSrzv3ejrcEjmFTIzJ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drive.google.com/uc?export=view&amp;id=15R1da3N1hUwV9Z-otzPb2I5A7fUsgb3S" xlink:type="simple">https://drive.google.com/uc?export=view&amp;id=15R1da3N1hUwV9Z-otzPb2I5A7fUsgb3S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drive.google.com/uc?export=view&amp;id=17FGnjFAXV2ClZj46KRPuYWrmgiZrxHXg" xlink:type="simple">https://drive.google.com/uc?export=view&amp;id=17FGnjFAXV2ClZj46KRPuYWrmgiZrxHXg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drive.google.com/uc?export=view&amp;id=19-wSJqXSwmYAUZYZwZ6KFWVu9uClB1am" xlink:type="simple">https://drive.google.com/uc?export=view&amp;id=19-wSJqXSwmYAUZYZwZ6KFWVu9uClB1am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drive.google.com/uc?export=view&amp;id=1AZXKqmYvaDlPDpc1ixOFHuaE9YwXJLhN" xlink:type="simple">https://drive.google.com/uc?export=view&amp;id=1AZXKqmYvaDlPDpc1ixOFHuaE9YwXJLhN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drive.google.com/uc?export=view&amp;id=1BOFsOirergCVxfLHBd2m1Nvbg8hZOINm" xlink:type="simple">https://drive.google.com/uc?export=view&amp;id=1BOFsOirergCVxfLHBd2m1Nvbg8hZOINm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drive.google.com/uc?export=view&amp;id=1KfhRHdzCbyRyeomBIuGKXY7MsI43GMni" xlink:type="simple">https://drive.google.com/uc?export=view&amp;id=1KfhRHdzCbyRyeomBIuGKXY7MsI43GMni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drive.google.com/uc?export=view&amp;id=1N9Up3zBb0wic8urE48PLL5LPJgf_EsCE" xlink:type="simple">https://drive.google.com/uc?export=view&amp;id=1N9Up3zBb0wic8urE48PLL5LPJgf_EsCE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drive.google.com/uc?export=view&amp;id=1NONDe747IVDLyUHTmkY4wN5N423EWB6J" xlink:type="simple">https://drive.google.com/uc?export=view&amp;id=1NONDe747IVDLyUHTmkY4wN5N423EWB6J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drive.google.com/uc?export=view&amp;id=1PEerrWBDKSeG1HtNTMuoUywtlkQL0ZQb" xlink:type="simple">https://drive.google.com/uc?export=view&amp;id=1PEerrWBDKSeG1HtNTMuoUywtlkQL0ZQb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drive.google.com/uc?export=view&amp;id=1Qzrk75f3YY2X-PepGN0jf5qyVmkUsyc-" xlink:type="simple">https://drive.google.com/uc?export=view&amp;id=1Qzrk75f3YY2X-PepGN0jf5qyVmkUsyc-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drive.google.com/uc?export=view&amp;id=1ReJsLLeas4Y1DCMhuPKXE2vTBEWqTGKs" xlink:type="simple">https://drive.google.com/uc?export=view&amp;id=1ReJsLLeas4Y1DCMhuPKXE2vTBEWqTGKs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drive.google.com/uc?export=view&amp;id=1X-1MTg9_r-_dTCiZzEYM8VmFcKO1SQbi" xlink:type="simple">https://drive.google.com/uc?export=view&amp;id=1X-1MTg9_r-_dTCiZzEYM8VmFcKO1SQbi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drive.google.com/uc?export=view&amp;id=1XDIuIQsv4wr-qWwOz89wNmCan7wWBT6y" xlink:type="simple">https://drive.google.com/uc?export=view&amp;id=1XDIuIQsv4wr-qWwOz89wNmCan7wWBT6y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drive.google.com/uc?export=view&amp;id=1XoA4nNV3NUXUKGYjBGycL5SMru5qmxTo" xlink:type="simple">https://drive.google.com/uc?export=view&amp;id=1XoA4nNV3NUXUKGYjBGycL5SMru5qmxTo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drive.google.com/uc?export=view&amp;id=1avSW3075cgRr4lkBrMgGGUZ_KJJdiYXl" xlink:type="simple">https://drive.google.com/uc?export=view&amp;id=1avSW3075cgRr4lkBrMgGGUZ_KJJdiYXl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drive.google.com/uc?export=view&amp;id=1ajWvEslpfXwJWf4xKRbd74314NfJ83Bs" xlink:type="simple">https://drive.google.com/uc?export=view&amp;id=1ajWvEslpfXwJWf4xKRbd74314NfJ83Bs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drive.google.com/uc?export=view&amp;id=1d6yrtnihu_23XJI9rt0DcEo5bqQcqBGl" xlink:type="simple">https://drive.google.com/uc?export=view&amp;id=1d6yrtnihu_23XJI9rt0DcEo5bqQcqBGl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drive.google.com/uc?export=view&amp;id=1eBQ-PHn9bLLCYd1cN5fICd0e8Ri-X2wo" xlink:type="simple">https://drive.google.com/uc?export=view&amp;id=1eBQ-PHn9bLLCYd1cN5fICd0e8Ri-X2wo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drive.google.com/uc?export=view&amp;id=1h27r0nK_C17KTm0XXa0xanKPL9xAyeke" xlink:type="simple">https://drive.google.com/uc?export=view&amp;id=1h27r0nK_C17KTm0XXa0xanKPL9xAyeke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drive.google.com/uc?export=view&amp;id=1knks6mVPssW9fdonCPt1TfEpG11dU5ns" xlink:type="simple">https://drive.google.com/uc?export=view&amp;id=1knks6mVPssW9fdonCPt1TfEpG11dU5ns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drive.google.com/uc?export=view&amp;id=1mpNf5zyjiTklRBudnNQN71vp4xc48kJJ" xlink:type="simple">https://drive.google.com/uc?export=view&amp;id=1mpNf5zyjiTklRBudnNQN71vp4xc48kJJ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drive.google.com/uc?export=view&amp;id=1oASXCW7LSJXfVcZZxKUs3_-JFhVzvyoR" xlink:type="simple">https://drive.google.com/uc?export=view&amp;id=1oASXCW7LSJXfVcZZxKUs3_-JFhVzvyoR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<text:a xlink:href="https://drive.google.com/uc?export=view&amp;id=1qDgSpWHY-g20H9U3gUzrdjYgIdBa7fqv" xlink:type="simple">https://drive.google.com/uc?export=view&amp;id=1qDgSpWHY-g20H9U3gUzrdjYgIdBa7fqv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drive.google.com/uc?export=view&amp;id=1raBYIUBz3T-ZkE4H-kZPfLJhzN-I1IHG" xlink:type="simple">https://drive.google.com/uc?export=view&amp;id=1raBYIUBz3T-ZkE4H-kZPfLJhzN-I1IHG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drive.google.com/uc?export=view&amp;id=1sXbJSdQDA9lZYR6Z-FRugFlrT7_gScUz" xlink:type="simple">https://drive.google.com/uc?export=view&amp;id=1sXbJSdQDA9lZYR6Z-FRugFlrT7_gScUz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drive.google.com/uc?export=view&amp;id=1sZdNdDk2ovIFz6svtIAZNZHnzod1SHaK" xlink:type="simple">https://drive.google.com/uc?export=view&amp;id=1sZdNdDk2ovIFz6svtIAZNZHnzod1SHaK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drive.google.com/uc?export=view&amp;id=1tN7E26TeoSIXdloUq832yb1SYsDuL4E5" xlink:type="simple">https://drive.google.com/uc?export=view&amp;id=1tN7E26TeoSIXdloUq832yb1SYsDuL4E5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drive.google.com/uc?export=view&amp;id=1tT1jfqJl0HABL7FQNEnopXQypFw4uNWg" xlink:type="simple">https://drive.google.com/uc?export=view&amp;id=1tT1jfqJl0HABL7FQNEnopXQypFw4uNWg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drive.google.com/uc?export=view&amp;id=1vuRUnqnr913xlharPnlzwZn5VTNzNE_V" xlink:type="simple">https://drive.google.com/uc?export=view&amp;id=1vuRUnqnr913xlharPnlzwZn5VTNzNE_V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drive.google.com/uc?export=view&amp;id=1xhEVk-Sr2UjGY0nqjmdB0BQ9-xYaPIMX" xlink:type="simple">https://drive.google.com/uc?export=view&amp;id=1xhEVk-Sr2UjGY0nqjmdB0BQ9-xYaPIMX</text:a></text:p>
          </table:table-cell>
          <table:table-cell table:style-name="ce5" office:value-type="string" calcext:value-type="string">
            <text:p>CLEA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ive.google.com/uc?export=view&amp;id=1yY5z-nqBArFZGvvsO3Ha4p69MgEAshX_" xlink:type="simple">https://drive.google.com/uc?export=view&amp;id=1yY5z-nqBArFZGvvsO3Ha4p69MgEAshX_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rive.google.com/uc?export=view&amp;id=1AAJaYq_V_OJniowHBIrps9aWJ5kpFwUR" xlink:type="simple">https://drive.google.com/uc?export=view&amp;id=1AAJaYq_V_OJniowHBIrps9aWJ5kpFwUR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rive.google.com/uc?export=view&amp;id=1nE6Rqqvjmkm1rLGM0rWRco0-sZELxxc2" xlink:type="simple">https://drive.google.com/uc?export=view&amp;id=1nE6Rqqvjmkm1rLGM0rWRco0-sZELxxc2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drive.google.com/uc?export=view&amp;id=1U3KKfNZvSgPh2yKH98mMygXIzhn08eNm" xlink:type="simple">https://drive.google.com/uc?export=view&amp;id=1U3KKfNZvSgPh2yKH98mMygXIzhn08eNm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rive.google.com/uc?export=view&amp;id=1uM6Mogmm1X25ZdX5S445sau8YUxGlMDo" xlink:type="simple">https://drive.google.com/uc?export=view&amp;id=1uM6Mogmm1X25ZdX5S445sau8YUxGlMDo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rive.google.com/uc?export=view&amp;id=1otzuYx1SRKUjg_JSQZWkrTzFnaT-qbQA" xlink:type="simple">https://drive.google.com/uc?export=view&amp;id=1otzuYx1SRKUjg_JSQZWkrTzFnaT-qbQA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drive.google.com/uc?export=view&amp;id=1HqlUpyh8BwIHKqVAvsE208RGWfZx22Hv" xlink:type="simple">https://drive.google.com/uc?export=view&amp;id=1HqlUpyh8BwIHKqVAvsE208RGWfZx22Hv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drive.google.com/uc?export=view&amp;id=1wtylEpwmFGmvVs25i6-o8f6EY65yBF_d" xlink:type="simple">https://drive.google.com/uc?export=view&amp;id=1wtylEpwmFGmvVs25i6-o8f6EY65yBF_d</text:a></text:p>
          </table:table-cell>
          <table:table-cell office:value-type="string" calcext:value-type="string">
            <text:p>DEPAR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ive.google.com/uc?export=view&amp;id=1ZVNbfqb0fVtRMAFNRLwHEJMOGVW7VW4J" xlink:type="simple">https://drive.google.com/uc?export=view&amp;id=1ZVNbfqb0fVtRMAFNRLwHEJMOGVW7VW4J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rive.google.com/uc?export=view&amp;id=1VP8Nfnv7IUcwpVTsu_WU_NYmiCZAPyi1" xlink:type="simple">https://drive.google.com/uc?export=view&amp;id=1VP8Nfnv7IUcwpVTsu_WU_NYmiCZAPyi1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rive.google.com/uc?export=view&amp;id=1SEbhiklxyqCFy2IMLTHkg7KVGKzTXF_d" xlink:type="simple">https://drive.google.com/uc?export=view&amp;id=1SEbhiklxyqCFy2IMLTHkg7KVGKzTXF_d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drive.google.com/uc?export=view&amp;id=1_oG-CLov4FwqN81wFDqGHnY105tAt2Nn" xlink:type="simple">https://drive.google.com/uc?export=view&amp;id=1_oG-CLov4FwqN81wFDqGHnY105tAt2Nn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rive.google.com/uc?export=view&amp;id=1q4yZjOdgGn6zkzXU8ObbsgjNfNjf4jgv" xlink:type="simple">https://drive.google.com/uc?export=view&amp;id=1q4yZjOdgGn6zkzXU8ObbsgjNfNjf4jgv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rive.google.com/uc?export=view&amp;id=1PbNZRhmeukEZNw8PnF-4L4DTDPpm_6fR" xlink:type="simple">https://drive.google.com/uc?export=view&amp;id=1PbNZRhmeukEZNw8PnF-4L4DTDPpm_6fR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drive.google.com/uc?export=view&amp;id=18yWgDfNLGuRD01InLj6ZZrca5e-iB7ro" xlink:type="simple">https://drive.google.com/uc?export=view&amp;id=18yWgDfNLGuRD01InLj6ZZrca5e-iB7ro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drive.google.com/uc?export=view&amp;id=1CuRQGG2NpZeXKyzt6RwAuVjSnzleieXh" xlink:type="simple">https://drive.google.com/uc?export=view&amp;id=1CuRQGG2NpZeXKyzt6RwAuVjSnzleieXh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drive.google.com/uc?export=view&amp;id=1kh-c_rvloOBogGMbNBq_fr5avpnGl8YT" xlink:type="simple">https://drive.google.com/uc?export=view&amp;id=1kh-c_rvloOBogGMbNBq_fr5avpnGl8YT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drive.google.com/uc?export=view&amp;id=1fadM71L9vRO2RDuztqtwddzu6OambuHP" xlink:type="simple">https://drive.google.com/uc?export=view&amp;id=1fadM71L9vRO2RDuztqtwddzu6OambuHP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drive.google.com/uc?export=view&amp;id=1GkqxvLmJyOE23VW5weofHDtRJnf-g9mo" xlink:type="simple">https://drive.google.com/uc?export=view&amp;id=1GkqxvLmJyOE23VW5weofHDtRJnf-g9mo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drive.google.com/uc?export=view&amp;id=1KqG1yxP4HLroYVM2rHtiCa0uPilEqpcM" xlink:type="simple">https://drive.google.com/uc?export=view&amp;id=1KqG1yxP4HLroYVM2rHtiCa0uPilEqpcM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drive.google.com/uc?export=view&amp;id=1nMMUgZEyGoUvMvmwxmPJ-RoTdw0FubKr" xlink:type="simple">https://drive.google.com/uc?export=view&amp;id=1nMMUgZEyGoUvMvmwxmPJ-RoTdw0FubKr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drive.google.com/uc?export=view&amp;id=14LYrItQvAjwnHn9Ueldfm_tVriYdfeLm" xlink:type="simple">https://drive.google.com/uc?export=view&amp;id=14LYrItQvAjwnHn9Ueldfm_tVriYdfeLm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drive.google.com/uc?export=view&amp;id=14-rN1NBBYCaU1VIKG8MvIoL8A7VgKPaw" xlink:type="simple">https://drive.google.com/uc?export=view&amp;id=14-rN1NBBYCaU1VIKG8MvIoL8A7VgKPaw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drive.google.com/uc?export=view&amp;id=1wRFNyvrdYhT5xnmppjAZEonUHef9xB0l" xlink:type="simple">https://drive.google.com/uc?export=view&amp;id=1wRFNyvrdYhT5xnmppjAZEonUHef9xB0l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drive.google.com/uc?export=view&amp;id=1RwFjF36mKdF8-9dFI3CxN1i9LMwXPt_7" xlink:type="simple">https://drive.google.com/uc?export=view&amp;id=1RwFjF36mKdF8-9dFI3CxN1i9LMwXPt_7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drive.google.com/uc?export=view&amp;id=1f2PQcOlhMCFBIuRKvJPxnMPLv1L3TOpK" xlink:type="simple">https://drive.google.com/uc?export=view&amp;id=1f2PQcOlhMCFBIuRKvJPxnMPLv1L3TOpK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drive.google.com/uc?export=view&amp;id=1xySd9NDU-6e99FFh5NPVdRp_FbJP1kgb" xlink:type="simple">https://drive.google.com/uc?export=view&amp;id=1xySd9NDU-6e99FFh5NPVdRp_FbJP1kgb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rive.google.com/uc?export=view&amp;id=18vgQBRTinx62X_EaStwi4OWJn8eU4cWj" xlink:type="simple">https://drive.google.com/uc?export=view&amp;id=18vgQBRTinx62X_EaStwi4OWJn8eU4cWj</text:a></text:p>
          </table:table-cell>
          <table:table-cell office:value-type="string" calcext:value-type="string">
            <text:p>ORDIN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h3.googleusercontent.com/pw/AJFCJaVbMmKGyELfll1b8v7yxuWPEaZ5wakicZ-M6pZNH7D2ERpnPencgOsJNgYqH_mKs_YI21rCz7LF-PRnjnPfFwuBuRwBH6RHByfTe-zsLHW6rpseAYA=w2400" xlink:type="simple">https://lh3.googleusercontent.com/pw/AJFCJaVbMmKGyELfll1b8v7yxuWPEaZ5wakicZ-M6pZNH7D2ERpnPencgOsJNgYqH_mKs_YI21rCz7LF-PRnjnPfFwuBuRwBH6RHByfTe-zsLHW6rpseAYA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h3.googleusercontent.com/pw/AJFCJaVrAx6-3kTGDU5h4TDl-3j5Qurmh9LphQeLyCeM8HVQ0FtnlQkY_5-QF1oLuWm3Y9qbEpe0Q3wgFZMwDmvhyNWwGWhF3462dJq6-Qa8nde3lNrY1_M=w2400" xlink:type="simple">https://lh3.googleusercontent.com/pw/AJFCJaVrAx6-3kTGDU5h4TDl-3j5Qurmh9LphQeLyCeM8HVQ0FtnlQkY_5-QF1oLuWm3Y9qbEpe0Q3wgFZMwDmvhyNWwGWhF3462dJq6-Qa8nde3lNrY1_M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h3.googleusercontent.com/pw/AJFCJaVdc3uozR8JN5GBghhA8YSZs-5-Uxg_KbJnZwNUnDI4kq3FimUe1ipe6UpC_589jUdJi_vjHk6DBliGejrTdqmhu4Y6dM7--LEfgOchzlQK1qKomEI=w2400" xlink:type="simple">https://lh3.googleusercontent.com/pw/AJFCJaVdc3uozR8JN5GBghhA8YSZs-5-Uxg_KbJnZwNUnDI4kq3FimUe1ipe6UpC_589jUdJi_vjHk6DBliGejrTdqmhu4Y6dM7--LEfgOchzlQK1qKomEI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lh3.googleusercontent.com/pw/AJFCJaVdc3uozR8JN5GBghhA8YSZs-5-Uxg_KbJnZwNUnDI4kq3FimUe1ipe6UpC_589jUdJi_vjHk6DBliGejrTdqmhu4Y6dM7--LEfgOchzlQK1qKomEI=w2400" xlink:type="simple">https://lh3.googleusercontent.com/pw/AJFCJaVdc3uozR8JN5GBghhA8YSZs-5-Uxg_KbJnZwNUnDI4kq3FimUe1ipe6UpC_589jUdJi_vjHk6DBliGejrTdqmhu4Y6dM7--LEfgOchzlQK1qKomEI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lh3.googleusercontent.com/JKeUeElJ1GZSM9FKugAzKmSgK3w5IwisQ9J0we-LpWwDO63s6pnKIJA77MJtTV6Lb3BFbJ_gwiveYwkIaefXdtp5a6agqKNTuqF0G8QqY98xaSLlARBZPvz5Jpyb3Wltt0ERalxc3Q=w2400" xlink:type="simple">https://lh3.googleusercontent.com/JKeUeElJ1GZSM9FKugAzKmSgK3w5IwisQ9J0we-LpWwDO63s6pnKIJA77MJtTV6Lb3BFbJ_gwiveYwkIaefXdtp5a6agqKNTuqF0G8QqY98xaSLlARBZPvz5Jpyb3Wltt0ERalxc3Q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lh3.googleusercontent.com/adVUE2Ml7hzZG9D988fmLYIEeSiY1lMqK2LhEiJ-H_h1UPWyEju-CS3-lUdBgAoqjkT8hJdEOQvRotV-JMGNsq-n5s5QrLnGtgOtakjxJryEaF2CGmRMCRCGcD83IY9ZP5RuDENqEg=w2400" xlink:type="simple">https://lh3.googleusercontent.com/adVUE2Ml7hzZG9D988fmLYIEeSiY1lMqK2LhEiJ-H_h1UPWyEju-CS3-lUdBgAoqjkT8hJdEOQvRotV-JMGNsq-n5s5QrLnGtgOtakjxJryEaF2CGmRMCRCGcD83IY9ZP5RuDENqEg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lh3.googleusercontent.com/Tk8zRMXMm-3uXTxoRyI1ntr7S7dAd4UDyQceu8RaWZmAFedM9rcAlpEpp-B99n47xNuvtM7VT9sd6zcTkNzqRL652yQ4XD7IFgzaNrp4QKPGw0AhpURTc-gBheroQgd7DrttQ_WsAQ=w2400" xlink:type="simple">https://lh3.googleusercontent.com/Tk8zRMXMm-3uXTxoRyI1ntr7S7dAd4UDyQceu8RaWZmAFedM9rcAlpEpp-B99n47xNuvtM7VT9sd6zcTkNzqRL652yQ4XD7IFgzaNrp4QKPGw0AhpURTc-gBheroQgd7DrttQ_WsAQ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lh3.googleusercontent.com/E9oKlne9TmlR1LXu4uXg7vGB17IZkVrhNmJdaSTrYQlx917muKuEU9fRdS5T_NVW7cXku8dFBEAoA64ydUDnW4hDm9V8cC5VkwAAmkM6IRyzn7_lrHCyOfAlpj8MqsCGQ_TFtrpKGw=w2400" xlink:type="simple">https://lh3.googleusercontent.com/E9oKlne9TmlR1LXu4uXg7vGB17IZkVrhNmJdaSTrYQlx917muKuEU9fRdS5T_NVW7cXku8dFBEAoA64ydUDnW4hDm9V8cC5VkwAAmkM6IRyzn7_lrHCyOfAlpj8MqsCGQ_TFtrpKGw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lh3.googleusercontent.com/1wcMfPbueyIcYlmLVHxH_jJVg0ZM5ePUAtHu7NlG_IEjhrVe6qnLYE4XqQ2F8HWhVyZe3Qvu5ULaGSn-RH1k_angAf21VC6nOVC-fITJo_G6n2GUyVQsYRb8JQYjlsKto1y7C1vy8A=w2400" xlink:type="simple">https://lh3.googleusercontent.com/1wcMfPbueyIcYlmLVHxH_jJVg0ZM5ePUAtHu7NlG_IEjhrVe6qnLYE4XqQ2F8HWhVyZe3Qvu5ULaGSn-RH1k_angAf21VC6nOVC-fITJo_G6n2GUyVQsYRb8JQYjlsKto1y7C1vy8A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lh3.googleusercontent.com/_59Y22uoKeOAgYH05R1jm0OMeuUtlhPr9gpA94N8JNPrbe_ydrhT6j-BDRTJbFJcdpjxw38iRmDHVZJNIr7j3HtKjzpdSE9P5NHHpY9T8rM6nMAUKpweqIBcs9YIj5dD0U7qOoZcYQ=w2400" xlink:type="simple">https://lh3.googleusercontent.com/_59Y22uoKeOAgYH05R1jm0OMeuUtlhPr9gpA94N8JNPrbe_ydrhT6j-BDRTJbFJcdpjxw38iRmDHVZJNIr7j3HtKjzpdSE9P5NHHpY9T8rM6nMAUKpweqIBcs9YIj5dD0U7qOoZcYQ=w2400</text:a></text:p>
          </table:table-cell>
          <table:table-cell office:value-type="string" calcext:value-type="string">
            <text:p>ORDINATION EVENT</text:p>
          </table:table-cell>
          <table:table-cell table:number-columns-repeated="102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mkibe2030@gmail.com" table:style-name="ta1">
        <table:table-column table:style-name="co4" table:default-cell-style-name="ce24"/>
        <table:table-column table:style-name="co5" table:default-cell-style-name="ce25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4" table:number-columns-repeated="1019" table:default-cell-style-name="ce24"/>
        <table:table-row table:style-name="ro2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TITLE</text:p>
          </table:table-cell>
          <table:table-cell table:style-name="ce16" office:value-type="string" calcext:value-type="string">
            <text:p>FOLDER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1.jpg</text:p>
          </table:table-cell>
          <table:table-cell table:style-name="ce16" office:value-type="string" calcext:value-type="string">
            <text:p>KAJIADO/KAPUTIEI-NORTH/18145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U6x5U0ZpXAO_xMKLHi50xWU1HkQ5yxsBpV-rUXrxrh9JpUdXjNdac4wBMxHjqc8r-aYjRJ7CRndmj-whg8AbAJnVm=s1600" xlink:type="simple">https://lh3.googleusercontent.com/drive-viewer/AFGJ81pU6x5U0ZpXAO_xMKLHi50xWU1HkQ5yxsBpV-rUXrxrh9JpUdXjNdac4wBMxHjqc8r-aYjRJ7CRndmj-whg8AbAJnVm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2.jpg</text:p>
          </table:table-cell>
          <table:table-cell table:style-name="ce16" office:value-type="string" calcext:value-type="string">
            <text:p>KAJIADO/KAPUTIEI-NORTH/1814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uS3D6T3iivH9VTyavK3BQDBl8NFy3GJJUi2UHUKGijVJT3tmz4sVxCHASORIjxrgtY4hpYgnOhY52f9_L2vkzn1PxHQ=s1600" xlink:type="simple">https://lh3.googleusercontent.com/drive-viewer/AFGJ81puS3D6T3iivH9VTyavK3BQDBl8NFy3GJJUi2UHUKGijVJT3tmz4sVxCHASORIjxrgtY4hpYgnOhY52f9_L2vkzn1PxH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3.jpg</text:p>
          </table:table-cell>
          <table:table-cell table:style-name="ce16" office:value-type="string" calcext:value-type="string">
            <text:p>KAJIADO/KAPUTIEI-NORTH/1814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cY869WEWGFi1l52Z_ypWl7D-_l731fCtJpjJ4bKjcSON4jJ7FqTqMGhxEhk3HzVz68LNPk5Ec0k6hpZH_eF5alfLG=s1600" xlink:type="simple">https://lh3.googleusercontent.com/drive-viewer/AFGJ81pcY869WEWGFi1l52Z_ypWl7D-_l731fCtJpjJ4bKjcSON4jJ7FqTqMGhxEhk3HzVz68LNPk5Ec0k6hpZH_eF5alfL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4.jpg</text:p>
          </table:table-cell>
          <table:table-cell table:style-name="ce16" office:value-type="string" calcext:value-type="string">
            <text:p>KAJIADO/KAPUTIEI-NORTH/18148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4h7t23-2wMiFE5hDNqSJHgAR7LUg1u2eBwj6oWt2552_7hX2z6f-z3ZzapGEx7cjY62Sh7A0S5i0YPwjQYx_yql0l3A=s1600" xlink:type="simple">https://lh3.googleusercontent.com/drive-viewer/AFGJ81o4h7t23-2wMiFE5hDNqSJHgAR7LUg1u2eBwj6oWt2552_7hX2z6f-z3ZzapGEx7cjY62Sh7A0S5i0YPwjQYx_yql0l3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5.jpg</text:p>
          </table:table-cell>
          <table:table-cell table:style-name="ce16" office:value-type="string" calcext:value-type="string">
            <text:p>KAJIADO/KAPUTIEI/117511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XlN-4mrWGz4QGENSS_X6TKdlJQ0bLY2DS89kUEC3w2d9T341AK6AP0EbiqVMjMaGTtIJsChPzdZ_xfxlwq7SPg7BI3Q=s1600" xlink:type="simple">https://lh3.googleusercontent.com/drive-viewer/AFGJ81pXlN-4mrWGz4QGENSS_X6TKdlJQ0bLY2DS89kUEC3w2d9T341AK6AP0EbiqVMjMaGTtIJsChPzdZ_xfxlwq7SPg7BI3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6.jpg</text:p>
          </table:table-cell>
          <table:table-cell table:style-name="ce16" office:value-type="string" calcext:value-type="string">
            <text:p>KAJIADO/KAPUTIEI/117511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xQ9zJ9VGf6riEqDVPsYsNRhVmz1eeCLuiz4SeCSzjWaGTvpaxu9H2JYws-n4PH-ob5XV9fBl35xaMjg9Ha85U17Iwpw=s1600" xlink:type="simple">https://lh3.googleusercontent.com/drive-viewer/AFGJ81pxQ9zJ9VGf6riEqDVPsYsNRhVmz1eeCLuiz4SeCSzjWaGTvpaxu9H2JYws-n4PH-ob5XV9fBl35xaMjg9Ha85U17Iwp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7.jpg</text:p>
          </table:table-cell>
          <table:table-cell table:style-name="ce16" office:value-type="string" calcext:value-type="string">
            <text:p>KAJIADO/KAPUTIEI/117511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edu_rAObGVxBQvJ-1Z5ntETxl_0sub77ZJU3lQY5tR5w5O3lvlkEoopWUvqYb6dVfOr9cZZha1jBKsOhUIiDUkuTkuA=s1600" xlink:type="simple">https://lh3.googleusercontent.com/drive-viewer/AFGJ81qedu_rAObGVxBQvJ-1Z5ntETxl_0sub77ZJU3lQY5tR5w5O3lvlkEoopWUvqYb6dVfOr9cZZha1jBKsOhUIiDUkuTku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8.jpg</text:p>
          </table:table-cell>
          <table:table-cell table:style-name="ce16" office:value-type="string" calcext:value-type="string">
            <text:p>KAJIADO/KAPUTIEI/117511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v8-aI-jgeBbra_UCkYV-IkjyK22viJ_arPwtXeHehGuA-WGzIzOeRaveQ-p0Qd5tEoPztmJFbPnCpC0vhjQoL4bTo1w=s1600" xlink:type="simple">https://lh3.googleusercontent.com/drive-viewer/AFGJ81ov8-aI-jgeBbra_UCkYV-IkjyK22viJ_arPwtXeHehGuA-WGzIzOeRaveQ-p0Qd5tEoPztmJFbPnCpC0vhjQoL4bTo1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09.jpg</text:p>
          </table:table-cell>
          <table:table-cell table:style-name="ce16" office:value-type="string" calcext:value-type="string">
            <text:p>KAJIADO/KAPUTIEI/675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nm_bPbI6R0pwukVZIWo4z20MJ2BtrjIw7QMiRVO7DsqAdUMQDxU-amio2cuAVkI3_Dg4wDSOoG8csjTmLCrgpD1aA=s1600" xlink:type="simple">https://lh3.googleusercontent.com/drive-viewer/AFGJ81pnm_bPbI6R0pwukVZIWo4z20MJ2BtrjIw7QMiRVO7DsqAdUMQDxU-amio2cuAVkI3_Dg4wDSOoG8csjTmLCrgpD1a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0.jpg</text:p>
          </table:table-cell>
          <table:table-cell table:style-name="ce16" office:value-type="string" calcext:value-type="string">
            <text:p>KAJIADO/KAPUTIEI/675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bkBO85yXVetnmzW9josyp3X5cx8wiGeCXzydpYPU0D2kvL-DEHSGp4PoLv6_EwoabfvLsCbfigEdS5mNCFTHmp3Y_kg=s1600" xlink:type="simple">https://lh3.googleusercontent.com/drive-viewer/AFGJ81rbkBO85yXVetnmzW9josyp3X5cx8wiGeCXzydpYPU0D2kvL-DEHSGp4PoLv6_EwoabfvLsCbfigEdS5mNCFTHmp3Y_k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1.jpg</text:p>
          </table:table-cell>
          <table:table-cell table:style-name="ce16" office:value-type="string" calcext:value-type="string">
            <text:p>KAJIADO/KAPUTIEI/675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GS7SaEMIKbdcuCDFaPNwhqtBs3QKcoi5a6kmgZBAlXKZ5WbHqc_eTMd7Hqa-3zlo6adx6ejBVZReDFIHdkcHHXhhpQQ=s1600" xlink:type="simple">https://lh3.googleusercontent.com/drive-viewer/AFGJ81oGS7SaEMIKbdcuCDFaPNwhqtBs3QKcoi5a6kmgZBAlXKZ5WbHqc_eTMd7Hqa-3zlo6adx6ejBVZReDFIHdkcHHXhhpQ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2.jpg</text:p>
          </table:table-cell>
          <table:table-cell table:style-name="ce16" office:value-type="string" calcext:value-type="string">
            <text:p>KAJIADO/KAPUTIEI/675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rDa7U8HNf6LmLJYvOntc9vt7IvnCSTAOCCVYFurtD_amkumEtgq4-FTKFZ7S66gW62aaemspNq0ly1YZ0gwdzgz6jlg=s1600" xlink:type="simple">https://lh3.googleusercontent.com/drive-viewer/AFGJ81orDa7U8HNf6LmLJYvOntc9vt7IvnCSTAOCCVYFurtD_amkumEtgq4-FTKFZ7S66gW62aaemspNq0ly1YZ0gwdzgz6jl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3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5ZmNUn8WFEN7-nYgONBlY9ySe8tSltA19dG5M5X8Pb_hpsRFYr9gNlzRtRHh5x1wafdnljj-c2B6QgEcpIA09PWnuhQ=s1600" xlink:type="simple">https://lh3.googleusercontent.com/drive-viewer/AFGJ81p5ZmNUn8WFEN7-nYgONBlY9ySe8tSltA19dG5M5X8Pb_hpsRFYr9gNlzRtRHh5x1wafdnljj-c2B6QgEcpIA09PWnuh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4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09WNYoViTaYmPdOcNJdim-FtJYDQZs2bHjendxDqc1qqtCiDA9yggABebcGTcP4gy6yGdg-qQdWTalalRmsDQ-coy=s1600" xlink:type="simple">https://lh3.googleusercontent.com/drive-viewer/AFGJ81o09WNYoViTaYmPdOcNJdim-FtJYDQZs2bHjendxDqc1qqtCiDA9yggABebcGTcP4gy6yGdg-qQdWTalalRmsDQ-coy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5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IIbb60QsbIYy1wwq2lLLAbxD5xElZn01GLe_-f_VrpjS4QAnmG6aOo8AD2NpRp86G0LcoztS0JWYdiu7XHR2HSEUD0A=s1600" xlink:type="simple">https://lh3.googleusercontent.com/drive-viewer/AFGJ81qIIbb60QsbIYy1wwq2lLLAbxD5xElZn01GLe_-f_VrpjS4QAnmG6aOo8AD2NpRp86G0LcoztS0JWYdiu7XHR2HSEUD0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6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.1" calcext:value-type="float">
            <text:p>2.1</text:p>
          </table:table-cell>
          <table:table-cell table:style-name="ce16" office:value-type="string" calcext:value-type="string">
            <text:p><text:a xlink:href="https://lh3.googleusercontent.com/drive-viewer/AFGJ81r3rrI8f7Nel6bho1QUz4SviQrnkMjA3G3Mtgj_N8DEL9H5J1QWtz54-2U_PMrr0lhdDwVZET_xriACytBdSJdZrji0ZA=s1600" xlink:type="simple">https://lh3.googleusercontent.com/drive-viewer/AFGJ81r3rrI8f7Nel6bho1QUz4SviQrnkMjA3G3Mtgj_N8DEL9H5J1QWtz54-2U_PMrr0lhdDwVZET_xriACytBdSJdZrji0Z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7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xdQZNKUJGSIgonz1T_5sSn3sKKTa0jChn-mirmWiDgsh2ZOirckBTdrlsLyRcZDwa_oGuGLOYX057KW_GV7XUZXFs=s1600" xlink:type="simple">https://lh3.googleusercontent.com/drive-viewer/AFGJ81pxdQZNKUJGSIgonz1T_5sSn3sKKTa0jChn-mirmWiDgsh2ZOirckBTdrlsLyRcZDwa_oGuGLOYX057KW_GV7XUZXFs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8.jpg</text:p>
          </table:table-cell>
          <table:table-cell table:style-name="ce16" office:value-type="string" calcext:value-type="string">
            <text:p>KAJIADO/KAPUTIEI-NORTH/176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string" calcext:value-type="string">
            <text:p><text:a xlink:href="https://lh3.googleusercontent.com/drive-viewer/AFGJ81qcZzim98qa02j4LbNBPsDfBaw3RVXrA5vC81DavVzmEPjZbQEo0_zIz27gQX7iL82bmRZDTE0ByFkSkZWIWW3ZjPSk=s1600" xlink:type="simple">https://lh3.googleusercontent.com/drive-viewer/AFGJ81qcZzim98qa02j4LbNBPsDfBaw3RVXrA5vC81DavVzmEPjZbQEo0_zIz27gQX7iL82bmRZDTE0ByFkSkZWIWW3ZjPSk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19.jpg</text:p>
          </table:table-cell>
          <table:table-cell table:style-name="ce16" office:value-type="string" calcext:value-type="string">
            <text:p>KAJIADO/KAPUTIEI-NORTH/4256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afrXK4bbjMLJynGqIg0ezmhKHRFYjLMVnX5NWeQDa8UnUuQhmBIybHd-H6dVluHHoQ7FOEhwvf_LYzvzJiQB6FVS3vg=s1600" xlink:type="simple">https://lh3.googleusercontent.com/drive-viewer/AFGJ81rafrXK4bbjMLJynGqIg0ezmhKHRFYjLMVnX5NWeQDa8UnUuQhmBIybHd-H6dVluHHoQ7FOEhwvf_LYzvzJiQB6FVS3v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0.jpg</text:p>
          </table:table-cell>
          <table:table-cell table:style-name="ce16" office:value-type="string" calcext:value-type="string">
            <text:p>KAJIADO/KAPUTIEI-NORTH/4256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c3prw7X_LWWyNH62uJ6bxEQtngII9aOotSlCgJ-TYzDelgAmccAu834EX0hXD5CmSO9fv7HNudzzz0RUeskZKBz7hYQ=s1600" xlink:type="simple">https://lh3.googleusercontent.com/drive-viewer/AFGJ81rc3prw7X_LWWyNH62uJ6bxEQtngII9aOotSlCgJ-TYzDelgAmccAu834EX0hXD5CmSO9fv7HNudzzz0RUeskZKBz7hY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1.jpg</text:p>
          </table:table-cell>
          <table:table-cell table:style-name="ce16" office:value-type="string" calcext:value-type="string">
            <text:p>KAJIADO/KAPUTIEI-NORTH/4256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2wcxFXnjHuX2vdYzyqDoDeMSmaR6YEZfP1YF3nv9I7-wy4jJPCAt2zJ7Jr3-IHjkNxtv6cFD46mKjmz4l4abRdjbG=s1600" xlink:type="simple">https://lh3.googleusercontent.com/drive-viewer/AFGJ81o2wcxFXnjHuX2vdYzyqDoDeMSmaR6YEZfP1YF3nv9I7-wy4jJPCAt2zJ7Jr3-IHjkNxtv6cFD46mKjmz4l4abRdjb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2.jpg</text:p>
          </table:table-cell>
          <table:table-cell table:style-name="ce16" office:value-type="string" calcext:value-type="string">
            <text:p>KAJIADO/KAPUTIEI-NORTH/4256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rA0udIbxujITZJ-CLvqV0fYO8Ducu86rWIpfJNy8gm6LifgiMVm2-TI27aiYCD3fEB2Z_hP9W9G0zO9yOM_OO2L4ZOZw=s1600" xlink:type="simple">https://lh3.googleusercontent.com/drive-viewer/AFGJ81rA0udIbxujITZJ-CLvqV0fYO8Ducu86rWIpfJNy8gm6LifgiMVm2-TI27aiYCD3fEB2Z_hP9W9G0zO9yOM_OO2L4ZOZ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3.jpg</text:p>
          </table:table-cell>
          <table:table-cell table:style-name="ce16" office:value-type="string" calcext:value-type="string">
            <text:p>KAJIADO/KAPUTIEI-NORTH/3600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_l6sl3lif8Hc7vo-woKfQDimmcCEh6Kc30DFLAnc3AewxdRybWRcxI5mVpB8DIEwrzaep8YizqHWoIeAIy-MK0TfazA=s1600" xlink:type="simple">https://lh3.googleusercontent.com/drive-viewer/AFGJ81r_l6sl3lif8Hc7vo-woKfQDimmcCEh6Kc30DFLAnc3AewxdRybWRcxI5mVpB8DIEwrzaep8YizqHWoIeAIy-MK0Tfaz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4.jpg</text:p>
          </table:table-cell>
          <table:table-cell table:style-name="ce16" office:value-type="string" calcext:value-type="string">
            <text:p>KAJIADO/KAPUTIEI-NORTH/3600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C40aDEfUA3SwPZbBsQWb6mMAHcqZ3kLlmim90vjiQZ6ct2LGHELkZ_NEcPXv3SoVhKfQ0dIikHMSMrTp561Jhybd1WQ=s1600" xlink:type="simple">https://lh3.googleusercontent.com/drive-viewer/AFGJ81rC40aDEfUA3SwPZbBsQWb6mMAHcqZ3kLlmim90vjiQZ6ct2LGHELkZ_NEcPXv3SoVhKfQ0dIikHMSMrTp561Jhybd1W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5.jpg</text:p>
          </table:table-cell>
          <table:table-cell table:style-name="ce16" office:value-type="string" calcext:value-type="string">
            <text:p>KAJIADO/KAPUTIEI-NORTH/3600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2S8x7pr_dBOeYlCRxO45ySwkeDC8Tg_nhebIeVLBnbFFoFCGMxKPwWBIYrRgZH-9KX73oQRP1HisNsK4RANfZUgIsBQ=s1600" xlink:type="simple">https://lh3.googleusercontent.com/drive-viewer/AFGJ81o2S8x7pr_dBOeYlCRxO45ySwkeDC8Tg_nhebIeVLBnbFFoFCGMxKPwWBIYrRgZH-9KX73oQRP1HisNsK4RANfZUgIsB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26.jpg</text:p>
          </table:table-cell>
          <table:table-cell table:style-name="ce16" office:value-type="string" calcext:value-type="string">
            <text:p>KAJIADO/KAPUTIEI-NORTH/36006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mcCfVNoKBQ3prNDdu_4kTXGld31q3giqrgW8qYAa_4y6Q1yuWdr_9pCA4KtX4cfBBI82R9Yp_LFJHWW96PFs36cQ6mA=s1600" xlink:type="simple">https://lh3.googleusercontent.com/drive-viewer/AFGJ81qmcCfVNoKBQ3prNDdu_4kTXGld31q3giqrgW8qYAa_4y6Q1yuWdr_9pCA4KtX4cfBBI82R9Yp_LFJHWW96PFs36cQ6m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1.jpg</text:p>
          </table:table-cell>
          <table:table-cell table:style-name="ce16" office:value-type="string" calcext:value-type="string">
            <text:p>KAJIADO/KAPUTIEI-SOUTH/2622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IDc8vwj1RkuzPcIg-c6r7XYnvFijRFgDuBxk9ovGRfag7dOI9FjM9n2_LDTyIKpNLPiIshJvtnn2lBgCcYjXpPYZ_=s1600" xlink:type="simple">https://lh3.googleusercontent.com/drive-viewer/AFGJ81oIDc8vwj1RkuzPcIg-c6r7XYnvFijRFgDuBxk9ovGRfag7dOI9FjM9n2_LDTyIKpNLPiIshJvtnn2lBgCcYjXpPYZ_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2.jpg</text:p>
          </table:table-cell>
          <table:table-cell table:style-name="ce16" office:value-type="string" calcext:value-type="string">
            <text:p>KAJIADO/KAPUTIEI-SOUTH/2622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Fxr8gvmQDycDiBRFp1IFVzFQ8ioYuVQ9jqtJUooHX1lI-ETTmBQLFxF5SMEq1JnFFZCGqZA69U2BqeuDlfgGAjY8mQA=s1600" xlink:type="simple">https://lh3.googleusercontent.com/drive-viewer/AFGJ81rFxr8gvmQDycDiBRFp1IFVzFQ8ioYuVQ9jqtJUooHX1lI-ETTmBQLFxF5SMEq1JnFFZCGqZA69U2BqeuDlfgGAjY8mQ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3.jpg</text:p>
          </table:table-cell>
          <table:table-cell table:style-name="ce16" office:value-type="string" calcext:value-type="string">
            <text:p>KAJIADO/KAPUTIEI-SOUTH/2622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xQZj0el0UgmIX8bf7zSzaedv5A4-RxIjaW0EJLZM094VQnPEiL0pwoT08NkHdqjvIYKJrBcTNvGCkJ1zu2eLsxYVY=s1600" xlink:type="simple">https://lh3.googleusercontent.com/drive-viewer/AFGJ81qxQZj0el0UgmIX8bf7zSzaedv5A4-RxIjaW0EJLZM094VQnPEiL0pwoT08NkHdqjvIYKJrBcTNvGCkJ1zu2eLsxYVY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4.jpg</text:p>
          </table:table-cell>
          <table:table-cell table:style-name="ce16" office:value-type="string" calcext:value-type="string">
            <text:p>KAJIADO/KAPUTIEI-SOUTH/2622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W1MkActGFRacnOoLcghaPKxxvQipLeXW0GiNqwup_dy7vAXU7lrRjcu-7bZZBN5gmHJK6Ciq_bN6Hu1T68eLme-BMpg=s1600" xlink:type="simple">https://lh3.googleusercontent.com/drive-viewer/AFGJ81qW1MkActGFRacnOoLcghaPKxxvQipLeXW0GiNqwup_dy7vAXU7lrRjcu-7bZZBN5gmHJK6Ciq_bN6Hu1T68eLme-BMp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5.jpg</text:p>
          </table:table-cell>
          <table:table-cell table:style-name="ce16" office:value-type="string" calcext:value-type="string">
            <text:p>KAJIADO/KAPUTIEI-NORTH/83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CjF3WqMDb-KUHpzupApqTfRB3rcZbKAPapkIMELUS6nqHCSfGOPbdKrkS9__WSeZa3AJhM5uAmSTtgxyroQHoOUXZWA=s1600" xlink:type="simple">https://lh3.googleusercontent.com/drive-viewer/AFGJ81rCjF3WqMDb-KUHpzupApqTfRB3rcZbKAPapkIMELUS6nqHCSfGOPbdKrkS9__WSeZa3AJhM5uAmSTtgxyroQHoOUXZW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6.jpg</text:p>
          </table:table-cell>
          <table:table-cell table:style-name="ce16" office:value-type="string" calcext:value-type="string">
            <text:p>KAJIADO/KAPUTIEI-NORTH/83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_rz1eHZS6KRCA_UNtD6nMT-4Mdwe9ii3I9G4IOs80uTaRu35AFMqoqVie4zjKjiE0CSrDv7jOl1Ejdmzsf8tCu31c=s1600" xlink:type="simple">https://lh3.googleusercontent.com/drive-viewer/AFGJ81p_rz1eHZS6KRCA_UNtD6nMT-4Mdwe9ii3I9G4IOs80uTaRu35AFMqoqVie4zjKjiE0CSrDv7jOl1Ejdmzsf8tCu31c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7.jpg</text:p>
          </table:table-cell>
          <table:table-cell table:style-name="ce16" office:value-type="string" calcext:value-type="string">
            <text:p>KAJIADO/KAPUTIEI-NORTH/83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1d0U-wm4HA7V8UdBgv5mJl5DYwz_qaPFttwrvPT93bLGom1413NNuXwR6SPFnjMUGt_73wktkPpTUJzDtUmajsuHD9w=s1600" xlink:type="simple">https://lh3.googleusercontent.com/drive-viewer/AFGJ81q1d0U-wm4HA7V8UdBgv5mJl5DYwz_qaPFttwrvPT93bLGom1413NNuXwR6SPFnjMUGt_73wktkPpTUJzDtUmajsuHD9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8.jpg</text:p>
          </table:table-cell>
          <table:table-cell table:style-name="ce16" office:value-type="string" calcext:value-type="string">
            <text:p>KAJIADO/KAPUTIEI-NORTH/84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N-LDek0JL20zO75BXVKDPaW9cFKVMhF96UmMomVEjOcmqZRCD3HLBWcGnRW6I1eEX9wbnxOsNIkZLGbxiK1TCxJV9bQ=s1600" xlink:type="simple">https://lh3.googleusercontent.com/drive-viewer/AFGJ81pN-LDek0JL20zO75BXVKDPaW9cFKVMhF96UmMomVEjOcmqZRCD3HLBWcGnRW6I1eEX9wbnxOsNIkZLGbxiK1TCxJV9b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39.jpg</text:p>
          </table:table-cell>
          <table:table-cell table:style-name="ce16" office:value-type="string" calcext:value-type="string">
            <text:p>KAJIADO/KAPUTIEI-NORTH/847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a xlink:href="https://lh3.googleusercontent.com/drive-viewer/AFGJ81rGyttdMszzeIcCFT46FF9dLOT55u7bYzWhbNV5nz6puiTQ2_4xpcXKxcSivZU38pu5mbFk3Grp0b2bf-yRznsWvv8=s1600" xlink:type="simple">https://lh3.googleusercontent.com/drive-viewer/AFGJ81rGyttdMszzeIcCFT46FF9dLOT55u7bYzWhbNV5nz6puiTQ2_4xpcXKxcSivZU38pu5mbFk3Grp0b2bf-yRznsWvv8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0.jpg</text:p>
          </table:table-cell>
          <table:table-cell table:style-name="ce16" office:value-type="string" calcext:value-type="string">
            <text:p>KAJIADO/KAPUTIEI-NORTH/127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0lvEi2xOm0AB3j-rzoMMj5NL3DYFuq-SMcsK1xLCH0f3VUBiO5o1p7fySRSmJVfkVHlxKoay_8eiTKDznsVfJ--CisQ=s1600" xlink:type="simple">https://lh3.googleusercontent.com/drive-viewer/AFGJ81o0lvEi2xOm0AB3j-rzoMMj5NL3DYFuq-SMcsK1xLCH0f3VUBiO5o1p7fySRSmJVfkVHlxKoay_8eiTKDznsVfJ--Cis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1.jpg</text:p>
          </table:table-cell>
          <table:table-cell table:style-name="ce16" office:value-type="string" calcext:value-type="string">
            <text:p>KAJIADO/KAPUTIEI-NORTH/127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AXhOeQ54TmHKgLt9TQ3fg_LE4L-iIT1intx0_jzqRMbrxWkTlEeg_EMrGu8ughD1wZmSvWy9mKDYbq4de5fhAqpXtrg=s1600" xlink:type="simple">https://lh3.googleusercontent.com/drive-viewer/AFGJ81oAXhOeQ54TmHKgLt9TQ3fg_LE4L-iIT1intx0_jzqRMbrxWkTlEeg_EMrGu8ughD1wZmSvWy9mKDYbq4de5fhAqpXtr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2.jpg</text:p>
          </table:table-cell>
          <table:table-cell table:style-name="ce16" office:value-type="string" calcext:value-type="string">
            <text:p>KAJIADO/KAPUTIEI-NORTH/127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1sFELjm4duLSR7cnVLTz8Xl94xZBsbPdEK74YL06v9oR-tXJOO0FhQ9WvduePmevSKVIXW99vy43oTaJ7ShGqaHXjMg=s1600" xlink:type="simple">https://lh3.googleusercontent.com/drive-viewer/AFGJ81p1sFELjm4duLSR7cnVLTz8Xl94xZBsbPdEK74YL06v9oR-tXJOO0FhQ9WvduePmevSKVIXW99vy43oTaJ7ShGqaHXjM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3.jpg</text:p>
          </table:table-cell>
          <table:table-cell table:style-name="ce16" office:value-type="string" calcext:value-type="string">
            <text:p>KAJIADO/KAPUTIEI-NORTH/1273</text:p>
          </table:table-cell>
          <table:table-cell table:style-name="ce16" office:value-type="string" calcext:value-type="string">
            <text:p>kaputie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erzgXLhPn1ZsDVC9u3HfS8tOvFzrZPOKzP7BFRE9iaSviFmDJUz8KSSlMk94ewTuJyovqc629lDcb0a325SGpj04-hw=s1600" xlink:type="simple">https://lh3.googleusercontent.com/drive-viewer/AFGJ81qerzgXLhPn1ZsDVC9u3HfS8tOvFzrZPOKzP7BFRE9iaSviFmDJUz8KSSlMk94ewTuJyovqc629lDcb0a325SGpj04-h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6.jpg</text:p>
          </table:table-cell>
          <table:table-cell table:style-name="ce16" office:value-type="string" calcext:value-type="string">
            <text:p>NGONG/NGONG/33750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VnGmFMD86Nn8gsZ-BZizRI5S_Ks5Kg3yAJ_f0X6DTXRrsF9MyspplZOy-0dcBLjYHdfQxjloD5TH1qg2wQMdIfzw5lA=s1600" xlink:type="simple">https://lh3.googleusercontent.com/drive-viewer/AFGJ81rVnGmFMD86Nn8gsZ-BZizRI5S_Ks5Kg3yAJ_f0X6DTXRrsF9MyspplZOy-0dcBLjYHdfQxjloD5TH1qg2wQMdIfzw5l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7.jpg</text:p>
          </table:table-cell>
          <table:table-cell table:style-name="ce16" office:value-type="string" calcext:value-type="string">
            <text:p>NGONG/NGONG/33750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BG3CrAwncbsIRN7rwFZ3TfZ7l9WzxTcDxabciInJX3cbE_DcvmbuKVG6cwAujRjqfxTHMrSDC0-SLCSyrV121TIAZYQ=s1600" xlink:type="simple">https://lh3.googleusercontent.com/drive-viewer/AFGJ81pBG3CrAwncbsIRN7rwFZ3TfZ7l9WzxTcDxabciInJX3cbE_DcvmbuKVG6cwAujRjqfxTHMrSDC0-SLCSyrV121TIAZY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8.jpg</text:p>
          </table:table-cell>
          <table:table-cell table:style-name="ce16" office:value-type="string" calcext:value-type="string">
            <text:p>NGONG/NGONG/33750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DP5mdLLOM76CBS_RtMQx9S4n3ciabPS8QDS_5v67902Y5L4oy8RmfPhczgySshAhkaFSCpmXTOXyHIY2aDXo71VYXSA=s1600" xlink:type="simple">https://lh3.googleusercontent.com/drive-viewer/AFGJ81qDP5mdLLOM76CBS_RtMQx9S4n3ciabPS8QDS_5v67902Y5L4oy8RmfPhczgySshAhkaFSCpmXTOXyHIY2aDXo71VYXS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49.jpg</text:p>
          </table:table-cell>
          <table:table-cell table:style-name="ce16" office:value-type="string" calcext:value-type="string">
            <text:p>NGONG/NGONG/33750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l_XTMFBu3TQevQv6Zq4-LhsFhGcLmsd8_aBlDCGIKPTMi0I87kWhhhirqv5ipEPH-qCyV2tYEJOkjnkR1mCX3tGBUJg=s1600" xlink:type="simple">https://lh3.googleusercontent.com/drive-viewer/AFGJ81pl_XTMFBu3TQevQv6Zq4-LhsFhGcLmsd8_aBlDCGIKPTMi0I87kWhhhirqv5ipEPH-qCyV2tYEJOkjnkR1mCX3tGBUJ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0.jpg</text:p>
          </table:table-cell>
          <table:table-cell table:style-name="ce16" office:value-type="string" calcext:value-type="string">
            <text:p>NGONG/NGONG/3161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u9v2eRIf05UlWIZpl_oa3WB_2lEKM8zYQeTRpcni83UVscKj16eILB5rB5hx8C_KEHdsBuNKujtblyO4lIGmJzhvqGQ=s1600" xlink:type="simple">https://lh3.googleusercontent.com/drive-viewer/AFGJ81ou9v2eRIf05UlWIZpl_oa3WB_2lEKM8zYQeTRpcni83UVscKj16eILB5rB5hx8C_KEHdsBuNKujtblyO4lIGmJzhvqG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1.jpg</text:p>
          </table:table-cell>
          <table:table-cell table:style-name="ce16" office:value-type="string" calcext:value-type="string">
            <text:p>NGONG/NGONG/3161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y2CW1eLp43uWO1HOrLnJbwr2ACBI44IlJ75t8DmnYOW830sWzPu0g1zd_ulZswQYHU41RnLyhUschJJeYmeePhs5IEA=s1600" xlink:type="simple">https://lh3.googleusercontent.com/drive-viewer/AFGJ81ry2CW1eLp43uWO1HOrLnJbwr2ACBI44IlJ75t8DmnYOW830sWzPu0g1zd_ulZswQYHU41RnLyhUschJJeYmeePhs5IE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2.jpg</text:p>
          </table:table-cell>
          <table:table-cell table:style-name="ce16" office:value-type="string" calcext:value-type="string">
            <text:p>NGONG/NGONG/3161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K7HMf5hcUSs8JqDjRgQ3PnsaZAHo43LbreYXjkjjSIHRus6wLo26Cj-rfrofqj1_IfiIIfhrHjCKmXfIOZ2_c1Mk3KA=s1600" xlink:type="simple">https://lh3.googleusercontent.com/drive-viewer/AFGJ81oK7HMf5hcUSs8JqDjRgQ3PnsaZAHo43LbreYXjkjjSIHRus6wLo26Cj-rfrofqj1_IfiIIfhrHjCKmXfIOZ2_c1Mk3K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3.jpg</text:p>
          </table:table-cell>
          <table:table-cell table:style-name="ce16" office:value-type="string" calcext:value-type="string">
            <text:p>NGONG/NGONG/3161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l-1ktAxA6BQQt6OJ5YwLPmA7eaErnBNGstBS24N_v9SQkW0MBNUbLyZiFIaFfFjS8VQPVraT9mbaHghwmwyvic-JC=s1600" xlink:type="simple">https://lh3.googleusercontent.com/drive-viewer/AFGJ81pl-1ktAxA6BQQt6OJ5YwLPmA7eaErnBNGstBS24N_v9SQkW0MBNUbLyZiFIaFfFjS8VQPVraT9mbaHghwmwyvic-JC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4.jpg</text:p>
          </table:table-cell>
          <table:table-cell table:style-name="ce16" office:value-type="string" calcext:value-type="string">
            <text:p>NGONG/NGONG/1656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KyEILOEB_X6i11C5qJBpchANKlD9Fvx7c3dhdZTpjon6oy4afnEUMgkPVFtNwIKK07wEBMPpPvuWC7H0yc543UJxKIQ=s1600" xlink:type="simple">https://lh3.googleusercontent.com/drive-viewer/AFGJ81oKyEILOEB_X6i11C5qJBpchANKlD9Fvx7c3dhdZTpjon6oy4afnEUMgkPVFtNwIKK07wEBMPpPvuWC7H0yc543UJxKI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5.jpg</text:p>
          </table:table-cell>
          <table:table-cell table:style-name="ce16" office:value-type="string" calcext:value-type="string">
            <text:p>NGONG/NGONG/1656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hQb1C3DjH6xEcz9ggZ5VV7g3kHfxbSgkfjNo2a-zQUqsA5hI_c0ipCj6JT8StUol-ZyuoLobUvy59TMJLKjGFqKePcQ=s1600" xlink:type="simple">https://lh3.googleusercontent.com/drive-viewer/AFGJ81rhQb1C3DjH6xEcz9ggZ5VV7g3kHfxbSgkfjNo2a-zQUqsA5hI_c0ipCj6JT8StUol-ZyuoLobUvy59TMJLKjGFqKePc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6.jpg</text:p>
          </table:table-cell>
          <table:table-cell table:style-name="ce16" office:value-type="string" calcext:value-type="string">
            <text:p>NGONG/NGONG/1656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rur2fKVgG25iUScQgpMC6XjxqXrLLT_u5ex9pk9UcuitHR2qqpgwZyk4rtD9cR1i7cTWHlsH1aSF4de129nk7jJ71d=s1600" xlink:type="simple">https://lh3.googleusercontent.com/drive-viewer/AFGJ81rur2fKVgG25iUScQgpMC6XjxqXrLLT_u5ex9pk9UcuitHR2qqpgwZyk4rtD9cR1i7cTWHlsH1aSF4de129nk7jJ71d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7.jpg</text:p>
          </table:table-cell>
          <table:table-cell table:style-name="ce16" office:value-type="string" calcext:value-type="string">
            <text:p>NGONG/NGONG/16568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rS15uM7JKxTxoFpsXCW9-8lTBMvR8tRiEwogf1cnC2HF09p9PdAue3rHyG7hvnR1z40_q2Dj8CIApORaeRxOk3P9QRpQ=s1600" xlink:type="simple">https://lh3.googleusercontent.com/drive-viewer/AFGJ81rS15uM7JKxTxoFpsXCW9-8lTBMvR8tRiEwogf1cnC2HF09p9PdAue3rHyG7hvnR1z40_q2Dj8CIApORaeRxOk3P9QRp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8.jpg</text:p>
          </table:table-cell>
          <table:table-cell table:style-name="ce16" office:value-type="string" calcext:value-type="string">
            <text:p>NGONG/NGONG/1656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pHzuiuBJn2Dr2BiuDzQJAuIG5dswGh0NrMWB1LF3hfhxs_J-1W6AcuO_QeeAiaY9nsf2Kewq69UrqKyltAFnAnpIf6g=s1600" xlink:type="simple">https://lh3.googleusercontent.com/drive-viewer/AFGJ81ppHzuiuBJn2Dr2BiuDzQJAuIG5dswGh0NrMWB1LF3hfhxs_J-1W6AcuO_QeeAiaY9nsf2Kewq69UrqKyltAFnAnpIf6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59.jpg</text:p>
          </table:table-cell>
          <table:table-cell table:style-name="ce16" office:value-type="string" calcext:value-type="string">
            <text:p>NGONG/NGONG/1656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D0WbQfLQgAh8PAWja0VsM-NqKOo5dhuyZjQ7n3CwSVJOggemNLyc48TpyGliSS02U-mBQGpIRwas_9bHiVF1gAx1jDw=s1600" xlink:type="simple">https://lh3.googleusercontent.com/drive-viewer/AFGJ81qD0WbQfLQgAh8PAWja0VsM-NqKOo5dhuyZjQ7n3CwSVJOggemNLyc48TpyGliSS02U-mBQGpIRwas_9bHiVF1gAx1jD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1.jpg</text:p>
          </table:table-cell>
          <table:table-cell table:style-name="ce16" office:value-type="string" calcext:value-type="string">
            <text:p>NGONG/NGONG/1656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rFlpIh9OGrRwe2kYMtnaGX2b05wM3OW29Zp3E2vmSk16Mk2SXJhv-8I9IkgzcMjRtcx_6aoY-g9S06XX07VnYHTh_JDg=s1600" xlink:type="simple">https://lh3.googleusercontent.com/drive-viewer/AFGJ81rFlpIh9OGrRwe2kYMtnaGX2b05wM3OW29Zp3E2vmSk16Mk2SXJhv-8I9IkgzcMjRtcx_6aoY-g9S06XX07VnYHTh_JD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2.jpg</text:p>
          </table:table-cell>
          <table:table-cell table:style-name="ce16" office:value-type="string" calcext:value-type="string">
            <text:p>NGONG/NGONG/1656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mMkPf0n0EzvTRufFuyF7DrnfHy9ZTf2cwny_-gBgKeG9eCHfp_TDauuqAAuTgMPCdwBeTKne0TyDP_y8ChR3cQj2p5g=s1600" xlink:type="simple">https://lh3.googleusercontent.com/drive-viewer/AFGJ81qmMkPf0n0EzvTRufFuyF7DrnfHy9ZTf2cwny_-gBgKeG9eCHfp_TDauuqAAuTgMPCdwBeTKne0TyDP_y8ChR3cQj2p5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3.jpg</text:p>
          </table:table-cell>
          <table:table-cell table:style-name="ce16" office:value-type="string" calcext:value-type="string">
            <text:p>NGONG/NGONG/3074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-Xr_yEYXJhC2kMqvwpGqOpkLOhKfbPI5LnOxoCRVeDfOIQo5mosXiBirzlYqKBZLmODYccsZYYhjmCm7OLLIr-udoZg=s1600" xlink:type="simple">https://lh3.googleusercontent.com/drive-viewer/AFGJ81o-Xr_yEYXJhC2kMqvwpGqOpkLOhKfbPI5LnOxoCRVeDfOIQo5mosXiBirzlYqKBZLmODYccsZYYhjmCm7OLLIr-udoZ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4.jpg</text:p>
          </table:table-cell>
          <table:table-cell table:style-name="ce16" office:value-type="string" calcext:value-type="string">
            <text:p>NGONG/NGONG/3074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FWIRQWr3UdOA_DJJUmpPHv5JAl6jVNi5jiPFz_NJRoW_lJGIi1XX5LpI0sPI8Bg6PzZ7PNxy_NP5OACSAETBXXDBN=s1600" xlink:type="simple">https://lh3.googleusercontent.com/drive-viewer/AFGJ81qFWIRQWr3UdOA_DJJUmpPHv5JAl6jVNi5jiPFz_NJRoW_lJGIi1XX5LpI0sPI8Bg6PzZ7PNxy_NP5OACSAETBXXDBN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5.jpg</text:p>
          </table:table-cell>
          <table:table-cell table:style-name="ce16" office:value-type="string" calcext:value-type="string">
            <text:p>NGONG/NGONG/3074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ELJNmYMiOWr1x39llSvZgK5pKyvNSv4FENQIBvvrwNNylOpv5lqDMbzY5QwFDtjeP7Cjh1GItCN48CecLwK8S0E_UdQ=s1600" xlink:type="simple">https://lh3.googleusercontent.com/drive-viewer/AFGJ81pELJNmYMiOWr1x39llSvZgK5pKyvNSv4FENQIBvvrwNNylOpv5lqDMbzY5QwFDtjeP7Cjh1GItCN48CecLwK8S0E_Ud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6.jpg</text:p>
          </table:table-cell>
          <table:table-cell table:style-name="ce16" office:value-type="string" calcext:value-type="string">
            <text:p>NGONG/NGONG/3074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Ywb_xS-VQApi0qKFG4xPU8gKwgd1VlqRTqB6DS5pHxuszfFkG2PZCpeLGIZWsymCU9gUqdnOUMuUPGqGqWVmm7GUGFA=s1600" xlink:type="simple">https://lh3.googleusercontent.com/drive-viewer/AFGJ81oYwb_xS-VQApi0qKFG4xPU8gKwgd1VlqRTqB6DS5pHxuszfFkG2PZCpeLGIZWsymCU9gUqdnOUMuUPGqGqWVmm7GUGF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7.jpg</text:p>
          </table:table-cell>
          <table:table-cell table:style-name="ce16" office:value-type="string" calcext:value-type="string">
            <text:p>NGONG/NGONG/5865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B0zkMqTFOJPu5ELGO3oDhAP0b5tsZPhGCADsUfjstndDP8zGPQrqAW-cOybHiUeLbdH3vRrkXHYMDnLyATzfxACOSOg=s1600" xlink:type="simple">https://lh3.googleusercontent.com/drive-viewer/AFGJ81oB0zkMqTFOJPu5ELGO3oDhAP0b5tsZPhGCADsUfjstndDP8zGPQrqAW-cOybHiUeLbdH3vRrkXHYMDnLyATzfxACOSO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8.jpg</text:p>
          </table:table-cell>
          <table:table-cell table:style-name="ce16" office:value-type="string" calcext:value-type="string">
            <text:p>NGONG/NGONG/5865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Ic27FAlfifF-GETgSOL4hH_0R2dX0LcT35DYX5SmPDY_JjVkeVV95qfYnGFDkzvP1gAaAQzMwyVV4oUrL2SQtTopUhg=s1600" xlink:type="simple">https://lh3.googleusercontent.com/drive-viewer/AFGJ81rIc27FAlfifF-GETgSOL4hH_0R2dX0LcT35DYX5SmPDY_JjVkeVV95qfYnGFDkzvP1gAaAQzMwyVV4oUrL2SQtTopUh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69.jpg</text:p>
          </table:table-cell>
          <table:table-cell table:style-name="ce16" office:value-type="string" calcext:value-type="string">
            <text:p>NGONG/NGONG/5865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mqxVTGqI09bY68V4FACPf2hYwUi6YhDcxgayZgKXWnK2iU71DCbFiub3P-jE4D_HdxNpuGEfLnA8ACdfIA_SB9m6P2w=s1600" xlink:type="simple">https://lh3.googleusercontent.com/drive-viewer/AFGJ81omqxVTGqI09bY68V4FACPf2hYwUi6YhDcxgayZgKXWnK2iU71DCbFiub3P-jE4D_HdxNpuGEfLnA8ACdfIA_SB9m6P2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0.jpg</text:p>
          </table:table-cell>
          <table:table-cell table:style-name="ce16" office:value-type="string" calcext:value-type="string">
            <text:p>NGONG/NGONG/58659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gOgLzxx49EQtod6a4ACMH80Mh_IzDd4wUBQiISLQiGR9ShsNktXa16MhIR0AmDgbayOtV0nn9lsMJkQswDxSHsnOJHA=s1600" xlink:type="simple">https://lh3.googleusercontent.com/drive-viewer/AFGJ81pgOgLzxx49EQtod6a4ACMH80Mh_IzDd4wUBQiISLQiGR9ShsNktXa16MhIR0AmDgbayOtV0nn9lsMJkQswDxSHsnOJH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8.jpg</text:p>
          </table:table-cell>
          <table:table-cell table:style-name="ce16" office:value-type="string" calcext:value-type="string">
            <text:p>NGONG/NGONG/1877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VFoQAULeoQMggXtYUM-zX1BX4exZi1fGo5jOcC0cDUO9mVpqPfnW5KZfaD1bpYiQyYHg3u0cr5KfhHLdRsN1bGSwkeA=s1600" xlink:type="simple">https://lh3.googleusercontent.com/drive-viewer/AFGJ81pVFoQAULeoQMggXtYUM-zX1BX4exZi1fGo5jOcC0cDUO9mVpqPfnW5KZfaD1bpYiQyYHg3u0cr5KfhHLdRsN1bGSwke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9.jpg</text:p>
          </table:table-cell>
          <table:table-cell table:style-name="ce16" office:value-type="string" calcext:value-type="string">
            <text:p>NGONG/NGONG/1877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97Cy6g8pqBDuXjOW6IF3jkVH_LAS17AMpoecAMfJMBkCQv6iUKLLFD2HsUGyYB3qLlTAsp8Fm7JLmlTvPISKdZRhs=s1600" xlink:type="simple">https://lh3.googleusercontent.com/drive-viewer/AFGJ81q97Cy6g8pqBDuXjOW6IF3jkVH_LAS17AMpoecAMfJMBkCQv6iUKLLFD2HsUGyYB3qLlTAsp8Fm7JLmlTvPISKdZRhs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1.jpg</text:p>
          </table:table-cell>
          <table:table-cell table:style-name="ce16" office:value-type="string" calcext:value-type="string">
            <text:p>NGONG/NGONG/25287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7OWxeIY3-uap6HWOnOravxxVr9-ty9mZJHHXzIhiDQRfERIupEiAoQNYaU7OxgRN2dkWftc6FMdP6ZrOjcdWnM1Ygag=s1600" xlink:type="simple">https://lh3.googleusercontent.com/drive-viewer/AFGJ81p7OWxeIY3-uap6HWOnOravxxVr9-ty9mZJHHXzIhiDQRfERIupEiAoQNYaU7OxgRN2dkWftc6FMdP6ZrOjcdWnM1Yga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0.jpg</text:p>
          </table:table-cell>
          <table:table-cell table:style-name="ce16" office:value-type="string" calcext:value-type="string">
            <text:p>NGONG/NGONG/5000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MWTTqyxbobVqqPedTETO_Dh8qHBoxL5BsDlCAsRDFU4l5XctGIqE5GF4o8MMgXfwxgGVczDVcYhQLUdgUGsZRxcVrvA=s1600" xlink:type="simple">https://lh3.googleusercontent.com/drive-viewer/AFGJ81pMWTTqyxbobVqqPedTETO_Dh8qHBoxL5BsDlCAsRDFU4l5XctGIqE5GF4o8MMgXfwxgGVczDVcYhQLUdgUGsZRxcVrv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1.jpg</text:p>
          </table:table-cell>
          <table:table-cell table:style-name="ce16" office:value-type="string" calcext:value-type="string">
            <text:p>NGONG/NGONG/5000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2XrDfK8VlF7tAx0t5eKgrY_e4Zi_x5tmGLizQJDYprLa_WIY1FPL3Syez0VfCxrLrva2sMeYUnnDS3PxbgKrulT-Ehg=s1600" xlink:type="simple">https://lh3.googleusercontent.com/drive-viewer/AFGJ81p2XrDfK8VlF7tAx0t5eKgrY_e4Zi_x5tmGLizQJDYprLa_WIY1FPL3Syez0VfCxrLrva2sMeYUnnDS3PxbgKrulT-Eh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2.jpg</text:p>
          </table:table-cell>
          <table:table-cell table:style-name="ce16" office:value-type="string" calcext:value-type="string">
            <text:p>NGONG/NGONG/5000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ztpOZqiphS27GvOAerLuTAuZ8r1zZCl3RiGRxUKI4eF31PpiDC2cw2fQrV3UWmTV2Evc9NXUgdggdqNkwHJHMN1bO=s1600" xlink:type="simple">https://lh3.googleusercontent.com/drive-viewer/AFGJ81oztpOZqiphS27GvOAerLuTAuZ8r1zZCl3RiGRxUKI4eF31PpiDC2cw2fQrV3UWmTV2Evc9NXUgdggdqNkwHJHMN1bO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3.jpg</text:p>
          </table:table-cell>
          <table:table-cell table:style-name="ce16" office:value-type="string" calcext:value-type="string">
            <text:p>NGONG/NGONG/50006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2pEm39xgRJhmrDL1spY7vSrK_zqL1nUAArAlNktWL1Ljo0MTnt2Wu_YlB7z_xfDqw--t8Eofe5OeLqPCa4FCg9O0tWQ=s1600" xlink:type="simple">https://lh3.googleusercontent.com/drive-viewer/AFGJ81p2pEm39xgRJhmrDL1spY7vSrK_zqL1nUAArAlNktWL1Ljo0MTnt2Wu_YlB7z_xfDqw--t8Eofe5OeLqPCa4FCg9O0tW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4.jpg</text:p>
          </table:table-cell>
          <table:table-cell table:style-name="ce16" office:value-type="string" calcext:value-type="string">
            <text:p>NGONG/NGONG/5531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qDdnAI7Oq08L3fcXhVfXp4etsX6Cz63cRnft9pMGQhlKz6z84xQCltnE-CGZnnTCWNdsdacP2iWSR8se8Fy22uBjX17w=s1600" xlink:type="simple">https://lh3.googleusercontent.com/drive-viewer/AFGJ81qDdnAI7Oq08L3fcXhVfXp4etsX6Cz63cRnft9pMGQhlKz6z84xQCltnE-CGZnnTCWNdsdacP2iWSR8se8Fy22uBjX17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5.jpg</text:p>
          </table:table-cell>
          <table:table-cell table:style-name="ce16" office:value-type="string" calcext:value-type="string">
            <text:p>NGONG/NGONG/5531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iLXNjDCT8r6ZB7jI5smmQUUgsRyeeE85BgkgMxrPJO3ChFt1AF3NVjLRpVQksCwB5srAKfJFc1cgzjYl6H0hMH990=s1600" xlink:type="simple">https://lh3.googleusercontent.com/drive-viewer/AFGJ81qiLXNjDCT8r6ZB7jI5smmQUUgsRyeeE85BgkgMxrPJO3ChFt1AF3NVjLRpVQksCwB5srAKfJFc1cgzjYl6H0hMH990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6.jpg</text:p>
          </table:table-cell>
          <table:table-cell table:style-name="ce16" office:value-type="string" calcext:value-type="string">
            <text:p>NGONG/NGONG/752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qpoWe97pHQJMrFJgJ61zysiOvlMrh0evNv9Zw0mP-Ai4T-FR1_rsXobXiYq7Deb_NUkZCpzU_P7xlMgLglavzozdB=s1600" xlink:type="simple">https://lh3.googleusercontent.com/drive-viewer/AFGJ81rqpoWe97pHQJMrFJgJ61zysiOvlMrh0evNv9Zw0mP-Ai4T-FR1_rsXobXiYq7Deb_NUkZCpzU_P7xlMgLglavzozdB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77.jpg</text:p>
          </table:table-cell>
          <table:table-cell table:style-name="ce16" office:value-type="string" calcext:value-type="string">
            <text:p>NGONG/NGONG/752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TTYvPuwL7bCBFzXnf5oZgIm-AgrCR0JFnigc6B8qb_JQTUg9TMAAeXvRshI15p9wrUhT6qzGe3zXDm6hqiGTqujhu3Q=s1600" xlink:type="simple">https://lh3.googleusercontent.com/drive-viewer/AFGJ81oTTYvPuwL7bCBFzXnf5oZgIm-AgrCR0JFnigc6B8qb_JQTUg9TMAAeXvRshI15p9wrUhT6qzGe3zXDm6hqiGTqujhu3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6.jpg</text:p>
          </table:table-cell>
          <table:table-cell table:style-name="ce16" office:value-type="string" calcext:value-type="string">
            <text:p>NGONG/NGONG/63117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q5WMzUUe3yb8T6hRi5XLaV23w9c4ikcCAgQMJBb0Ye_OoEbeu4-bLD2srJ5LVWqOBU8hKa1z4OcJRZ95MnzNBzKsvpxQ=s1600" xlink:type="simple">https://lh3.googleusercontent.com/drive-viewer/AFGJ81q5WMzUUe3yb8T6hRi5XLaV23w9c4ikcCAgQMJBb0Ye_OoEbeu4-bLD2srJ5LVWqOBU8hKa1z4OcJRZ95MnzNBzKsvpx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7.jpg</text:p>
          </table:table-cell>
          <table:table-cell table:style-name="ce16" office:value-type="string" calcext:value-type="string">
            <text:p>NGONG/NGONG/63117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oDIhSbL6Y6vMNkcckgu39xF00Uj8EZfUVSwuTtyszVfkznIW8yBFfFLQa-OoO1NwmirRZMA3bCeYDnr2LRjGDcbrm9A=s1600" xlink:type="simple">https://lh3.googleusercontent.com/drive-viewer/AFGJ81ooDIhSbL6Y6vMNkcckgu39xF00Uj8EZfUVSwuTtyszVfkznIW8yBFfFLQa-OoO1NwmirRZMA3bCeYDnr2LRjGDcbrm9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8.jpg</text:p>
          </table:table-cell>
          <table:table-cell table:style-name="ce16" office:value-type="string" calcext:value-type="string">
            <text:p>NGONG/NGONG/63117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DxjXZOkX8D5fzikGCnh25Cwm2kbPXH6OiSn-AUos9TR8lqWCJs6rs1LvKlBvZ4gpBhhl4yhsYpFDLpq8Maqm5Uauxfg=s1600" xlink:type="simple">https://lh3.googleusercontent.com/drive-viewer/AFGJ81pDxjXZOkX8D5fzikGCnh25Cwm2kbPXH6OiSn-AUos9TR8lqWCJs6rs1LvKlBvZ4gpBhhl4yhsYpFDLpq8Maqm5Uauxf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89.jpg</text:p>
          </table:table-cell>
          <table:table-cell table:style-name="ce16" office:value-type="string" calcext:value-type="string">
            <text:p>NGONG/NGONG/63117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3scSdsVBtqhKx6yJVLF7l57WApIoVESOWRK6xh01tosrFC1DOurFUvrqoO2OFG9NfqRWi249VOBurk3L1NHZfSBMLPA=s1600" xlink:type="simple">https://lh3.googleusercontent.com/drive-viewer/AFGJ81o3scSdsVBtqhKx6yJVLF7l57WApIoVESOWRK6xh01tosrFC1DOurFUvrqoO2OFG9NfqRWi249VOBurk3L1NHZfSBMLP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0.jpg</text:p>
          </table:table-cell>
          <table:table-cell table:style-name="ce16" office:value-type="string" calcext:value-type="string">
            <text:p>NGONG/NGONG/5351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SbLu7YqeFAzoTpg7_E3AV0nqVQRBYVdwftsgdz0LXZsoTx6P97Ar1YIJYOG7Na8BkdCWhrPhp8T5d8VGS5RqZWLYUYA=s1600" xlink:type="simple">https://lh3.googleusercontent.com/drive-viewer/AFGJ81oSbLu7YqeFAzoTpg7_E3AV0nqVQRBYVdwftsgdz0LXZsoTx6P97Ar1YIJYOG7Na8BkdCWhrPhp8T5d8VGS5RqZWLYUY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1.jpg</text:p>
          </table:table-cell>
          <table:table-cell table:style-name="ce16" office:value-type="string" calcext:value-type="string">
            <text:p>NGONG/NGONG/5351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LNaZ8rbzc7qJPuuT1e1Ab2zxCRSnAr8h-naNe1wIZ-Z1E4JhgZ_EEJ9Gj8sAoKkBkrexIyTxJkc_CQ50JsWXI6Xa7pg=s1600" xlink:type="simple">https://lh3.googleusercontent.com/drive-viewer/AFGJ81qLNaZ8rbzc7qJPuuT1e1Ab2zxCRSnAr8h-naNe1wIZ-Z1E4JhgZ_EEJ9Gj8sAoKkBkrexIyTxJkc_CQ50JsWXI6Xa7p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2.jpg</text:p>
          </table:table-cell>
          <table:table-cell table:style-name="ce16" office:value-type="string" calcext:value-type="string">
            <text:p>NGONG/NGONG/5351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rgdZnJs_5WbBX46n6nB1colwm4sVAbfI1sDCWqEErHDGpCDUkIIlhJ333oIAz0d2ur3owch6KhGOZpTiCd94JWIo0hA=s1600" xlink:type="simple">https://lh3.googleusercontent.com/drive-viewer/AFGJ81qrgdZnJs_5WbBX46n6nB1colwm4sVAbfI1sDCWqEErHDGpCDUkIIlhJ333oIAz0d2ur3owch6KhGOZpTiCd94JWIo0h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3.jpg</text:p>
          </table:table-cell>
          <table:table-cell table:style-name="ce16" office:value-type="string" calcext:value-type="string">
            <text:p>NGONG/NGONG/5351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Vt8siJgGySa_qWeYl_dgER65NH6wVRutW6cBMvzWyqjRVNOpcRKBXpm-O78_NpCmgUxxTQcd8t7MXAIe8KqqV3Ai1nw=s1600" xlink:type="simple">https://lh3.googleusercontent.com/drive-viewer/AFGJ81oVt8siJgGySa_qWeYl_dgER65NH6wVRutW6cBMvzWyqjRVNOpcRKBXpm-O78_NpCmgUxxTQcd8t7MXAIe8KqqV3Ai1n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4.jpg</text:p>
          </table:table-cell>
          <table:table-cell table:style-name="ce16" office:value-type="string" calcext:value-type="string">
            <text:p>NGONG/NGONG/9050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xRiwV7osBnKZBEXBjkW32pEuENzu8uJILsMQb7LSIJI3EbqhSpV5zSQfPJ92EQGsEIfbWj_JLf2Xd7ybsJpV53UhZ=s1600" xlink:type="simple">https://lh3.googleusercontent.com/drive-viewer/AFGJ81oxRiwV7osBnKZBEXBjkW32pEuENzu8uJILsMQb7LSIJI3EbqhSpV5zSQfPJ92EQGsEIfbWj_JLf2Xd7ybsJpV53UhZ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5.jpg</text:p>
          </table:table-cell>
          <table:table-cell table:style-name="ce16" office:value-type="string" calcext:value-type="string">
            <text:p>NGONG/NGONG/9050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Ygy4dYVkLAAds2PJpOAAIv8ixEoYFdz_VVLAJjSntQBXFnvYss4aQ2JuMbRWOldT2fAyFhA4mDKWCQHrzJdSNunsO=s1600" xlink:type="simple">https://lh3.googleusercontent.com/drive-viewer/AFGJ81qYgy4dYVkLAAds2PJpOAAIv8ixEoYFdz_VVLAJjSntQBXFnvYss4aQ2JuMbRWOldT2fAyFhA4mDKWCQHrzJdSNunsO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6.jpg</text:p>
          </table:table-cell>
          <table:table-cell table:style-name="ce16" office:value-type="string" calcext:value-type="string">
            <text:p>NGONG/NGONG/9050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pPDM3YAWMMvQ4yKMYEEuYm1vTTvhlUGZnpBcFeHrkXdqmZPZvLdfRi9erMCYaNhqMWsIqipzyZlI_i-rypgvmfZSpVwQ=s1600" xlink:type="simple">https://lh3.googleusercontent.com/drive-viewer/AFGJ81pPDM3YAWMMvQ4yKMYEEuYm1vTTvhlUGZnpBcFeHrkXdqmZPZvLdfRi9erMCYaNhqMWsIqipzyZlI_i-rypgvmfZSpVw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7.jpg</text:p>
          </table:table-cell>
          <table:table-cell table:style-name="ce16" office:value-type="string" calcext:value-type="string">
            <text:p>NGONG/NGONG/9050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rMuuuE5C2K59Trcxc9EbU0DteTkBKaj_4IpRbQ1PdoFw-2jj1ML8KXNl5Z2AhZN-MS6bL1e7Zd1xzP8pIyafHjJ3Ih-g=s1600" xlink:type="simple">https://lh3.googleusercontent.com/drive-viewer/AFGJ81rMuuuE5C2K59Trcxc9EbU0DteTkBKaj_4IpRbQ1PdoFw-2jj1ML8KXNl5Z2AhZN-MS6bL1e7Zd1xzP8pIyafHjJ3Ih-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8.jpg</text:p>
          </table:table-cell>
          <table:table-cell table:style-name="ce16" office:value-type="string" calcext:value-type="string">
            <text:p>NGONG/NGONG/204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mBCto5Xb67yWwDp92NvCaBpfjMY4U1EvTv_6xv6a_eA0s8kPZNizAZDEKtmuF7ZCO0tS1D8pCU01C1nEKTecgvskw=s1600" xlink:type="simple">https://lh3.googleusercontent.com/drive-viewer/AFGJ81rmBCto5Xb67yWwDp92NvCaBpfjMY4U1EvTv_6xv6a_eA0s8kPZNizAZDEKtmuF7ZCO0tS1D8pCU01C1nEKTecgvsk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099.jpg</text:p>
          </table:table-cell>
          <table:table-cell table:style-name="ce16" office:value-type="string" calcext:value-type="string">
            <text:p>NGONG/NGONG/2828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qMQYfOX6akQQXJ0Kqa5rnINbSA2HV0mI9eAW29HHNgzxkjdZoM-UjlFi1lW9VS7tJrjI2R48OQqfBvehGTGPmZodKY=s1600" xlink:type="simple">https://lh3.googleusercontent.com/drive-viewer/AFGJ81qMQYfOX6akQQXJ0Kqa5rnINbSA2HV0mI9eAW29HHNgzxkjdZoM-UjlFi1lW9VS7tJrjI2R48OQqfBvehGTGPmZodKY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0.jpg</text:p>
          </table:table-cell>
          <table:table-cell table:style-name="ce16" office:value-type="string" calcext:value-type="string">
            <text:p>NGONG/NGONG/2828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pvrFz6rBn3rpyLQUp_0NCYsdDkgmHwgVylN3U28CZlkHqoG02HR0DFdGdGiaROHYs0v39wXoEzo6NdoQ1CX42fg70kg=s1600" xlink:type="simple">https://lh3.googleusercontent.com/drive-viewer/AFGJ81qpvrFz6rBn3rpyLQUp_0NCYsdDkgmHwgVylN3U28CZlkHqoG02HR0DFdGdGiaROHYs0v39wXoEzo6NdoQ1CX42fg70k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1.jpg</text:p>
          </table:table-cell>
          <table:table-cell table:style-name="ce16" office:value-type="string" calcext:value-type="string">
            <text:p>NGONG/NGONG/2828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pvrFz6rBn3rpyLQUp_0NCYsdDkgmHwgVylN3U28CZlkHqoG02HR0DFdGdGiaROHYs0v39wXoEzo6NdoQ1CX42fg70kg=s1600" xlink:type="simple">https://lh3.googleusercontent.com/drive-viewer/AFGJ81qpvrFz6rBn3rpyLQUp_0NCYsdDkgmHwgVylN3U28CZlkHqoG02HR0DFdGdGiaROHYs0v39wXoEzo6NdoQ1CX42fg70k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2.jpg</text:p>
          </table:table-cell>
          <table:table-cell table:style-name="ce16" office:value-type="string" calcext:value-type="string">
            <text:p>NGONG/NGONG/28284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rnBRYf_vjjKH1pFf3iJn0NZMDjLTnpNnmBWwiM9ZexB6exCxtt14nzHoWwqbOn0WtS3G4JVOOgTy7FKgkAe6krKyMkDg=s1600" xlink:type="simple">https://lh3.googleusercontent.com/drive-viewer/AFGJ81rnBRYf_vjjKH1pFf3iJn0NZMDjLTnpNnmBWwiM9ZexB6exCxtt14nzHoWwqbOn0WtS3G4JVOOgTy7FKgkAe6krKyMkD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7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aOTcmKEjMzxP1o2qKPEwQ45Ksya5eXsxSn_S6nbS2ENx1mZ1Jgjvn6b5QcvA8hYJg3YRezdJ6w2twGkoVo6sQKaOvzQ=s1600" xlink:type="simple">https://lh3.googleusercontent.com/drive-viewer/AFGJ81paOTcmKEjMzxP1o2qKPEwQ45Ksya5eXsxSn_S6nbS2ENx1mZ1Jgjvn6b5QcvA8hYJg3YRezdJ6w2twGkoVo6sQKaOvz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8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MUWUbqvB5SsBBWYuU7jo2GA3OVg2lShokf4AG5LXCr81tcXicMfgTWcwUUPTGdBi3N9dOyXkrXtVnmtg7Er1mhPy1=s1600" xlink:type="simple">https://lh3.googleusercontent.com/drive-viewer/AFGJ81oMUWUbqvB5SsBBWYuU7jo2GA3OVg2lShokf4AG5LXCr81tcXicMfgTWcwUUPTGdBi3N9dOyXkrXtVnmtg7Er1mhPy1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09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.1" calcext:value-type="float">
            <text:p>2.1</text:p>
          </table:table-cell>
          <table:table-cell table:style-name="ce16" office:value-type="string" calcext:value-type="string">
            <text:p><text:a xlink:href="https://lh3.googleusercontent.com/drive-viewer/AFGJ81prhYedmW2aCUcb3CeJyJhFqhhZ_sEOwxaNwntlhqM2Wa9iQq8CJjO0VdZvQMfUGJJbM1tvA2N7Zj9NTJrEdsoqf1Q2GA=s1600" xlink:type="simple">https://lh3.googleusercontent.com/drive-viewer/AFGJ81prhYedmW2aCUcb3CeJyJhFqhhZ_sEOwxaNwntlhqM2Wa9iQq8CJjO0VdZvQMfUGJJbM1tvA2N7Zj9NTJrEdsoqf1Q2G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0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string" calcext:value-type="string">
            <text:p><text:a xlink:href="https://lh3.googleusercontent.com/drive-viewer/AFGJ81rNaYqY_8hl557yYqY_633aMl2oMliSoA6X8QXJ89EGGxYQypm8hdNYXS9IsOvxZB9jontOHg6kySCFzPfM9xLRy710kw=s1600" xlink:type="simple">https://lh3.googleusercontent.com/drive-viewer/AFGJ81rNaYqY_8hl557yYqY_633aMl2oMliSoA6X8QXJ89EGGxYQypm8hdNYXS9IsOvxZB9jontOHg6kySCFzPfM9xLRy710k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1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GSZW_bftHJWNPjarKV9WoQrjtuBm8JGhGTx5MITBDR12dBQ-y4eB9_6lRmItoTbd6DIEK67w0l_dUhv9pz2bKoKI0=s1600" xlink:type="simple">https://lh3.googleusercontent.com/drive-viewer/AFGJ81oGSZW_bftHJWNPjarKV9WoQrjtuBm8JGhGTx5MITBDR12dBQ-y4eB9_6lRmItoTbd6DIEK67w0l_dUhv9pz2bKoKI0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2.jpg</text:p>
          </table:table-cell>
          <table:table-cell table:style-name="ce16" office:value-type="string" calcext:value-type="string">
            <text:p>NGONG/NGONG/6353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0cHJp64fmchVRTmltyt1EhOi-O3tVbzDafbBOzNcaU5bDx5lNwCbCo_UDr4GD089op-VM4-8Zz0pB5wrxvPFAt_gEXA=s1600" xlink:type="simple">https://lh3.googleusercontent.com/drive-viewer/AFGJ81o0cHJp64fmchVRTmltyt1EhOi-O3tVbzDafbBOzNcaU5bDx5lNwCbCo_UDr4GD089op-VM4-8Zz0pB5wrxvPFAt_gEX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6.jpg</text:p>
          </table:table-cell>
          <table:table-cell table:style-name="ce16" office:value-type="string" calcext:value-type="string">
            <text:p>NGONG/NGONG/3759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CQpJifpp1dY8_jriehfMMmg4EkVJVhtC_nnlX2Hq7mY7yWZ7Ded_kp53FF5V1FQgkYy6zTofBq8Vucf-kvx1n2HWC-Q=s1600" xlink:type="simple">https://lh3.googleusercontent.com/drive-viewer/AFGJ81pCQpJifpp1dY8_jriehfMMmg4EkVJVhtC_nnlX2Hq7mY7yWZ7Ded_kp53FF5V1FQgkYy6zTofBq8Vucf-kvx1n2HWC-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7.jpg</text:p>
          </table:table-cell>
          <table:table-cell table:style-name="ce16" office:value-type="string" calcext:value-type="string">
            <text:p>NGONG/NGONG/3759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Ux3_sAfGnJ0ASLCljse_FHkPI1kts8wO_xHRp9SART85G0Ovl-uftOHAXY7d4I7cHP6B-ZkdOSarCpxvUYfEnydRPsw=s1600" xlink:type="simple">https://lh3.googleusercontent.com/drive-viewer/AFGJ81oUx3_sAfGnJ0ASLCljse_FHkPI1kts8wO_xHRp9SART85G0Ovl-uftOHAXY7d4I7cHP6B-ZkdOSarCpxvUYfEnydRPs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8.jpg</text:p>
          </table:table-cell>
          <table:table-cell table:style-name="ce16" office:value-type="string" calcext:value-type="string">
            <text:p>NGONG/NGONG/3759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ED5m87dcgtvnjm4ipBcgK6z3eyZM5Ti1lh4qy4Lc6jMZtAJC5d8__nFrAsQaTZx6uyzIJMxQfddZbOk-uCwai_UUHAA=s1600" xlink:type="simple">https://lh3.googleusercontent.com/drive-viewer/AFGJ81qED5m87dcgtvnjm4ipBcgK6z3eyZM5Ti1lh4qy4Lc6jMZtAJC5d8__nFrAsQaTZx6uyzIJMxQfddZbOk-uCwai_UUHA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19.jpg</text:p>
          </table:table-cell>
          <table:table-cell table:style-name="ce16" office:value-type="string" calcext:value-type="string">
            <text:p>NGONG/NGONG/37592</text:p>
          </table:table-cell>
          <table:table-cell table:style-name="ce16" office:value-type="string" calcext:value-type="string">
            <text:p>ng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ED5m87dcgtvnjm4ipBcgK6z3eyZM5Ti1lh4qy4Lc6jMZtAJC5d8__nFrAsQaTZx6uyzIJMxQfddZbOk-uCwai_UUHAA=s1600" xlink:type="simple">https://lh3.googleusercontent.com/drive-viewer/AFGJ81qED5m87dcgtvnjm4ipBcgK6z3eyZM5Ti1lh4qy4Lc6jMZtAJC5d8__nFrAsQaTZx6uyzIJMxQfddZbOk-uCwai_UUHA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0.jpg</text:p>
          </table:table-cell>
          <table:table-cell table:style-name="ce16" office:value-type="string" calcext:value-type="string">
            <text:p>NGONG/NGONG/64757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tcwE0w2zoPv-rysrgX7wNejBAYcUMF5pkfK1YTSDyE3zY396B5Au2aKZ3Fd6YMDwVRudip0dNPNDdcuvOpZro8XJPOw=s1600" xlink:type="simple">https://lh3.googleusercontent.com/drive-viewer/AFGJ81ptcwE0w2zoPv-rysrgX7wNejBAYcUMF5pkfK1YTSDyE3zY396B5Au2aKZ3Fd6YMDwVRudip0dNPNDdcuvOpZro8XJPO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1.jpg</text:p>
          </table:table-cell>
          <table:table-cell table:style-name="ce16" office:value-type="string" calcext:value-type="string">
            <text:p>NGONG/NGONG/64757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orajwpBzwbjE7PCBX4BRDUEDtrsScsXWnNNYLLpPKuoZ_H8jqoovsuGnUOVHSAwKMUzP_25JZVdMYkfJrm7xamPHU3iA=s1600" xlink:type="simple">https://lh3.googleusercontent.com/drive-viewer/AFGJ81orajwpBzwbjE7PCBX4BRDUEDtrsScsXWnNNYLLpPKuoZ_H8jqoovsuGnUOVHSAwKMUzP_25JZVdMYkfJrm7xamPHU3i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2.jpg</text:p>
          </table:table-cell>
          <table:table-cell table:style-name="ce16" office:value-type="string" calcext:value-type="string">
            <text:p>NGONG/NGONG/64757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tANyNnuc8mV4naNTakDqGbbfGqVdv8CvA35LCJfmm0P_I2FqZzieMnHdKh5pmjbQZIZiS92vYkrD98h4rvf7cvx3pbA=s1600" xlink:type="simple">https://lh3.googleusercontent.com/drive-viewer/AFGJ81otANyNnuc8mV4naNTakDqGbbfGqVdv8CvA35LCJfmm0P_I2FqZzieMnHdKh5pmjbQZIZiS92vYkrD98h4rvf7cvx3pb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3.jpg</text:p>
          </table:table-cell>
          <table:table-cell table:style-name="ce16" office:value-type="string" calcext:value-type="string">
            <text:p>NGONG/NGONG/64757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hTbfcXzCOAgshleKqlenXxKUpbhNp3NfZr9JqPwziRNGFGQI5MiB3DEqoxiC6Per3dmFjVzyA8uZEcrK32jxq9_5b=s1600" xlink:type="simple">https://lh3.googleusercontent.com/drive-viewer/AFGJ81ohTbfcXzCOAgshleKqlenXxKUpbhNp3NfZr9JqPwziRNGFGQI5MiB3DEqoxiC6Per3dmFjVzyA8uZEcrK32jxq9_5b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4.jpg</text:p>
          </table:table-cell>
          <table:table-cell table:style-name="ce16" office:value-type="string" calcext:value-type="string">
            <text:p>NGONG/NGONG/615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T8D9cxvlyL_dDxvwEUKGEgEeD3R8doNGipfVssL5kEdoTPOy3xybGFSXWj7bKDwFnMTOnEZBPGRfz1gqK3yCiWosM=s1600" xlink:type="simple">https://lh3.googleusercontent.com/drive-viewer/AFGJ81pT8D9cxvlyL_dDxvwEUKGEgEeD3R8doNGipfVssL5kEdoTPOy3xybGFSXWj7bKDwFnMTOnEZBPGRfz1gqK3yCiWosM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5.jpg</text:p>
          </table:table-cell>
          <table:table-cell table:style-name="ce16" office:value-type="string" calcext:value-type="string">
            <text:p>NGONG/NGONG/615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5xLfR4rZDpJGCB54r1Cp2jyQLbLF_r_L9NQM8_x3GZvLlkQwJDYfvCJQrB4U9M4UEMVLnshO9CDYG2_C95ox_kgE0zA=s1600" xlink:type="simple">https://lh3.googleusercontent.com/drive-viewer/AFGJ81q5xLfR4rZDpJGCB54r1Cp2jyQLbLF_r_L9NQM8_x3GZvLlkQwJDYfvCJQrB4U9M4UEMVLnshO9CDYG2_C95ox_kgE0z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7.jpg</text:p>
          </table:table-cell>
          <table:table-cell table:style-name="ce16" office:value-type="string" calcext:value-type="string">
            <text:p>NGONG/NGONG/615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r9PkxTwS8bnZ8mUsXDGtzFaTSFAqhA4PFk_2NJH74GW7RVtrv8J310KTbkQfxMFTL1ErCQW0TFri5MqVF2UMPM-ZARbQ=s1600" xlink:type="simple">https://lh3.googleusercontent.com/drive-viewer/AFGJ81r9PkxTwS8bnZ8mUsXDGtzFaTSFAqhA4PFk_2NJH74GW7RVtrv8J310KTbkQfxMFTL1ErCQW0TFri5MqVF2UMPM-ZARb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29.jpg</text:p>
          </table:table-cell>
          <table:table-cell table:style-name="ce16" office:value-type="string" calcext:value-type="string">
            <text:p>NGONG/NGONG/615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ohs-57c46YWJBbWRXGrn5NZ4FvpzPsuidb5zQHOH7mFw4pVb-nXzwmhC19u3ac-RtRVM8xWcp2AYzPJad2u7taS1QHDw=s1600" xlink:type="simple">https://lh3.googleusercontent.com/drive-viewer/AFGJ81ohs-57c46YWJBbWRXGrn5NZ4FvpzPsuidb5zQHOH7mFw4pVb-nXzwmhC19u3ac-RtRVM8xWcp2AYzPJad2u7taS1QHD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0.jpg</text:p>
          </table:table-cell>
          <table:table-cell table:style-name="ce16" office:value-type="string" calcext:value-type="string">
            <text:p>NGONG/NGONG/5530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X7e93eZaYSah8dWFI81sSqzpPQjfr8-NsA-T4zDPs06mt-y-wYWTk_lWbe--cLbt1c6FaD_biYxsQ3GeUQWX8lQw0BQ=s1600" xlink:type="simple">https://lh3.googleusercontent.com/drive-viewer/AFGJ81rX7e93eZaYSah8dWFI81sSqzpPQjfr8-NsA-T4zDPs06mt-y-wYWTk_lWbe--cLbt1c6FaD_biYxsQ3GeUQWX8lQw0B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1.jpg</text:p>
          </table:table-cell>
          <table:table-cell table:style-name="ce16" office:value-type="string" calcext:value-type="string">
            <text:p>NGONG/NGONG/5530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hln-D81WhcAPiu_jyRIeXJUqhNPdjpp-kAyrvykEzWB2EN8ZVPtiZtNvJmm4FDKi_lo5ZAQnYyFv-xgsapVCHCR3n3A=s1600" xlink:type="simple">https://lh3.googleusercontent.com/drive-viewer/AFGJ81ohln-D81WhcAPiu_jyRIeXJUqhNPdjpp-kAyrvykEzWB2EN8ZVPtiZtNvJmm4FDKi_lo5ZAQnYyFv-xgsapVCHCR3n3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2.jpg</text:p>
          </table:table-cell>
          <table:table-cell table:style-name="ce16" office:value-type="string" calcext:value-type="string">
            <text:p>NGONG/NGONG/5530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r8NFDZ7PqU-caojNxqOZKKL4FANTEwZ8DzKdpwjZxUcbHJjSM-NknvavdqHM7owfhBMK34xW5WgqzNNSmMbSy0lHf1IQ=s1600" xlink:type="simple">https://lh3.googleusercontent.com/drive-viewer/AFGJ81r8NFDZ7PqU-caojNxqOZKKL4FANTEwZ8DzKdpwjZxUcbHJjSM-NknvavdqHM7owfhBMK34xW5WgqzNNSmMbSy0lHf1I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7.jpg</text:p>
          </table:table-cell>
          <table:table-cell table:style-name="ce16" office:value-type="string" calcext:value-type="string">
            <text:p>NGONG/NGONG/2018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T6EjuzQpFvpV8c862cm34E9a9TwDE2ayZ33fsmU5jj8sH4HqRAmtjOvR1Xn6X_clqVvMcz0uoXPAdjiUgD2AnI1Vg=s1600" xlink:type="simple">https://lh3.googleusercontent.com/drive-viewer/AFGJ81oT6EjuzQpFvpV8c862cm34E9a9TwDE2ayZ33fsmU5jj8sH4HqRAmtjOvR1Xn6X_clqVvMcz0uoXPAdjiUgD2AnI1V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8.jpg</text:p>
          </table:table-cell>
          <table:table-cell table:style-name="ce16" office:value-type="string" calcext:value-type="string">
            <text:p>NGONG/NGONG/2018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QtponQQ87YGDS13W7c-DCgYde0PktOiBVVCZLniDggKowzjFjOGts9OO6mDcwVJt7_9VvXJgwil4kF_o0Wk8K9Er5TA=s1600" xlink:type="simple">https://lh3.googleusercontent.com/drive-viewer/AFGJ81qQtponQQ87YGDS13W7c-DCgYde0PktOiBVVCZLniDggKowzjFjOGts9OO6mDcwVJt7_9VvXJgwil4kF_o0Wk8K9Er5T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39.jpg</text:p>
          </table:table-cell>
          <table:table-cell table:style-name="ce16" office:value-type="string" calcext:value-type="string">
            <text:p>NGONG/NGONG/2018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9tpWsLDYXyVcMFPqJHADAXHfpxPyLcqyQ81SI81wXnDdGqwoksGjq6HXlo2aZ8jL_evJvq4LJmYR4IpxW6KhHe8DJSg=s1600" xlink:type="simple">https://lh3.googleusercontent.com/drive-viewer/AFGJ81r9tpWsLDYXyVcMFPqJHADAXHfpxPyLcqyQ81SI81wXnDdGqwoksGjq6HXlo2aZ8jL_evJvq4LJmYR4IpxW6KhHe8DJS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0.jpg</text:p>
          </table:table-cell>
          <table:table-cell table:style-name="ce16" office:value-type="string" calcext:value-type="string">
            <text:p>NGONG/NGONG/2018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MyuCGYIFqUkbKCsUpNMuZxinBeRxtSNgpwGMmyWkL3xnuAGC_6YUeBbBk_6yZqQrWUd49Tyl4CVwRQpAZEwIf8JQrCQ=s1600" xlink:type="simple">https://lh3.googleusercontent.com/drive-viewer/AFGJ81qMyuCGYIFqUkbKCsUpNMuZxinBeRxtSNgpwGMmyWkL3xnuAGC_6YUeBbBk_6yZqQrWUd49Tyl4CVwRQpAZEwIf8JQrC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1.jpg</text:p>
          </table:table-cell>
          <table:table-cell table:style-name="ce16" office:value-type="string" calcext:value-type="string">
            <text:p>NGONG/NGONG/55171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r2D6ZTlx3zWQcOstMR7PGZNe7ByeAhyFOm3ur4sUM_iJuAPil5oVUuaL70Scw5ekHwIIvo7nJ_eVUMVdQZhO9T4-ws5w=s1600" xlink:type="simple">https://lh3.googleusercontent.com/drive-viewer/AFGJ81r2D6ZTlx3zWQcOstMR7PGZNe7ByeAhyFOm3ur4sUM_iJuAPil5oVUuaL70Scw5ekHwIIvo7nJ_eVUMVdQZhO9T4-ws5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2.jpg</text:p>
          </table:table-cell>
          <table:table-cell table:style-name="ce16" office:value-type="string" calcext:value-type="string">
            <text:p>NGONG/NGONG/55171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ruH793c6zN8siodbk5YV1FcX5X5HSwo3-K4WJAoGTxaWtUf77CBSf0ohI-BFbe840bZfUmS0YmFSjn4tDF4scuR8ivRQ=s1600" xlink:type="simple">https://lh3.googleusercontent.com/drive-viewer/AFGJ81ruH793c6zN8siodbk5YV1FcX5X5HSwo3-K4WJAoGTxaWtUf77CBSf0ohI-BFbe840bZfUmS0YmFSjn4tDF4scuR8ivR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4.jpg</text:p>
          </table:table-cell>
          <table:table-cell table:style-name="ce16" office:value-type="string" calcext:value-type="string">
            <text:p>NGONG/NGONG/55171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CMc5lZn_wYHx3dIC4jAZyDbEGvfsHXmCbZfWe61lqEia-u7Y9vQPLl4mP_RdoNobWiuaB_aLN6q-U_hENExMNR34f_g=s1600" xlink:type="simple">https://lh3.googleusercontent.com/drive-viewer/AFGJ81qCMc5lZn_wYHx3dIC4jAZyDbEGvfsHXmCbZfWe61lqEia-u7Y9vQPLl4mP_RdoNobWiuaB_aLN6q-U_hENExMNR34f_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5.jpg</text:p>
          </table:table-cell>
          <table:table-cell table:style-name="ce16" office:value-type="string" calcext:value-type="string">
            <text:p>NGONG/NGONG/4883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q7wLqIrEzjKQpTRNfxIKnOA5fuVLoe58KIdunExnOPNcD2kDLSLYjLPKDrDqEnQQT7qb8WsOrWlK8KAzwXV3fiQrnbow=s1600" xlink:type="simple">https://lh3.googleusercontent.com/drive-viewer/AFGJ81q7wLqIrEzjKQpTRNfxIKnOA5fuVLoe58KIdunExnOPNcD2kDLSLYjLPKDrDqEnQQT7qb8WsOrWlK8KAzwXV3fiQrnbo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6.jpg</text:p>
          </table:table-cell>
          <table:table-cell table:style-name="ce16" office:value-type="string" calcext:value-type="string">
            <text:p>NGONG/NGONG/4883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r-Xy9eoL5w2PoTft31djEp9RhKew5ombZ_nYAzwvA4JCdPKE-f7ey0ogqbur1ZrUlykHo9x5Hvi6pRFvWv6KtGymHuAg=s1600" xlink:type="simple">https://lh3.googleusercontent.com/drive-viewer/AFGJ81r-Xy9eoL5w2PoTft31djEp9RhKew5ombZ_nYAzwvA4JCdPKE-f7ey0ogqbur1ZrUlykHo9x5Hvi6pRFvWv6KtGymHuA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7.jpg</text:p>
          </table:table-cell>
          <table:table-cell table:style-name="ce16" office:value-type="string" calcext:value-type="string">
            <text:p>NGONG/NGONG/4883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695icMHTl9drGYVKbLI7O4Vi99zKWrxlFmgun1GBQ__QmrB8e2GnjEYUjm9EFn3ToMGU6LSo60Qae-UDxe6GlfDfI1Q=s1600" xlink:type="simple">https://lh3.googleusercontent.com/drive-viewer/AFGJ81q695icMHTl9drGYVKbLI7O4Vi99zKWrxlFmgun1GBQ__QmrB8e2GnjEYUjm9EFn3ToMGU6LSo60Qae-UDxe6GlfDfI1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8.jpg</text:p>
          </table:table-cell>
          <table:table-cell table:style-name="ce16" office:value-type="string" calcext:value-type="string">
            <text:p>NGONG/NGONG/48832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o11Hm1f_KvJqeXB2wSSwHg81hbYPiYP3Si5BZA7W72xanL95n3D7pEeAA9zzv7jlCbZSDOwXdw7zHHtjvbJn0XjpKe=s1600" xlink:type="simple">https://lh3.googleusercontent.com/drive-viewer/AFGJ81o11Hm1f_KvJqeXB2wSSwHg81hbYPiYP3Si5BZA7W72xanL95n3D7pEeAA9zzv7jlCbZSDOwXdw7zHHtjvbJn0XjpKe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3.jpg</text:p>
          </table:table-cell>
          <table:table-cell table:style-name="ce16" office:value-type="string" calcext:value-type="string">
            <text:p>NGONG/NGONG/90648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oD9Aq2fp12zRgDK1wwxzBup4AGL1DLslDVllfBDlf6Kl74UWnaJ9oe5Q_meE4nLzFXD7wxig2ZjAJH3gjqiV8UE_3GuA=s1600" xlink:type="simple">https://lh3.googleusercontent.com/drive-viewer/AFGJ81oD9Aq2fp12zRgDK1wwxzBup4AGL1DLslDVllfBDlf6Kl74UWnaJ9oe5Q_meE4nLzFXD7wxig2ZjAJH3gjqiV8UE_3GuA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4.jpg</text:p>
          </table:table-cell>
          <table:table-cell table:style-name="ce16" office:value-type="string" calcext:value-type="string">
            <text:p>NGONG/NGONG/90648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p4r6CLnqusdq2rOxObyADG-QJy9Gq7lDDEI3X-UngxMqWycPccBrouHgqVq-d8arNSKAvv7lJtIquUR3-t0qWDeH58=s1600" xlink:type="simple">https://lh3.googleusercontent.com/drive-viewer/AFGJ81p4r6CLnqusdq2rOxObyADG-QJy9Gq7lDDEI3X-UngxMqWycPccBrouHgqVq-d8arNSKAvv7lJtIquUR3-t0qWDeH58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5.jpg</text:p>
          </table:table-cell>
          <table:table-cell table:style-name="ce16" office:value-type="string" calcext:value-type="string">
            <text:p>NGONG/NGONG/90648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quOOLRKhZiWu_Dr_kFmFLSE0npkvQoB9z-_78PhqZSMomHPAAdYhpnRlnnGJyRzsRXCK957FQsanbRgXPztx1xgTwgjg=s1600" xlink:type="simple">https://lh3.googleusercontent.com/drive-viewer/AFGJ81quOOLRKhZiWu_Dr_kFmFLSE0npkvQoB9z-_78PhqZSMomHPAAdYhpnRlnnGJyRzsRXCK957FQsanbRgXPztx1xgTwgjg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6.jpg</text:p>
          </table:table-cell>
          <table:table-cell table:style-name="ce16" office:value-type="string" calcext:value-type="string">
            <text:p>NGONG/NGONG/90648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YvmpRNIHFPtUeylxH3XJcRz6ys0ndPjjzEPxNwyAoxi8YLSVAT4mMcky8KfCqbiwEFkuPdNuPXo-xLE-1QWbzRmhK9Q=s1600" xlink:type="simple">https://lh3.googleusercontent.com/drive-viewer/AFGJ81qYvmpRNIHFPtUeylxH3XJcRz6ys0ndPjjzEPxNwyAoxi8YLSVAT4mMcky8KfCqbiwEFkuPdNuPXo-xLE-1QWbzRmhK9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49.jpg</text:p>
          </table:table-cell>
          <table:table-cell table:style-name="ce16" office:value-type="string" calcext:value-type="string">
            <text:p>NGONG/NGONG/69566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lh3.googleusercontent.com/drive-viewer/AFGJ81pBMRYsM8zKsTx0RLJc-yT2cERBKmm_IIzWfN6-7zauns9wSHafFXJUHq7t9cS6bi_0wN28pcaIHYA8ePrE91LDfVZeGw=s1600" xlink:type="simple">https://lh3.googleusercontent.com/drive-viewer/AFGJ81pBMRYsM8zKsTx0RLJc-yT2cERBKmm_IIzWfN6-7zauns9wSHafFXJUHq7t9cS6bi_0wN28pcaIHYA8ePrE91LDfVZeG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0.jpg</text:p>
          </table:table-cell>
          <table:table-cell table:style-name="ce16" office:value-type="string" calcext:value-type="string">
            <text:p>NGONG/NGONG/69566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a xlink:href="https://lh3.googleusercontent.com/drive-viewer/AFGJ81qbsEO-LCKcJI1-EebZOahlltp2CNZ0UQMkTaNxJ5lxt0lNZ30CYkUWenHqj9Qgqy70tjKsFr1-dj7tWSorpDP45934tQ=s1600" xlink:type="simple">https://lh3.googleusercontent.com/drive-viewer/AFGJ81qbsEO-LCKcJI1-EebZOahlltp2CNZ0UQMkTaNxJ5lxt0lNZ30CYkUWenHqj9Qgqy70tjKsFr1-dj7tWSorpDP45934tQ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1.jpg</text:p>
          </table:table-cell>
          <table:table-cell table:style-name="ce16" office:value-type="string" calcext:value-type="string">
            <text:p>NGONG/NGONG/69566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lh3.googleusercontent.com/drive-viewer/AFGJ81pMXVotu0ngMyHQEahXGZVtMDab4hQ-KavNEyPznydQVnIdxn0CefquBMWZ4dk-P5gbgYQgCliqxXV08z-xbozIrOxJqw=s1600" xlink:type="simple">https://lh3.googleusercontent.com/drive-viewer/AFGJ81pMXVotu0ngMyHQEahXGZVtMDab4hQ-KavNEyPznydQVnIdxn0CefquBMWZ4dk-P5gbgYQgCliqxXV08z-xbozIrOxJqw=s1600</text:a>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mg152.jpg</text:p>
          </table:table-cell>
          <table:table-cell table:style-name="ce16" office:value-type="string" calcext:value-type="string">
            <text:p>NGONG/NGONG/69566</text:p>
          </table:table-cell>
          <table:table-cell table:style-name="ce16" office:value-type="string" calcext:value-type="string">
            <text:p>ngong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h3.googleusercontent.com/drive-viewer/AFGJ81qWmyFkMm7BqjUumlCynpmhGplbCVrPz_HLctiApLW0vWHWRxV1ivErdZ_r3Ag_nUb1e1DPjgvzZEcocrFgclq-FIH-Gw=s1600" xlink:type="simple">https://lh3.googleusercontent.com/drive-viewer/AFGJ81qWmyFkMm7BqjUumlCynpmhGplbCVrPz_HLctiApLW0vWHWRxV1ivErdZ_r3Ag_nUb1e1DPjgvzZEcocrFgclq-FIH-Gw=s1600</text:a>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img169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cE7ymL_EKUbt10RAP813SUEwweMUR70g" xlink:type="simple">https://drive.google.com/uc?export=view&amp;id=1cE7ymL_EKUbt10RAP813SUEwweMUR70g</text:a></text:p>
          </table:table-cell>
          <table:table-cell table:number-columns-repeated="1019"/>
        </table:table-row>
        <table:table-row table:style-name="ro4">
          <table:table-cell table:style-name="ce23" office:value-type="string" calcext:value-type="string">
            <text:p>img168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7OmhbcSOex6QUSLtAK3SbxwmGm_E0GWt" xlink:type="simple">https://drive.google.com/uc?export=view&amp;id=17OmhbcSOex6QUSLtAK3SbxwmGm_E0GWt</text:a>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img170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fmMmHXhwj17Ibb697n_y0phDX9wjkUh2" xlink:type="simple">https://drive.google.com/uc?export=view&amp;id=1fmMmHXhwj17Ibb697n_y0phDX9wjkUh2</text:a></text:p>
          </table:table-cell>
          <table:table-cell table:number-columns-repeated="1019"/>
        </table:table-row>
        <table:table-row table:style-name="ro4">
          <table:table-cell table:style-name="ce23" office:value-type="string" calcext:value-type="string">
            <text:p>img171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22f63XLdJ62wfqWbYfE4I0C1LQnAy6U5" xlink:type="simple">https://drive.google.com/uc?export=view&amp;id=122f63XLdJ62wfqWbYfE4I0C1LQnAy6U5</text:a>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img172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<text:a xlink:href="https://drive.google.com/uc?export=view&amp;id=1zlDGMFu89vjKI7cGteJJSDHNYNnuNeSv" xlink:type="simple">https://drive.google.com/uc?export=view&amp;id=1zlDGMFu89vjKI7cGteJJSDHNYNnuNeSv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3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<text:a xlink:href="https://drive.google.com/uc?export=view&amp;id=1V3cPmywuLDpF0lm46CJq4-XoVr9eSYvw" xlink:type="simple">https://drive.google.com/uc?export=view&amp;id=1V3cPmywuLDpF0lm46CJq4-XoVr9eSYvw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4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<text:a xlink:href="https://drive.google.com/uc?export=view&amp;id=1_WScMMwlybqOFvKzATLtp9MqUoKfJCYw" xlink:type="simple">https://drive.google.com/uc?export=view&amp;id=1_WScMMwlybqOFvKzATLtp9MqUoKfJCYw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5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drive.google.com/uc?export=view&amp;id=1C7yMdBpxlPi_m_5e2W30uiD_wlTAnKQC" xlink:type="simple">https://drive.google.com/uc?export=view&amp;id=1C7yMdBpxlPi_m_5e2W30uiD_wlTAnKQC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6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<text:a xlink:href="https://drive.google.com/uc?export=view&amp;id=1x3-tkjGmF-UJ3HOR8fazDnq54PefRbjr" xlink:type="simple">https://drive.google.com/uc?export=view&amp;id=1x3-tkjGmF-UJ3HOR8fazDnq54PefRbjr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8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5ZU-uiaqR5RthgpNvCiaepQ_O7nUcs-W" xlink:type="simple">https://drive.google.com/uc?export=view&amp;id=15ZU-uiaqR5RthgpNvCiaepQ_O7nUcs-W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80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OzyCBORELO2JYvvg4dCVqVc7ZiJRKf6G" xlink:type="simple">https://drive.google.com/uc?export=view&amp;id=1OzyCBORELO2JYvvg4dCVqVc7ZiJRKf6G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81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lT9mlObbJvm2GtaGtZP5XFqtVZQD7dKk" xlink:type="simple">https://drive.google.com/uc?export=view&amp;id=1lT9mlObbJvm2GtaGtZP5XFqtVZQD7dKk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79.jpg</text:p>
          </table:table-cell>
          <table:table-cell table:style-name="ce23" office:value-type="string" calcext:value-type="string">
            <text:p>NAIROBI/BLOCK118/58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4YHO3-B3aAiqkFDPnZydgS95YNyy5In7" xlink:type="simple">https://drive.google.com/uc?export=view&amp;id=14YHO3-B3aAiqkFDPnZydgS95YNyy5In7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mg183.jpg</text:p>
          </table:table-cell>
          <table:table-cell table:style-name="ce23" office:value-type="float" office:value="163957" calcext:value-type="float">
            <text:p>1639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ClN17ANUZO3QetkGMq39ARFrH1LQ-pBF" xlink:type="simple">https://drive.google.com/uc?export=view&amp;id=1ClN17ANUZO3QetkGMq39ARFrH1LQ-pBF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4.jpg</text:p>
          </table:table-cell>
          <table:table-cell table:style-name="ce23" office:value-type="float" office:value="163957" calcext:value-type="float">
            <text:p>1639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Mew7ivW0R3vGflRlG6QGKNqnX7oetytx" xlink:type="simple">https://drive.google.com/uc?export=view&amp;id=1Mew7ivW0R3vGflRlG6QGKNqnX7oetyt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64.jpg</text:p>
          </table:table-cell>
          <table:table-cell table:style-name="ce23" office:value-type="string" calcext:value-type="string">
            <text:p>KIJABE/KIJABEBLOCK1/1138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czF2p079Oh7MGeaD261HmSd2zl3UdwJw" xlink:type="simple">https://drive.google.com/uc?export=view&amp;id=1czF2p079Oh7MGeaD261HmSd2zl3UdwJw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66.jpg</text:p>
          </table:table-cell>
          <table:table-cell table:style-name="ce23" office:value-type="string" calcext:value-type="string">
            <text:p>KIJABE/KIJABEBLOCK1/1138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SiSF2a1rSRwYd-ZHy6nBeNB7D6pOymQc" xlink:type="simple">https://drive.google.com/uc?export=view&amp;id=1SiSF2a1rSRwYd-ZHy6nBeNB7D6pOymQ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67.jpg</text:p>
          </table:table-cell>
          <table:table-cell table:style-name="ce23" office:value-type="string" calcext:value-type="string">
            <text:p>KIJABE/KIJABEBLOCK1/1138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0rfQxpvRbn3684YWCMi045hoiNq8lreJ" xlink:type="simple">https://drive.google.com/uc?export=view&amp;id=10rfQxpvRbn3684YWCMi045hoiNq8lre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65.jpg</text:p>
          </table:table-cell>
          <table:table-cell table:style-name="ce23" office:value-type="string" calcext:value-type="string">
            <text:p>KIJABE/KIJABEBLOCK1/1138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3kA77zCb-rxE3dPk2GhsxmOQWfeCNHxP" xlink:type="simple">https://drive.google.com/uc?export=view&amp;id=13kA77zCb-rxE3dPk2GhsxmOQWfeCNHxP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2.jpg</text:p>
          </table:table-cell>
          <table:table-cell table:style-name="ce23" office:value-type="string" calcext:value-type="string">
            <text:p>DONYOSABUK/KOMAROKBLOCK1/7490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8kAeOImmkEmgR9pKtyA4pB6qB28nNVaj" xlink:type="simple">https://drive.google.com/uc?export=view&amp;id=18kAeOImmkEmgR9pKtyA4pB6qB28nNVa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5.jpg</text:p>
          </table:table-cell>
          <table:table-cell table:style-name="ce23" office:value-type="string" calcext:value-type="string">
            <text:p>NGUIRUBI/NDIUNI/51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5xdzgL3-kG036YAZKLVstqO1WMzAisU_" xlink:type="simple">https://drive.google.com/uc?export=view&amp;id=15xdzgL3-kG036YAZKLVstqO1WMzAisU_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6.jpg</text:p>
          </table:table-cell>
          <table:table-cell table:style-name="ce23" office:value-type="string" calcext:value-type="string">
            <text:p>NGUIRUBI/NDIUNI/51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_Hgo4DhqbgSZezSVYFCyPSASFVx1G5Nl" xlink:type="simple">https://drive.google.com/uc?export=view&amp;id=1_Hgo4DhqbgSZezSVYFCyPSASFVx1G5N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7.jpg</text:p>
          </table:table-cell>
          <table:table-cell table:style-name="ce23" office:value-type="string" calcext:value-type="string">
            <text:p>NGUIRUBI/NDIUNI/51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jII4Zz7ZI2SekOA47xSNX8jvLHXtkBAr" xlink:type="simple">https://drive.google.com/uc?export=view&amp;id=1jII4Zz7ZI2SekOA47xSNX8jvLHXtkBA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8.jpg</text:p>
          </table:table-cell>
          <table:table-cell table:style-name="ce23" office:value-type="string" calcext:value-type="string">
            <text:p>NGUIRUBI/NDIUNI/51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6_5mHK2CQCQbLcrfLVFQeeqD6eTut7gB" xlink:type="simple">https://drive.google.com/uc?export=view&amp;id=16_5mHK2CQCQbLcrfLVFQeeqD6eTut7g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89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-IcsHvgIqTObIf71OgjMGbKC-_UYF0x" xlink:type="simple">https://drive.google.com/uc?export=view&amp;id=1r-IcsHvgIqTObIf71OgjMGbKC-_UYF0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0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FwYVf3tk9vPr_nuWDCfrJ31PfJcXdDo6" xlink:type="simple">https://drive.google.com/uc?export=view&amp;id=1FwYVf3tk9vPr_nuWDCfrJ31PfJcXdDo6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1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g1OCFfh6RnZ7qFadetp9Rtn-DS9UuqEn" xlink:type="simple">https://drive.google.com/uc?export=view&amp;id=1g1OCFfh6RnZ7qFadetp9Rtn-DS9UuqEn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2.jpg</text:p>
          </table:table-cell>
          <table:table-cell table:style-name="ce23" office:value-type="string" calcext:value-type="string">
            <text:p>KJD/OSILALEI/7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Nxc0W2pR4QAxy26VsOjn09X3wEzB65tl" xlink:type="simple">https://drive.google.com/uc?export=view&amp;id=1Nxc0W2pR4QAxy26VsOjn09X3wEzB65t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3.jpg</text:p>
          </table:table-cell>
          <table:table-cell table:style-name="ce23" office:value-type="string" calcext:value-type="string">
            <text:p>KAJIADO/OSILALEI/71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D44pPZbR4BIbr2m7VKAmG7RBa8VllDRN" xlink:type="simple">https://drive.google.com/uc?export=view&amp;id=1D44pPZbR4BIbr2m7VKAmG7RBa8VllDRN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4.jpg</text:p>
          </table:table-cell>
          <table:table-cell table:style-name="ce23" office:value-type="string" calcext:value-type="string">
            <text:p>KAJIADO/MAILUA/451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05gyzocVd5uSW15JxTPH3Z4xrUuG9_y" xlink:type="simple">https://drive.google.com/uc?export=view&amp;id=1R05gyzocVd5uSW15JxTPH3Z4xrUuG9_y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6.jpg</text:p>
          </table:table-cell>
          <table:table-cell table:style-name="ce23" office:value-type="string" calcext:value-type="string">
            <text:p>KAJIADO/MAILUA/451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jFjTwGKRsw9nPYVLZ_lraMAYKjUv-pLE" xlink:type="simple">https://drive.google.com/uc?export=view&amp;id=1jFjTwGKRsw9nPYVLZ_lraMAYKjUv-pLE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7.jpg</text:p>
          </table:table-cell>
          <table:table-cell table:style-name="ce23" office:value-type="string" calcext:value-type="string">
            <text:p>KAJIADO/MAILUA/451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x2-lWr9pU0yD93SmuvTr_EHGi7Wts0Sw" xlink:type="simple">https://drive.google.com/uc?export=view&amp;id=1x2-lWr9pU0yD93SmuvTr_EHGi7Wts0Sw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5.jpg</text:p>
          </table:table-cell>
          <table:table-cell table:style-name="ce23" office:value-type="string" calcext:value-type="string">
            <text:p>KAJIADO/MAILUA/451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ROHU8CSblG1P242LCIl-_8wdzYtn6m0X" xlink:type="simple">https://drive.google.com/uc?export=view&amp;id=1ROHU8CSblG1P242LCIl-_8wdzYtn6m0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8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IPLcH5MGh5DElhrrLobXyDpRz-Z6KhQT" xlink:type="simple">https://drive.google.com/uc?export=view&amp;id=1IPLcH5MGh5DElhrrLobXyDpRz-Z6KhQT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199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PuNm7-YqRXEWcHyyRwWTfC_sWKlvIlKn" xlink:type="simple">https://drive.google.com/uc?export=view&amp;id=1PuNm7-YqRXEWcHyyRwWTfC_sWKlvIlKn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0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upxyTNJN2zH7sk6OvIUa2jsqPKeXdekk" xlink:type="simple">https://drive.google.com/uc?export=view&amp;id=1upxyTNJN2zH7sk6OvIUa2jsqPKeXdekk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1.jpg</text:p>
          </table:table-cell>
          <table:table-cell table:style-name="ce23" office:value-type="string" calcext:value-type="string">
            <text:p>RUIRUEAST/JUJAEASTBLOCK3/214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_PmddEvkjVBPKdyHwswHnqxBch8aa9f0" xlink:type="simple">https://drive.google.com/uc?export=view&amp;id=1_PmddEvkjVBPKdyHwswHnqxBch8aa9f0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2.jpg</text:p>
          </table:table-cell>
          <table:table-cell table:style-name="ce23" office:value-type="string" calcext:value-type="string">
            <text:p>KAJIADO/MOSIRO/93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MAwXh83ujHhULlqZ2VjR425ELZCepilv" xlink:type="simple">https://drive.google.com/uc?export=view&amp;id=1MAwXh83ujHhULlqZ2VjR425ELZCepilv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4.jpg</text:p>
          </table:table-cell>
          <table:table-cell table:style-name="ce23" office:value-type="string" calcext:value-type="string">
            <text:p>KAJIADO/MOSIRO/93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O2o-E8O3d2kB8RneJIA74hPkoEu8kgim" xlink:type="simple">https://drive.google.com/uc?export=view&amp;id=1O2o-E8O3d2kB8RneJIA74hPkoEu8kgi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5.jpg</text:p>
          </table:table-cell>
          <table:table-cell table:style-name="ce23" office:value-type="string" calcext:value-type="string">
            <text:p>KAJIADO/MOSIRO/93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file/d/1k6ZPhTS-6MqrFQumus5qp22YOriVu2J1/view?usp=share_link" xlink:type="simple">https://drive.google.com/uc?export=view&amp;id=1k6ZPhTS-6MqrFQumus5qp22YOriVu2J1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3.jpg</text:p>
          </table:table-cell>
          <table:table-cell table:style-name="ce23" office:value-type="string" calcext:value-type="string">
            <text:p>KAJIADO/MOSIRO/93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4rM0NzMr3uuJjpryhe0JLjzjMuDue4Y_" xlink:type="simple">https://drive.google.com/uc?export=view&amp;id=14rM0NzMr3uuJjpryhe0JLjzjMuDue4Y_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6.jpg</text:p>
          </table:table-cell>
          <table:table-cell table:style-name="ce23" office:value-type="string" calcext:value-type="string">
            <text:p>KAJIADO/MAILUA/4478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w6egv1SI3dnduALYPwpJ_SqjjoImVsL" xlink:type="simple">https://drive.google.com/uc?export=view&amp;id=1rw6egv1SI3dnduALYPwpJ_SqjjoImVs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8.jpg</text:p>
          </table:table-cell>
          <table:table-cell table:style-name="ce23" office:value-type="string" calcext:value-type="string">
            <text:p>KAJIADO/MAILUA/4478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1S8gottqq3C_gOsM4PY8JVem2iWaH5Bi" xlink:type="simple">https://drive.google.com/uc?export=view&amp;id=11S8gottqq3C_gOsM4PY8JVem2iWaH5B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9.jpg</text:p>
          </table:table-cell>
          <table:table-cell table:style-name="ce23" office:value-type="string" calcext:value-type="string">
            <text:p>KAJIADO/MAILUA/4478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96bb-2IIkWAkdoKjj6cV12dGI3-reXLC" xlink:type="simple">https://drive.google.com/uc?export=view&amp;id=196bb-2IIkWAkdoKjj6cV12dGI3-reXL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07.jpg</text:p>
          </table:table-cell>
          <table:table-cell table:style-name="ce23" office:value-type="string" calcext:value-type="string">
            <text:p>KAJIADO/MAILUA/4478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_t2ywIFLdQY4wPdwBGYkRx8Ny2N_uSjm" xlink:type="simple">https://drive.google.com/uc?export=view&amp;id=1_t2ywIFLdQY4wPdwBGYkRx8Ny2N_uSj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0.jpg</text:p>
          </table:table-cell>
          <table:table-cell table:style-name="ce23" office:value-type="string" calcext:value-type="string">
            <text:p>LAIKIPIA/SOSIAN/SOSIANBLOCK2/6371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fUp8OF8vntiHr3DrJn9WFLQHjxl7SPjA" xlink:type="simple">https://drive.google.com/uc?export=view&amp;id=1fUp8OF8vntiHr3DrJn9WFLQHjxl7SPjA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2.jpg</text:p>
          </table:table-cell>
          <table:table-cell table:style-name="ce23" office:value-type="string" calcext:value-type="string">
            <text:p>LAIKIPIA/SOSIAN/SOSIANBLOCK2/6371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dJGk6H9R0xBAgWj1d2OFc0DW93oVy-WC" xlink:type="simple">https://drive.google.com/uc?export=view&amp;id=1dJGk6H9R0xBAgWj1d2OFc0DW93oVy-W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3.jpg</text:p>
          </table:table-cell>
          <table:table-cell table:style-name="ce23" office:value-type="string" calcext:value-type="string">
            <text:p>LAIKIPIA/SOSIAN/SOSIANBLOCK2/6371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n1zsfdCOAGZFe8CYMtxchkENcPsw0ln-" xlink:type="simple">https://drive.google.com/uc?export=view&amp;id=1n1zsfdCOAGZFe8CYMtxchkENcPsw0ln-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1.jpg</text:p>
          </table:table-cell>
          <table:table-cell table:style-name="ce23" office:value-type="string" calcext:value-type="string">
            <text:p>LAIKIPIA/SOSIAN/SOSIANBLOCK2/6371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bURJCdVuq8JREiPocKR51bSZp5RwTUff" xlink:type="simple">https://drive.google.com/uc?export=view&amp;id=1bURJCdVuq8JREiPocKR51bSZp5RwTUff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4.jpg</text:p>
          </table:table-cell>
          <table:table-cell table:style-name="ce23" office:value-type="string" calcext:value-type="string">
            <text:p>KAJIADO/MOSIRO/93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Q4gmdAIHXclcBdZFcDFjrf7n6Yoh2B4Q" xlink:type="simple">https://drive.google.com/uc?export=view&amp;id=1Q4gmdAIHXclcBdZFcDFjrf7n6Yoh2B4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5.jpg</text:p>
          </table:table-cell>
          <table:table-cell table:style-name="ce23" office:value-type="string" calcext:value-type="string">
            <text:p>KAJIADO/MOSIRO/93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YrudHTWoKAJ2I4rUcRkrqd0E93PaAHKX" xlink:type="simple">https://drive.google.com/uc?export=view&amp;id=1YrudHTWoKAJ2I4rUcRkrqd0E93PaAHK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6.jpg</text:p>
          </table:table-cell>
          <table:table-cell table:style-name="ce23" office:value-type="string" calcext:value-type="string">
            <text:p>KAJIADO/MOSIRO/93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SnFz18zelCWryRYVG8maF1xrZ2LNC1rX" xlink:type="simple">https://drive.google.com/uc?export=view&amp;id=1SnFz18zelCWryRYVG8maF1xrZ2LNC1r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7.jpg</text:p>
          </table:table-cell>
          <table:table-cell table:style-name="ce23" office:value-type="string" calcext:value-type="string">
            <text:p>MAVOKOTOWNBLOCK2/225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b-9xSXEGuAumQIyV9HuDC0WDbIRDLilj" xlink:type="simple">https://drive.google.com/uc?export=view&amp;id=1b-9xSXEGuAumQIyV9HuDC0WDbIRDLil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8.jpg</text:p>
          </table:table-cell>
          <table:table-cell table:style-name="ce23" office:value-type="string" calcext:value-type="string">
            <text:p>RUIRUEAST/JUJAEASTBLOCK2/1132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uUDj9mJjZnZoLu5447-ZL-Ul6gbXjzK0" xlink:type="simple">https://drive.google.com/uc?export=view&amp;id=1uUDj9mJjZnZoLu5447-ZL-Ul6gbXjzK0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19.jpg</text:p>
          </table:table-cell>
          <table:table-cell table:style-name="ce23" office:value-type="string" calcext:value-type="string">
            <text:p>LOITOKTOK/KIMANATIKONDO/71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EcHwLLcgPVIWjTxH8liaO076q15L0vjJ" xlink:type="simple">https://drive.google.com/uc?export=view&amp;id=1EcHwLLcgPVIWjTxH8liaO076q15L0vj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1.jpg</text:p>
          </table:table-cell>
          <table:table-cell table:style-name="ce23" office:value-type="string" calcext:value-type="string">
            <text:p>LOITOKTOK/KIMANATIKONDO/71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CHhuruT1hp3fRHR7bfC7Ukrpjzkw_1bG" xlink:type="simple">https://drive.google.com/uc?export=view&amp;id=1CHhuruT1hp3fRHR7bfC7Ukrpjzkw_1bG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2.jpg</text:p>
          </table:table-cell>
          <table:table-cell table:style-name="ce23" office:value-type="string" calcext:value-type="string">
            <text:p>LOITOKTOK/KIMANATIKONDO/71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jGOjln1yoVc4VK_UalIz74xDRJBoZ7ow" xlink:type="simple">https://drive.google.com/uc?export=view&amp;id=1jGOjln1yoVc4VK_UalIz74xDRJBoZ7ow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0.jpg</text:p>
          </table:table-cell>
          <table:table-cell table:style-name="ce23" office:value-type="string" calcext:value-type="string">
            <text:p>LOITOKTOK/KIMANATIKONDO/71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UMSnR1zzcOSdDqAGYHS9gjGD2mo_ILZM" xlink:type="simple">https://drive.google.com/uc?export=view&amp;id=1UMSnR1zzcOSdDqAGYHS9gjGD2mo_ILZ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3.jpg</text:p>
          </table:table-cell>
          <table:table-cell table:style-name="ce23" office:value-type="string" calcext:value-type="string">
            <text:p>KAJIADO/KILONITO/339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pAaXmVpzZ9OS-QAXU4a8BUj887HKggay" xlink:type="simple">https://drive.google.com/uc?export=view&amp;id=1pAaXmVpzZ9OS-QAXU4a8BUj887HKggay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4.jpg</text:p>
          </table:table-cell>
          <table:table-cell table:style-name="ce23" office:value-type="string" calcext:value-type="string">
            <text:p>KAJIADO/KILONITO/339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GHBWjODA9tG-SCHfjIEmUFYwBfsem0ML" xlink:type="simple">https://drive.google.com/uc?export=view&amp;id=1GHBWjODA9tG-SCHfjIEmUFYwBfsem0M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5.jpg</text:p>
          </table:table-cell>
          <table:table-cell table:style-name="ce23" office:value-type="string" calcext:value-type="string">
            <text:p>KAJIADO/KILONITO/339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NPz_sZW2EvtEr-hrhpHZSfI3z3sbykO5" xlink:type="simple">https://drive.google.com/uc?export=view&amp;id=1NPz_sZW2EvtEr-hrhpHZSfI3z3sbykO5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6.jpg</text:p>
          </table:table-cell>
          <table:table-cell table:style-name="ce23" office:value-type="string" calcext:value-type="string">
            <text:p>KAJIADO/KILONITO/339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SiJSPx4MRBgpuKC3PoZAqTEq7MCX--4t" xlink:type="simple">https://drive.google.com/uc?export=view&amp;id=1SiJSPx4MRBgpuKC3PoZAqTEq7MCX--4t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7.jpg</text:p>
          </table:table-cell>
          <table:table-cell table:style-name="ce23" office:value-type="string" calcext:value-type="string">
            <text:p>KAJIADO/KILONITO/339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<text:a xlink:href="https://drive.google.com/uc?export=view&amp;id=1gda9h96ebQ7oGVYjXYgxmc1epdhftJbX" xlink:type="simple">https://drive.google.com/uc?export=view&amp;id=1gda9h96ebQ7oGVYjXYgxmc1epdhftJbX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8.jpg</text:p>
          </table:table-cell>
          <table:table-cell table:style-name="ce23" office:value-type="string" calcext:value-type="string">
            <text:p>KAJIADO/KILONITO/3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yUmEi9JB1C8OD-Q5MUxaotjjEJVc3ohl" xlink:type="simple">https://drive.google.com/uc?export=view&amp;id=1yUmEi9JB1C8OD-Q5MUxaotjjEJVc3oh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0.jpg</text:p>
          </table:table-cell>
          <table:table-cell table:style-name="ce23" office:value-type="string" calcext:value-type="string">
            <text:p>KAJIADO/KILONITO/3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zT7lXKYJ4h98CoWuwf7w7g11vnbmHeSU" xlink:type="simple">https://drive.google.com/uc?export=view&amp;id=1zT7lXKYJ4h98CoWuwf7w7g11vnbmHeSU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1.jpg</text:p>
          </table:table-cell>
          <table:table-cell table:style-name="ce23" office:value-type="string" calcext:value-type="string">
            <text:p>KAJIADO/KILONITO/3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shapSpJ_M2jsvjnS2QbDu4qvcccRwqyL" xlink:type="simple">https://drive.google.com/uc?export=view&amp;id=1shapSpJ_M2jsvjnS2QbDu4qvcccRwqy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29.jpg</text:p>
          </table:table-cell>
          <table:table-cell table:style-name="ce23" office:value-type="string" calcext:value-type="string">
            <text:p>KAJIADO/KILONITO/357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B2LyY-CY_ui-iZ2J91abkDylo_4DLBRB" xlink:type="simple">https://drive.google.com/uc?export=view&amp;id=1B2LyY-CY_ui-iZ2J91abkDylo_4DLBR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2.jpg</text:p>
          </table:table-cell>
          <table:table-cell table:style-name="ce23" office:value-type="string" calcext:value-type="string">
            <text:p>RUIRUEAST/JUJAEASTBLOCK2/1132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idMiaaTzxTYSRacgvpQ5AMkWYV6Oqks" xlink:type="simple">https://drive.google.com/uc?export=view&amp;id=1RidMiaaTzxTYSRacgvpQ5AMkWYV6Oqks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4.jpg</text:p>
          </table:table-cell>
          <table:table-cell table:style-name="ce23" office:value-type="string" calcext:value-type="string">
            <text:p>RUIRUEAST/JUJAEASTBLOCK2/1132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Q0VumGry1UdyPRfxaJQxK24-ht8QSSBS" xlink:type="simple">https://drive.google.com/uc?export=view&amp;id=1Q0VumGry1UdyPRfxaJQxK24-ht8QSSBS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5.jpg</text:p>
          </table:table-cell>
          <table:table-cell table:style-name="ce23" office:value-type="string" calcext:value-type="string">
            <text:p>RUIRUEAST/JUJAEASTBLOCK2/1132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RltCH_fP8rzFtj5G9ApNPIbVwlTPyrTh" xlink:type="simple">https://drive.google.com/uc?export=view&amp;id=1RltCH_fP8rzFtj5G9ApNPIbVwlTPyrT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3.jpg</text:p>
          </table:table-cell>
          <table:table-cell table:style-name="ce23" office:value-type="string" calcext:value-type="string">
            <text:p>RUIRUEAST/JUJAEASTBLOCK2/11326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V1zVxmCu6mpRuPwI8KE75beUdGOHnFU8" xlink:type="simple">https://drive.google.com/uc?export=view&amp;id=1V1zVxmCu6mpRuPwI8KE75beUdGOHnFU8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6.jpg</text:p>
          </table:table-cell>
          <table:table-cell table:style-name="ce23" office:value-type="string" calcext:value-type="string">
            <text:p>KAJIADO/DALALEKUTUK/1459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DZazDPeIdhuoNLRMVST4LtDPBpguSJJh" xlink:type="simple">https://drive.google.com/uc?export=view&amp;id=1DZazDPeIdhuoNLRMVST4LtDPBpguSJJ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0.jpg</text:p>
          </table:table-cell>
          <table:table-cell table:style-name="ce23" office:value-type="string" calcext:value-type="string">
            <text:p>KAJIADO/DALALEKUTUK/1459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CQQT2-G7i_aNTX7cIiRBYhpqk_MpvoI2" xlink:type="simple">https://drive.google.com/uc?export=view&amp;id=1CQQT2-G7i_aNTX7cIiRBYhpqk_MpvoI2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9.jpg</text:p>
          </table:table-cell>
          <table:table-cell table:style-name="ce23" office:value-type="string" calcext:value-type="string">
            <text:p>KAJIADO/DALALEKUTUK/1459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TS2W4j9NpT7edoFHwvkJ2w31dzFHyWrM" xlink:type="simple">https://drive.google.com/uc?export=view&amp;id=1TS2W4j9NpT7edoFHwvkJ2w31dzFHyWr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37.jpg</text:p>
          </table:table-cell>
          <table:table-cell table:style-name="ce23" office:value-type="string" calcext:value-type="string">
            <text:p>KAJIADO/DALALEKUTUK/1459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eCWp35AKHch_hn4C8S7H-n2sYi4-rzih" xlink:type="simple">https://drive.google.com/uc?export=view&amp;id=1eCWp35AKHch_hn4C8S7H-n2sYi4-rzi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1.jpg</text:p>
          </table:table-cell>
          <table:table-cell table:style-name="ce23" office:value-type="string" calcext:value-type="string">
            <text:p>KAJIADO/DALALEKUTUK/1409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G5k8jXJUqAXR1j7dhqHbGdxTzfsLEWXe" xlink:type="simple">https://drive.google.com/uc?export=view&amp;id=1G5k8jXJUqAXR1j7dhqHbGdxTzfsLEWXe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3.jpg</text:p>
          </table:table-cell>
          <table:table-cell table:style-name="ce23" office:value-type="string" calcext:value-type="string">
            <text:p>KAJIADO/DALALEKUTUK/1409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XsqnKdGA5xpPtxJDo55USE8Q1xDZ33NL" xlink:type="simple">https://drive.google.com/uc?export=view&amp;id=1XsqnKdGA5xpPtxJDo55USE8Q1xDZ33N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4.jpg</text:p>
          </table:table-cell>
          <table:table-cell table:style-name="ce23" office:value-type="string" calcext:value-type="string">
            <text:p>KAJIADO/DALALEKUTUK/1409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8zpzIOayOWuvBYIEp5FYuOAYG5Xc99aC" xlink:type="simple">https://drive.google.com/uc?export=view&amp;id=18zpzIOayOWuvBYIEp5FYuOAYG5Xc99a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2.jpg</text:p>
          </table:table-cell>
          <table:table-cell table:style-name="ce23" office:value-type="string" calcext:value-type="string">
            <text:p>KAJIADO/DALALEKUTUK/14093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QYgYTgtta8pBEQE9rT7AD3JSseiyUWwQ" xlink:type="simple">https://drive.google.com/uc?export=view&amp;id=1QYgYTgtta8pBEQE9rT7AD3JSseiyUWw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5.jpg</text:p>
          </table:table-cell>
          <table:table-cell table:style-name="ce23" office:value-type="string" calcext:value-type="string">
            <text:p>RUIRUEAST/JUJAEASTBLOCK2/1132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YV8Z8qybcU7dZ2dYpaY2l9H69_GkuAzu" xlink:type="simple">https://drive.google.com/uc?export=view&amp;id=1YV8Z8qybcU7dZ2dYpaY2l9H69_GkuAzu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7.jpg</text:p>
          </table:table-cell>
          <table:table-cell table:style-name="ce23" office:value-type="string" calcext:value-type="string">
            <text:p>RUIRUEAST/JUJAEASTBLOCK2/1132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VM3DKl8lAP1N_g6D6Tp4ENNGqvTZVhn8" xlink:type="simple">https://drive.google.com/uc?export=view&amp;id=1VM3DKl8lAP1N_g6D6Tp4ENNGqvTZVhn8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8.jpg</text:p>
          </table:table-cell>
          <table:table-cell table:style-name="ce23" office:value-type="string" calcext:value-type="string">
            <text:p>RUIRUEAST/JUJAEASTBLOCK2/1132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QTkW8SxEovtNf73R1sVs5H4AbPJHGpCW" xlink:type="simple">https://drive.google.com/uc?export=view&amp;id=1QTkW8SxEovtNf73R1sVs5H4AbPJHGpCW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6.jpg</text:p>
          </table:table-cell>
          <table:table-cell table:style-name="ce23" office:value-type="string" calcext:value-type="string">
            <text:p>RUIRUEAST/JUJAEASTBLOCK2/11322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8ygGvzsBrjRkX0kjK1k5moHx5g-2M0QM" xlink:type="simple">https://drive.google.com/uc?export=view&amp;id=18ygGvzsBrjRkX0kjK1k5moHx5g-2M0Q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49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tqUTYnOMW-2S-0ChiY4RjUOwfX59cQ9V" xlink:type="simple">https://drive.google.com/uc?export=view&amp;id=1tqUTYnOMW-2S-0ChiY4RjUOwfX59cQ9V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51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bvDZQh2DfXWzz_NsUKrLQkq32rid6kcr" xlink:type="simple">https://drive.google.com/uc?export=view&amp;id=1bvDZQh2DfXWzz_NsUKrLQkq32rid6kc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52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Q69stnN3PgRt4qMiC_wm-95Wnxq2HXwP" xlink:type="simple">https://drive.google.com/uc?export=view&amp;id=1Q69stnN3PgRt4qMiC_wm-95Wnxq2HXwP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50.jpg</text:p>
          </table:table-cell>
          <table:table-cell table:style-name="ce23" office:value-type="string" calcext:value-type="string">
            <text:p>RUIRUEAST/JUJAEASTBLOCK2/11324</text:p>
          </table:table-cell>
          <table:table-cell table:style-name="ce23" office:value-type="string" calcext:value-type="string">
            <text:p>COPIES Title - deeds OTHE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JiKeah2pH_JCcWTjzAC5EkGSQfMDVw0m" xlink:type="simple">https://drive.google.com/uc?export=view&amp;id=1JiKeah2pH_JCcWTjzAC5EkGSQfMDVw0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4.jpg</text:p>
          </table:table-cell>
          <table:table-cell table:style-name="ce23" office:value-type="string" calcext:value-type="string">
            <text:p>KAJIADO/NTASHART/9456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EzL7ju2UXpjljLWA766jSi8iLwb5bh9I" xlink:type="simple">https://drive.google.com/uc?export=view&amp;id=1EzL7ju2UXpjljLWA766jSi8iLwb5bh9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5.jpg</text:p>
          </table:table-cell>
          <table:table-cell table:style-name="ce23" office:value-type="string" calcext:value-type="string">
            <text:p>KAJIADO/NTASHART/9456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jS9QSPdmEsuOn7WosVIsq2hOLYGhB0B1" xlink:type="simple">https://drive.google.com/uc?export=view&amp;id=1jS9QSPdmEsuOn7WosVIsq2hOLYGhB0B1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6.jpg</text:p>
          </table:table-cell>
          <table:table-cell table:style-name="ce23" office:value-type="string" calcext:value-type="string">
            <text:p>KAJIADO/NTASHART/9456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3poFN88lsGVVRnLLWMhyrlXh5Yqtspya" xlink:type="simple">https://drive.google.com/uc?export=view&amp;id=13poFN88lsGVVRnLLWMhyrlXh5Yqtspya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7.jpg</text:p>
          </table:table-cell>
          <table:table-cell table:style-name="ce23" office:value-type="string" calcext:value-type="string">
            <text:p>KAJIADO/NTASHART/9456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cf0Ahw6ceKSIDJdxf3n0KSD2-jMrFCKR" xlink:type="simple">https://drive.google.com/uc?export=view&amp;id=1cf0Ahw6ceKSIDJdxf3n0KSD2-jMrFCK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8.jpg</text:p>
          </table:table-cell>
          <table:table-cell table:style-name="ce23" office:value-type="string" calcext:value-type="string">
            <text:p>KAJIADO/NTASHART/4127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4YFMKwnUSyrFzn6a0Fs31z9D1RZzGiMS" xlink:type="simple">https://drive.google.com/uc?export=view&amp;id=14YFMKwnUSyrFzn6a0Fs31z9D1RZzGiMS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79.jpg</text:p>
          </table:table-cell>
          <table:table-cell table:style-name="ce23" office:value-type="string" calcext:value-type="string">
            <text:p>KAJIADO/NTASHART/4127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1_82t2FgE_hgVkW25yegtm3z0GJDubSR" xlink:type="simple">https://drive.google.com/uc?export=view&amp;id=11_82t2FgE_hgVkW25yegtm3z0GJDubS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0.jpg</text:p>
          </table:table-cell>
          <table:table-cell table:style-name="ce23" office:value-type="string" calcext:value-type="string">
            <text:p>KAJIADO/NTASHART/4127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7Xhhdhh_w84UprvH7XNMxDnMea8-KBsT" xlink:type="simple">https://drive.google.com/uc?export=view&amp;id=17Xhhdhh_w84UprvH7XNMxDnMea8-KBsT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1.jpg</text:p>
          </table:table-cell>
          <table:table-cell table:style-name="ce23" office:value-type="string" calcext:value-type="string">
            <text:p>KAJIADO/NTASHART/4127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clCkysM1-mMhWSod9Tq0sriFdfrAbsSe" xlink:type="simple">https://drive.google.com/uc?export=view&amp;id=1clCkysM1-mMhWSod9Tq0sriFdfrAbsSe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2.jpg</text:p>
          </table:table-cell>
          <table:table-cell table:style-name="ce23" office:value-type="string" calcext:value-type="string">
            <text:p>KJD/NTASHART/1994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Bc5HmpgQFaAJlhgPxA7i2Txn8uLWZxVo" xlink:type="simple">https://drive.google.com/uc?export=view&amp;id=1Bc5HmpgQFaAJlhgPxA7i2Txn8uLWZxVo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3.jpg</text:p>
          </table:table-cell>
          <table:table-cell table:style-name="ce23" office:value-type="string" calcext:value-type="string">
            <text:p>KJD/NTASHART/1994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R9c7gCqNPXYkCr4lj6GzzPtT06b6JrnY" xlink:type="simple">https://drive.google.com/uc?export=view&amp;id=1R9c7gCqNPXYkCr4lj6GzzPtT06b6JrnY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4.jpg</text:p>
          </table:table-cell>
          <table:table-cell table:style-name="ce23" office:value-type="string" calcext:value-type="string">
            <text:p>KJD/NTASHART/1994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gRCd1KuvKb_24lbxxSMNBs_VuLZHD3Fd" xlink:type="simple">https://drive.google.com/uc?export=view&amp;id=1gRCd1KuvKb_24lbxxSMNBs_VuLZHD3Fd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5.jpg</text:p>
          </table:table-cell>
          <table:table-cell table:style-name="ce23" office:value-type="string" calcext:value-type="string">
            <text:p>KJD/NTASHART/1994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k-MvgmXLNqO0FixPtWlk0hUNF22ZIM8V" xlink:type="simple">https://drive.google.com/uc?export=view&amp;id=1k-MvgmXLNqO0FixPtWlk0hUNF22ZIM8V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6.jpg</text:p>
          </table:table-cell>
          <table:table-cell table:style-name="ce23" office:value-type="string" calcext:value-type="string">
            <text:p>KJD/NTASHART/1994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elqLfN9jh5ic4iW278Pf-xdrNPgBWVw4" xlink:type="simple">https://drive.google.com/uc?export=view&amp;id=1elqLfN9jh5ic4iW278Pf-xdrNPgBWVw4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7.jpg</text:p>
          </table:table-cell>
          <table:table-cell table:style-name="ce23" office:value-type="string" calcext:value-type="string">
            <text:p>KJD/NTASHART/1994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vaoZzkO4UtCtgPpKZg4NExpWxtjexyc8" xlink:type="simple">https://drive.google.com/uc?export=view&amp;id=1vaoZzkO4UtCtgPpKZg4NExpWxtjexyc8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8.jpg</text:p>
          </table:table-cell>
          <table:table-cell table:style-name="ce23" office:value-type="string" calcext:value-type="string">
            <text:p>KJD/NTASHART/1994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95VRpGngshJFim_NK_-97GWYq_8joGL6" xlink:type="simple">https://drive.google.com/uc?export=view&amp;id=195VRpGngshJFim_NK_-97GWYq_8joGL6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89.jpg</text:p>
          </table:table-cell>
          <table:table-cell table:style-name="ce23" office:value-type="string" calcext:value-type="string">
            <text:p>KJD/NTASHART/1994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rVjA_dCOKRmb3Cxn-YKm90HalQuh-f6f" xlink:type="simple">https://drive.google.com/uc?export=view&amp;id=1rVjA_dCOKRmb3Cxn-YKm90HalQuh-f6f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0.jpg</text:p>
          </table:table-cell>
          <table:table-cell table:style-name="ce23" office:value-type="string" calcext:value-type="string">
            <text:p>KJD/NTASHART/19945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EZKPf1HSqD7y5IBnuKnsPB5FMoXRrr5R" xlink:type="simple">https://drive.google.com/uc?export=view&amp;id=1EZKPf1HSqD7y5IBnuKnsPB5FMoXRrr5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1.jpg</text:p>
          </table:table-cell>
          <table:table-cell table:style-name="ce23" office:value-type="string" calcext:value-type="string">
            <text:p>KJD/NTASHART/19945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-tZ5WKESn0yGRUNH0_wtCmx31pwJpK6B" xlink:type="simple">https://drive.google.com/uc?export=view&amp;id=1-tZ5WKESn0yGRUNH0_wtCmx31pwJpK6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2.jpg</text:p>
          </table:table-cell>
          <table:table-cell table:style-name="ce23" office:value-type="string" calcext:value-type="string">
            <text:p>KJD/NTASHART/19945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fAKHC2KyjgAns5MuckJMMT0DZmrNbkwd" xlink:type="simple">https://drive.google.com/uc?export=view&amp;id=1fAKHC2KyjgAns5MuckJMMT0DZmrNbkwd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3.jpg</text:p>
          </table:table-cell>
          <table:table-cell table:style-name="ce23" office:value-type="string" calcext:value-type="string">
            <text:p>KJD/NTASHART/19945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G6mN7pUdPwJLIG18d_641ESR6_WffGe9" xlink:type="simple">https://drive.google.com/uc?export=view&amp;id=1G6mN7pUdPwJLIG18d_641ESR6_WffGe9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4.jpg</text:p>
          </table:table-cell>
          <table:table-cell table:style-name="ce23" office:value-type="string" calcext:value-type="string">
            <text:p>KJD/NTASHART/8995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j8hjM51BRo8B0D0JKJQy0pBly425eSfa" xlink:type="simple">https://drive.google.com/uc?export=view&amp;id=1j8hjM51BRo8B0D0JKJQy0pBly425eSfa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5.jpg</text:p>
          </table:table-cell>
          <table:table-cell table:style-name="ce23" office:value-type="string" calcext:value-type="string">
            <text:p>KJD/NTASHART/8996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CCWW5aOTGG1BKYvKohTwcehWCxquZRWd" xlink:type="simple">https://drive.google.com/uc?export=view&amp;id=1CCWW5aOTGG1BKYvKohTwcehWCxquZRWd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6.jpg</text:p>
          </table:table-cell>
          <table:table-cell table:style-name="ce23" office:value-type="string" calcext:value-type="string">
            <text:p>KJD/NTASHART/8997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_RzwZ-BCUzT32qFrmO3K_FjSK7-Cf-cy" xlink:type="simple">https://drive.google.com/uc?export=view&amp;id=1_RzwZ-BCUzT32qFrmO3K_FjSK7-Cf-cy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7.jpg</text:p>
          </table:table-cell>
          <table:table-cell table:style-name="ce23" office:value-type="string" calcext:value-type="string">
            <text:p>KJD/NTASHART/8998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qeY_I03t4RTlRnlwkTZYNNgSrB5PCHjY" xlink:type="simple">https://drive.google.com/uc?export=view&amp;id=1qeY_I03t4RTlRnlwkTZYNNgSrB5PCHjY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8.jpg</text:p>
          </table:table-cell>
          <table:table-cell table:style-name="ce23" office:value-type="string" calcext:value-type="string">
            <text:p>KJD/NTASHART/1900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UFqP4MAa_Lf094L98BXoj7pp1pM5BBg8" xlink:type="simple">https://drive.google.com/uc?export=view&amp;id=1UFqP4MAa_Lf094L98BXoj7pp1pM5BBg8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299.jpg</text:p>
          </table:table-cell>
          <table:table-cell table:style-name="ce23" office:value-type="string" calcext:value-type="string">
            <text:p>KJD/NTASHART/1900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zuqcdeuBKTiy_YUO7Y7JSLF8afW4TLnu" xlink:type="simple">https://drive.google.com/uc?export=view&amp;id=1zuqcdeuBKTiy_YUO7Y7JSLF8afW4TLnu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0.jpg</text:p>
          </table:table-cell>
          <table:table-cell table:style-name="ce23" office:value-type="string" calcext:value-type="string">
            <text:p>KJD/NTASHART/1900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lGqx-c0BF_Wzd-7zXoK62x48AA_aPhcC" xlink:type="simple">https://drive.google.com/uc?export=view&amp;id=1lGqx-c0BF_Wzd-7zXoK62x48AA_aPhc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1.jpg</text:p>
          </table:table-cell>
          <table:table-cell table:style-name="ce23" office:value-type="string" calcext:value-type="string">
            <text:p>KJD/NTASHART/19003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mMd6VIRJJq1fAMneE4rU2xdBqVlIVM_P" xlink:type="simple">https://drive.google.com/uc?export=view&amp;id=1mMd6VIRJJq1fAMneE4rU2xdBqVlIVM_P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2.jpg</text:p>
          </table:table-cell>
          <table:table-cell table:style-name="ce23" office:value-type="string" calcext:value-type="string">
            <text:p>KJD/NTASHART/1986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q_tv6qk6ol-MmgyQcZuYyO5wZc1nHAe0" xlink:type="simple">https://drive.google.com/uc?export=view&amp;id=1q_tv6qk6ol-MmgyQcZuYyO5wZc1nHAe0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3.jpg</text:p>
          </table:table-cell>
          <table:table-cell table:style-name="ce23" office:value-type="string" calcext:value-type="string">
            <text:p>KJD/NTASHART/1986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DEdTB3sQOvYLZKWefFNkCwJmKsFp5V4E" xlink:type="simple">https://drive.google.com/uc?export=view&amp;id=1DEdTB3sQOvYLZKWefFNkCwJmKsFp5V4E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4.jpg</text:p>
          </table:table-cell>
          <table:table-cell table:style-name="ce23" office:value-type="string" calcext:value-type="string">
            <text:p>KJD/NTASHART/1986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flzeuqfkjKR_-9vbuQvBRydjDVu3Dbrg" xlink:type="simple">https://drive.google.com/uc?export=view&amp;id=1flzeuqfkjKR_-9vbuQvBRydjDVu3Dbrg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5.jpg</text:p>
          </table:table-cell>
          <table:table-cell table:style-name="ce23" office:value-type="string" calcext:value-type="string">
            <text:p>KJD/NTASHART/19864</text:p>
          </table:table-cell>
          <table:table-cell table:style-name="ce23" office:value-type="string" calcext:value-type="string">
            <text:p>NTASHART TTD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J5aaSBUxQU5UOQnbTwIrIiYuokrbnEtH" xlink:type="simple">https://drive.google.com/uc?export=view&amp;id=1J5aaSBUxQU5UOQnbTwIrIiYuokrbnEt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6.jpg</text:p>
          </table:table-cell>
          <table:table-cell table:style-name="ce23" office:value-type="string" calcext:value-type="string">
            <text:p>KAJIADO/LOODARIAK/59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MnKiVGrjNFRiJRbHdDE0t1076v0ic1bp" xlink:type="simple">https://drive.google.com/uc?export=view&amp;id=1MnKiVGrjNFRiJRbHdDE0t1076v0ic1bp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7.jpg</text:p>
          </table:table-cell>
          <table:table-cell table:style-name="ce23" office:value-type="string" calcext:value-type="string">
            <text:p>KAJIADO/LOODARIAK/59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3bnUVR8cizpKNtM8b-meQ_X1m-vKhxHZ" xlink:type="simple">https://drive.google.com/uc?export=view&amp;id=13bnUVR8cizpKNtM8b-meQ_X1m-vKhxHZ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8.jpg</text:p>
          </table:table-cell>
          <table:table-cell table:style-name="ce23" office:value-type="string" calcext:value-type="string">
            <text:p>KAJIADO/LOODARIAK/12636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ugigKAuGIZ8PFpaA5AVIxcxFMHRdVFT" xlink:type="simple">https://drive.google.com/uc?export=view&amp;id=1RugigKAuGIZ8PFpaA5AVIxcxFMHRdVFT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09.jpg</text:p>
          </table:table-cell>
          <table:table-cell table:style-name="ce23" office:value-type="string" calcext:value-type="string">
            <text:p>KAJIADO/LOODARIAK/12636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lVHPm_wBsHWokOK_kqU2oYzP01pyM61G" xlink:type="simple">https://drive.google.com/uc?export=view&amp;id=1lVHPm_wBsHWokOK_kqU2oYzP01pyM61G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0.jpg</text:p>
          </table:table-cell>
          <table:table-cell table:style-name="ce23" office:value-type="string" calcext:value-type="string">
            <text:p>KAJIADO/LOODARIAK/12636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kUJNIpllljLQZvGShdw5ITOwqpTx1jRj" xlink:type="simple">https://drive.google.com/uc?export=view&amp;id=1kUJNIpllljLQZvGShdw5ITOwqpTx1jR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1.jpg</text:p>
          </table:table-cell>
          <table:table-cell table:style-name="ce23" office:value-type="string" calcext:value-type="string">
            <text:p>KAJIADO/LOODARIAK/12636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5sEnifUjRp8HWynj103ExcUb_s5zdXrr" xlink:type="simple">https://drive.google.com/uc?export=view&amp;id=15sEnifUjRp8HWynj103ExcUb_s5zdXr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2.jpg</text:p>
          </table:table-cell>
          <table:table-cell table:style-name="ce23" office:value-type="string" calcext:value-type="string">
            <text:p>KAJIADO/LOODARIAK/846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tFfNwJ8CiVc9nv9i-xdl5E1ZhgS93yEI" xlink:type="simple">https://drive.google.com/uc?export=view&amp;id=1tFfNwJ8CiVc9nv9i-xdl5E1ZhgS93yE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3.jpg</text:p>
          </table:table-cell>
          <table:table-cell table:style-name="ce23" office:value-type="string" calcext:value-type="string">
            <text:p>KAJIADO/LOODARIAK/846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OgtkIEfhoL9lmUmBk4KcTZ7LqDP7aDSQ" xlink:type="simple">https://drive.google.com/uc?export=view&amp;id=1OgtkIEfhoL9lmUmBk4KcTZ7LqDP7aDS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4.jpg</text:p>
          </table:table-cell>
          <table:table-cell table:style-name="ce23" office:value-type="string" calcext:value-type="string">
            <text:p>KAJIADO/LOODARIAK/846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Lg9gNkuzE2UQ0ZgNPJoMSkl7hZmECj2d" xlink:type="simple">https://drive.google.com/uc?export=view&amp;id=1Lg9gNkuzE2UQ0ZgNPJoMSkl7hZmECj2d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5.jpg</text:p>
          </table:table-cell>
          <table:table-cell table:style-name="ce23" office:value-type="string" calcext:value-type="string">
            <text:p>KAJIADO/LOODARIAK/8463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hyn50rAOEXrz6k07l4prMop3R_NcMm4B" xlink:type="simple">https://drive.google.com/uc?export=view&amp;id=1hyn50rAOEXrz6k07l4prMop3R_NcMm4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6.jpg</text:p>
          </table:table-cell>
          <table:table-cell table:style-name="ce23" office:value-type="string" calcext:value-type="string">
            <text:p>KAJIADO/LOODARIAK/8679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23_NDELd5-uAO4mhFHC4OP4BLfnVNme8" xlink:type="simple">https://drive.google.com/uc?export=view&amp;id=123_NDELd5-uAO4mhFHC4OP4BLfnVNme8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7.jpg</text:p>
          </table:table-cell>
          <table:table-cell table:style-name="ce23" office:value-type="string" calcext:value-type="string">
            <text:p>KAJIADO/LOODARIAK/8679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dtRl5sdOabpB4TcVSMhEoXfMPyBKq7P_" xlink:type="simple">https://drive.google.com/uc?export=view&amp;id=1dtRl5sdOabpB4TcVSMhEoXfMPyBKq7P_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8.jpg</text:p>
          </table:table-cell>
          <table:table-cell table:style-name="ce23" office:value-type="string" calcext:value-type="string">
            <text:p>KAJIADO/LOODARIAK/8679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FSFO5OzkPIHfny3jRJzJtFWSeUwY9Xgm" xlink:type="simple">https://drive.google.com/uc?export=view&amp;id=1FSFO5OzkPIHfny3jRJzJtFWSeUwY9Xg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19.jpg</text:p>
          </table:table-cell>
          <table:table-cell table:style-name="ce23" office:value-type="string" calcext:value-type="string">
            <text:p>KAJIADO/LOODARIAK/8679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w4Hazu0H2ds8UoVMabUkNmcWtaUJcmwq" xlink:type="simple">https://drive.google.com/uc?export=view&amp;id=1w4Hazu0H2ds8UoVMabUkNmcWtaUJcmw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0.jpg</text:p>
          </table:table-cell>
          <table:table-cell table:style-name="ce23" office:value-type="string" calcext:value-type="string">
            <text:p>KAJIADO/LOODARIAK/1105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D-jfvb5duYpJMzlwoMbC_4bqk38qVWdu" xlink:type="simple">https://drive.google.com/uc?export=view&amp;id=1D-jfvb5duYpJMzlwoMbC_4bqk38qVWdu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1.jpg</text:p>
          </table:table-cell>
          <table:table-cell table:style-name="ce23" office:value-type="string" calcext:value-type="string">
            <text:p>KAJIADO/LOODARIAK/1105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o264peyB0Baq-ZfAQj4cRBOkzE_BNtR9" xlink:type="simple">https://drive.google.com/uc?export=view&amp;id=1o264peyB0Baq-ZfAQj4cRBOkzE_BNtR9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2.jpg</text:p>
          </table:table-cell>
          <table:table-cell table:style-name="ce23" office:value-type="string" calcext:value-type="string">
            <text:p>KAJIADO/LOODARIAK/1105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P0yzJnH-4kpfIwDRJIekuZV5mLVVnMQB" xlink:type="simple">https://drive.google.com/uc?export=view&amp;id=1P0yzJnH-4kpfIwDRJIekuZV5mLVVnMQ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3.jpg</text:p>
          </table:table-cell>
          <table:table-cell table:style-name="ce23" office:value-type="string" calcext:value-type="string">
            <text:p>KAJIADO/LOODARIAK/1105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onlE67_HN8Akr3EfzhpVUPHjHkhStwrc" xlink:type="simple">https://drive.google.com/uc?export=view&amp;id=1onlE67_HN8Akr3EfzhpVUPHjHkhStwr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4.jpg</text:p>
          </table:table-cell>
          <table:table-cell table:style-name="ce23" office:value-type="string" calcext:value-type="string">
            <text:p>KAJIADO/LOODARIAK/3070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at0hbllIDjD0orj9YbROSQeZWHDU-g5r" xlink:type="simple">https://drive.google.com/uc?export=view&amp;id=1at0hbllIDjD0orj9YbROSQeZWHDU-g5r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5.jpg</text:p>
          </table:table-cell>
          <table:table-cell table:style-name="ce23" office:value-type="string" calcext:value-type="string">
            <text:p>KAJIADO/LOODARIAK/3070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9t7Fv8gPOD5TIOh50HZ-cl6d45Jl7LLg" xlink:type="simple">https://drive.google.com/uc?export=view&amp;id=19t7Fv8gPOD5TIOh50HZ-cl6d45Jl7LLg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6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vfVpkRhK5xht6EfAK1eLqT_6cHuzji3I" xlink:type="simple">https://drive.google.com/uc?export=view&amp;id=1vfVpkRhK5xht6EfAK1eLqT_6cHuzji3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7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HolMyalC1ayqmky_F1_cDWr4PBKnKxSk" xlink:type="simple">https://drive.google.com/uc?export=view&amp;id=1HolMyalC1ayqmky_F1_cDWr4PBKnKxSk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8.jpg</text:p>
          </table:table-cell>
          <table:table-cell table:style-name="ce23" office:value-type="string" calcext:value-type="string">
            <text:p>KAJIADO/LOODARIAK/110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wuBC2IFjs_DiHSRxv2adftUtU3k8nxTQ" xlink:type="simple">https://drive.google.com/uc?export=view&amp;id=1wuBC2IFjs_DiHSRxv2adftUtU3k8nxT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29.jpg</text:p>
          </table:table-cell>
          <table:table-cell table:style-name="ce23" office:value-type="string" calcext:value-type="string">
            <text:p>KAJIADO/LOODARIAK/110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2QYTlljnejElnV4b-0-eE_veyOs_WFIJ" xlink:type="simple">https://drive.google.com/uc?export=view&amp;id=12QYTlljnejElnV4b-0-eE_veyOs_WFIJ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0.jpg</text:p>
          </table:table-cell>
          <table:table-cell table:style-name="ce23" office:value-type="string" calcext:value-type="string">
            <text:p>KAJIADO/LOODARIAK/110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6aSVvh7aOdmxP5Mxmr-YMfOpJxOtjV50" xlink:type="simple">https://drive.google.com/uc?export=view&amp;id=16aSVvh7aOdmxP5Mxmr-YMfOpJxOtjV50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1.jpg</text:p>
          </table:table-cell>
          <table:table-cell table:style-name="ce23" office:value-type="string" calcext:value-type="string">
            <text:p>KAJIADO/LOODARIAK/110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LykpEkS_iZqrO6WzuxiG7d9-cNCQyQWK" xlink:type="simple">https://drive.google.com/uc?export=view&amp;id=1LykpEkS_iZqrO6WzuxiG7d9-cNCQyQWK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2.jpg</text:p>
          </table:table-cell>
          <table:table-cell table:style-name="ce23" office:value-type="string" calcext:value-type="string">
            <text:p>KAJIADO/LOODARIAK/850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SAbdkF_9oD-kP8_rUB-dt03BeNmdUddH" xlink:type="simple">https://drive.google.com/uc?export=view&amp;id=1SAbdkF_9oD-kP8_rUB-dt03BeNmdUdd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3.jpg</text:p>
          </table:table-cell>
          <table:table-cell table:style-name="ce23" office:value-type="string" calcext:value-type="string">
            <text:p>KAJIADO/LOODARIAK/850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eqRJh8v-slf4kZZG1DWXNozCM5vogTl2" xlink:type="simple">https://drive.google.com/uc?export=view&amp;id=1eqRJh8v-slf4kZZG1DWXNozCM5vogTl2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4.jpg</text:p>
          </table:table-cell>
          <table:table-cell table:style-name="ce23" office:value-type="string" calcext:value-type="string">
            <text:p>KAJIADO/LOODARIAK/850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CEef5fUaPR87IIJgiKketpVE2a3_L_7B" xlink:type="simple">https://drive.google.com/uc?export=view&amp;id=1CEef5fUaPR87IIJgiKketpVE2a3_L_7B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5.jpg</text:p>
          </table:table-cell>
          <table:table-cell table:style-name="ce23" office:value-type="string" calcext:value-type="string">
            <text:p>KAJIADO/LOODARIAK/850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L3MV15bFt4k13aRURg_JkF8brQ3fChzi" xlink:type="simple">https://drive.google.com/uc?export=view&amp;id=1L3MV15bFt4k13aRURg_JkF8brQ3fChz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6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9sZWg8OWE-H-GD7_A_hjfsllxjEC62dw" xlink:type="simple">https://drive.google.com/uc?export=view&amp;id=19sZWg8OWE-H-GD7_A_hjfsllxjEC62dw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7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Q244ce0sbpipo_weFjdbEgR8-KT1JbvC" xlink:type="simple">https://drive.google.com/uc?export=view&amp;id=1Q244ce0sbpipo_weFjdbEgR8-KT1Jbv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8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TYCmbeuBsmLXVf3C98tyf24xmP-bks3I" xlink:type="simple">https://drive.google.com/uc?export=view&amp;id=1TYCmbeuBsmLXVf3C98tyf24xmP-bks3I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39.jpg</text:p>
          </table:table-cell>
          <table:table-cell table:style-name="ce23" office:value-type="string" calcext:value-type="string">
            <text:p>KAJIADO/LOODARIAK/34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L37QV2jN4Ng_9wcWQvhdBmoRTFaCyxVA" xlink:type="simple">https://drive.google.com/uc?export=view&amp;id=1L37QV2jN4Ng_9wcWQvhdBmoRTFaCyxVA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0.jpg</text:p>
          </table:table-cell>
          <table:table-cell table:style-name="ce23" office:value-type="string" calcext:value-type="string">
            <text:p>KAJIADO/LOODARIAK/81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NEIU1ARrBCVVVxWgOkz_zXxtdfiw2jNE" xlink:type="simple">https://drive.google.com/uc?export=view&amp;id=1NEIU1ARrBCVVVxWgOkz_zXxtdfiw2jNE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1.jpg</text:p>
          </table:table-cell>
          <table:table-cell table:style-name="ce23" office:value-type="string" calcext:value-type="string">
            <text:p>KAJIADO/LOODARIAK/81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drive.google.com/uc?export=view&amp;id=10tcPUGSNqlTSfAchMoV6c9Yf5w0QiZRM" xlink:type="simple">https://drive.google.com/uc?export=view&amp;id=10tcPUGSNqlTSfAchMoV6c9Yf5w0QiZRM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2.jpg</text:p>
          </table:table-cell>
          <table:table-cell table:style-name="ce23" office:value-type="string" calcext:value-type="string">
            <text:p>KAJIADO/LOODARIAK/81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WcBEYwy-PgLko34-4V1qL1-3yiTnafLC" xlink:type="simple">https://drive.google.com/uc?export=view&amp;id=1WcBEYwy-PgLko34-4V1qL1-3yiTnafLC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3.jpg</text:p>
          </table:table-cell>
          <table:table-cell table:style-name="ce23" office:value-type="string" calcext:value-type="string">
            <text:p>KAJIADO/LOODARIAK/811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a xlink:href="https://drive.google.com/uc?export=view&amp;id=1qHwu1GsKy4fNWADxFTZ6rsVYmZm1zG67" xlink:type="simple">https://drive.google.com/uc?export=view&amp;id=1qHwu1GsKy4fNWADxFTZ6rsVYmZm1zG67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4.jpg</text:p>
          </table:table-cell>
          <table:table-cell table:style-name="ce23" office:value-type="string" calcext:value-type="string">
            <text:p>KAJIADO/LOODARIAK/3247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xPz1norGav7WwnOWPPx8D3DUGoze-ke0" xlink:type="simple">https://drive.google.com/uc?export=view&amp;id=1xPz1norGav7WwnOWPPx8D3DUGoze-ke0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5.jpg</text:p>
          </table:table-cell>
          <table:table-cell table:style-name="ce23" office:value-type="string" calcext:value-type="string">
            <text:p>KAJIADO/LOODARIAK/3247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R3nhugWwtOjvDV5G4vMh5nK73mJMUifL" xlink:type="simple">https://drive.google.com/uc?export=view&amp;id=1R3nhugWwtOjvDV5G4vMh5nK73mJMUif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6.jpg</text:p>
          </table:table-cell>
          <table:table-cell table:style-name="ce23" office:value-type="string" calcext:value-type="string">
            <text:p>KAJIADO/LOODARIAK/27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KY81qemoDgQ-hv-L3llbnVTn0Mf8neeh" xlink:type="simple">https://drive.google.com/uc?export=view&amp;id=1KY81qemoDgQ-hv-L3llbnVTn0Mf8neeh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7.jpg</text:p>
          </table:table-cell>
          <table:table-cell table:style-name="ce23" office:value-type="string" calcext:value-type="string">
            <text:p>KAJIADO/LOODARIAK/27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PQZqtBi8tn9MGDvKGmEyxFJHVy7bfGU4" xlink:type="simple">https://drive.google.com/uc?export=view&amp;id=1PQZqtBi8tn9MGDvKGmEyxFJHVy7bfGU4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8.jpg</text:p>
          </table:table-cell>
          <table:table-cell table:style-name="ce23" office:value-type="string" calcext:value-type="string">
            <text:p>KAJIADO/LOODARIAK/27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0aCbfb8zPW661ntaMS4IwKQ01bpG3rKo" xlink:type="simple">https://drive.google.com/uc?export=view&amp;id=10aCbfb8zPW661ntaMS4IwKQ01bpG3rKo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49.jpg</text:p>
          </table:table-cell>
          <table:table-cell table:style-name="ce23" office:value-type="string" calcext:value-type="string">
            <text:p>KAJIADO/LOODARIAK/27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apY3q_DgP9SEd7RnEy-AK7kerEy3Tw6Q" xlink:type="simple">https://drive.google.com/uc?export=view&amp;id=1apY3q_DgP9SEd7RnEy-AK7kerEy3Tw6Q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50.jpg</text:p>
          </table:table-cell>
          <table:table-cell table:style-name="ce23" office:value-type="string" calcext:value-type="string">
            <text:p>KAJIADO/LOODARIAK/1077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-zuzMD7qGxzmV4C0AITKQM2AkEV_rmtN" xlink:type="simple">https://drive.google.com/uc?export=view&amp;id=1-zuzMD7qGxzmV4C0AITKQM2AkEV_rmtN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51.jpg</text:p>
          </table:table-cell>
          <table:table-cell table:style-name="ce23" office:value-type="string" calcext:value-type="string">
            <text:p>KAJIADO/LOODARIAK/1077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drive.google.com/uc?export=view&amp;id=1yOQN5P62n2fjqLU9rUL6iOtNoWBQUkml" xlink:type="simple">https://drive.google.com/uc?export=view&amp;id=1yOQN5P62n2fjqLU9rUL6iOtNoWBQUkml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52.jpg</text:p>
          </table:table-cell>
          <table:table-cell table:style-name="ce23" office:value-type="string" calcext:value-type="string">
            <text:p>KAJIADO/LOODARIAK/2065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rE-zM6RtsZyibMslgukTUGnucL0PIO7t" xlink:type="simple">https://drive.google.com/uc?export=view&amp;id=1rE-zM6RtsZyibMslgukTUGnucL0PIO7t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53.jpg</text:p>
          </table:table-cell>
          <table:table-cell table:style-name="ce23" office:value-type="string" calcext:value-type="string">
            <text:p>KJD/LOODARIAK/2718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YXx6ZMAWD_fWGl0Thvgn7-JFvc0Wr-bN" xlink:type="simple">https://drive.google.com/uc?export=view&amp;id=1YXx6ZMAWD_fWGl0Thvgn7-JFvc0Wr-bN</text:a></text:p>
          </table:table-cell>
          <table:table-cell table:style-name="ce27" table:number-columns-repeated="21"/>
          <table:table-cell table:number-columns-repeated="998"/>
        </table:table-row>
        <table:table-row table:style-name="ro2">
          <table:table-cell table:style-name="ce23" office:value-type="string" calcext:value-type="string">
            <text:p>img354.jpg</text:p>
          </table:table-cell>
          <table:table-cell table:style-name="ce23" office:value-type="string" calcext:value-type="string">
            <text:p>KJD/LOODARIAK/2717</text:p>
          </table:table-cell>
          <table:table-cell table:style-name="ce23" office:value-type="string" calcext:value-type="string">
            <text:p>LOODARIAK TTLE COPIE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a xlink:href="https://drive.google.com/uc?export=view&amp;id=1u-xxPzWFwl3V16zsIQwfipDueUeCO3Mv" xlink:type="simple">https://drive.google.com/uc?export=view&amp;id=1u-xxPzWFwl3V16zsIQwfipDueUeCO3Mv</text:a></text:p>
          </table:table-cell>
          <table:table-cell table:style-name="ce27" table:number-columns-repeated="21"/>
          <table:table-cell table:number-columns-repeated="998"/>
        </table:table-row>
        <table:table-row table:style-name="ro2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KM - jimkibe2030@gmail.com" table:style-name="ta1"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0" office:value-type="string" calcext:value-type="string">
            <text:p>IMAGE NAME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KEYWORD</text:p>
          </table:table-cell>
        </table:table-row>
        <table:table-row table:style-name="ro1">
          <table:table-cell office:value-type="string" calcext:value-type="string">
            <text:p>g1.jpg</text:p>
          </table:table-cell>
          <table:table-cell office:value-type="string" calcext:value-type="string">
            <text:p><text:a xlink:href="https://drive.google.com/uc?export=view&amp;id=1UT6XWMw7zKKc4pnz_2ymycz7nMrmtJSY" xlink:type="simple">https://drive.google.com/uc?export=view&amp;id=1UT6XWMw7zKKc4pnz_2ymycz7nMrmtJSY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2jpg</text:p>
          </table:table-cell>
          <table:table-cell office:value-type="string" calcext:value-type="string">
            <text:p><text:a xlink:href="https://drive.google.com/uc?export=view&amp;id=1UZPr5e0pEyEvCYFw2gQfNVgQnWMS9FxZ" xlink:type="simple">https://drive.google.com/uc?export=view&amp;id=1UZPr5e0pEyEvCYFw2gQfNVgQnWMS9FxZ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3.jpg</text:p>
          </table:table-cell>
          <table:table-cell office:value-type="string" calcext:value-type="string">
            <text:p><text:a xlink:href="https://drive.google.com/uc?export=view&amp;id=1yqp1il5Kranh4P9nzzTd6jowjq6XXw0H" xlink:type="simple">https://drive.google.com/uc?export=view&amp;id=1yqp1il5Kranh4P9nzzTd6jowjq6XXw0H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4.jpg</text:p>
          </table:table-cell>
          <table:table-cell office:value-type="string" calcext:value-type="string">
            <text:p><text:a xlink:href="https://drive.google.com/uc?export=view&amp;id=12fDgjRtHAbTH0nFd59v5u6VGHYS82jzk" xlink:type="simple">https://drive.google.com/uc?export=view&amp;id=12fDgjRtHAbTH0nFd59v5u6VGHYS82jzk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5.jpg</text:p>
          </table:table-cell>
          <table:table-cell table:style-name="ce22" office:value-type="string" calcext:value-type="string">
            <text:p><text:a xlink:href="https://drive.google.com/uc?export=view&amp;id=1vxj8CBMlZR7T678xW2ss0sEtok3IrEp6" xlink:type="simple">https://drive.google.com/uc?export=view&amp;id=1vxj8CBMlZR7T678xW2ss0sEtok3IrEp6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6.jpg</text:p>
          </table:table-cell>
          <table:table-cell office:value-type="string" calcext:value-type="string">
            <text:p><text:a xlink:href="https://drive.google.com/uc?export=view&amp;id=1LTjM423csQeI7WgtiVBz7m1gp9zzv7XB" xlink:type="simple">https://drive.google.com/uc?export=view&amp;id=1LTjM423csQeI7WgtiVBz7m1gp9zzv7XB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7.jpg</text:p>
          </table:table-cell>
          <table:table-cell office:value-type="string" calcext:value-type="string">
            <text:p><text:a xlink:href="https://drive.google.com/uc?export=view&amp;id=1d06zIENGp14aOMdevLfZOBHgauL7_GnB" xlink:type="simple">https://drive.google.com/uc?export=view&amp;id=1d06zIENGp14aOMdevLfZOBHgauL7_GnB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8.jpg</text:p>
          </table:table-cell>
          <table:table-cell office:value-type="string" calcext:value-type="string">
            <text:p><text:a xlink:href="https://drive.google.com/uc?export=view&amp;id=1-Ng8vGmcnvvVGL5vQl9lTnJk4G0eHiJC" xlink:type="simple">https://drive.google.com/uc?export=view&amp;id=1-Ng8vGmcnvvVGL5vQl9lTnJk4G0eHiJC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9.jpg</text:p>
          </table:table-cell>
          <table:table-cell office:value-type="string" calcext:value-type="string">
            <text:p><text:a xlink:href="https://drive.google.com/uc?export=view&amp;id=100U1K6i-4KNvd4N72rHHVktQO7sXV3OL" xlink:type="simple">https://drive.google.com/uc?export=view&amp;id=100U1K6i-4KNvd4N72rHHVktQO7sXV3OL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10.jpg</text:p>
          </table:table-cell>
          <table:table-cell office:value-type="string" calcext:value-type="string">
            <text:p><text:a xlink:href="https://drive.google.com/uc?export=view&amp;id=1XMsUg34lOPU1AKIDTy9a7zfQtLGkcXDb" xlink:type="simple">https://drive.google.com/uc?export=view&amp;id=1XMsUg34lOPU1AKIDTy9a7zfQtLGkcXDb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11.jpg</text:p>
          </table:table-cell>
          <table:table-cell office:value-type="string" calcext:value-type="string">
            <text:p><text:a xlink:href="https://drive.google.com/uc?export=view&amp;id=1TdcpawlxRBuCsFJ-UMDwq_NGhg8yfsYZ" xlink:type="simple">https://drive.google.com/uc?export=view&amp;id=1TdcpawlxRBuCsFJ-UMDwq_NGhg8yfsYZ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g12.jpg</text:p>
          </table:table-cell>
          <table:table-cell office:value-type="string" calcext:value-type="string">
            <text:p><text:a xlink:href="https://drive.google.com/uc?export=view&amp;id=13SubCFhkZ2LgB9544qRzYnBx_yEvBe4i" xlink:type="simple">https://drive.google.com/uc?export=view&amp;id=13SubCFhkZ2LgB9544qRzYnBx_yEvBe4i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.jpg</text:p>
          </table:table-cell>
          <table:table-cell office:value-type="string" calcext:value-type="string">
            <text:p><text:a xlink:href="https://drive.google.com/uc?export=view&amp;id=1BnvgJ5Z8xquM6dd6ieWIfcy9SXNslr5_" xlink:type="simple">https://drive.google.com/uc?export=view&amp;id=1BnvgJ5Z8xquM6dd6ieWIfcy9SXNslr5_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1.jpg</text:p>
          </table:table-cell>
          <table:table-cell office:value-type="string" calcext:value-type="string">
            <text:p><text:a xlink:href="https://drive.google.com/uc?export=view&amp;id=1vZ4BZEbLyztNNf6IuxjJx5CKpztYUxoJ" xlink:type="simple">https://drive.google.com/uc?export=view&amp;id=1vZ4BZEbLyztNNf6IuxjJx5CKpztYUxoJ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2.jpg</text:p>
          </table:table-cell>
          <table:table-cell office:value-type="string" calcext:value-type="string">
            <text:p><text:a xlink:href="https://drive.google.com/uc?export=view&amp;id=1rROx1MEbcM7aatN_w_LCRGw_bPVSV-cJ" xlink:type="simple">https://drive.google.com/uc?export=view&amp;id=1rROx1MEbcM7aatN_w_LCRGw_bPVSV-cJ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3.jpg</text:p>
          </table:table-cell>
          <table:table-cell office:value-type="string" calcext:value-type="string">
            <text:p><text:a xlink:href="https://drive.google.com/uc?export=view&amp;id=17VUZzDnsdPuVN0xrTuUoLvus7YmCsk7C" xlink:type="simple">https://drive.google.com/uc?export=view&amp;id=17VUZzDnsdPuVN0xrTuUoLvus7YmCsk7C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4.jpg</text:p>
          </table:table-cell>
          <table:table-cell office:value-type="string" calcext:value-type="string">
            <text:p><text:a xlink:href="https://drive.google.com/uc?export=view&amp;id=1PP5Xsh9LX-M7yBmY8r2YuW0J3jCm_E68" xlink:type="simple">https://drive.google.com/uc?export=view&amp;id=1PP5Xsh9LX-M7yBmY8r2YuW0J3jCm_E68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5.jpg</text:p>
          </table:table-cell>
          <table:table-cell office:value-type="string" calcext:value-type="string">
            <text:p><text:a xlink:href="https://drive.google.com/uc?export=view&amp;id=1OYxnWuKcBfv9fJpBJ3jli5bEM7P7k-om" xlink:type="simple">https://drive.google.com/uc?export=view&amp;id=1OYxnWuKcBfv9fJpBJ3jli5bEM7P7k-om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irua6.jpg</text:p>
          </table:table-cell>
          <table:table-cell office:value-type="string" calcext:value-type="string">
            <text:p><text:a xlink:href="https://drive.google.com/uc?export=view&amp;id=1VsaXijpNLzt6fom2hMPGwJ3Swb6BapuW" xlink:type="simple">https://drive.google.com/uc?export=view&amp;id=1VsaXijpNLzt6fom2hMPGwJ3Swb6BapuW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kia.jpg</text:p>
          </table:table-cell>
          <table:table-cell office:value-type="string" calcext:value-type="string">
            <text:p><text:a xlink:href="https://drive.google.com/uc?export=view&amp;id=10ShR_XQbtXc3nLwXhOK5HfWdQLeja447" xlink:type="simple">https://drive.google.com/uc?export=view&amp;id=10ShR_XQbtXc3nLwXhOK5HfWdQLeja447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logo.jpeg</text:p>
          </table:table-cell>
          <table:table-cell office:value-type="string" calcext:value-type="string">
            <text:p><text:a xlink:href="https://drive.google.com/uc?export=view&amp;id=1dpsQXkmYHKkVrGFi5xR-xHeUXujUzF5Z" xlink:type="simple">https://drive.google.com/uc?export=view&amp;id=1dpsQXkmYHKkVrGFi5xR-xHeUXujUzF5Z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man1.jpg</text:p>
          </table:table-cell>
          <table:table-cell office:value-type="string" calcext:value-type="string">
            <text:p><text:a xlink:href="https://drive.google.com/uc?export=view&amp;id=1pM4uSXICfJDyDpq5p5ARxf_OSOUF_jvB" xlink:type="simple">https://drive.google.com/uc?export=view&amp;id=1pM4uSXICfJDyDpq5p5ARxf_OSOUF_jvB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man2.jpg</text:p>
          </table:table-cell>
          <table:table-cell office:value-type="string" calcext:value-type="string">
            <text:p><text:a xlink:href="https://drive.google.com/uc?export=view&amp;id=1jFPKufQbyI9z9MBu7CUVbpv_FOi1N7nK" xlink:type="simple">https://drive.google.com/uc?export=view&amp;id=1jFPKufQbyI9z9MBu7CUVbpv_FOi1N7nK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man3.jpg</text:p>
          </table:table-cell>
          <table:table-cell office:value-type="string" calcext:value-type="string">
            <text:p><text:a xlink:href="https://drive.google.com/uc?export=view&amp;id=10IKdfBfGD3N_lNxl9EDKfkbBjtP6reCw" xlink:type="simple">https://drive.google.com/uc?export=view&amp;id=10IKdfBfGD3N_lNxl9EDKfkbBjtP6reCw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mararanja.jpg</text:p>
          </table:table-cell>
          <table:table-cell office:value-type="string" calcext:value-type="string">
            <text:p><text:a xlink:href="https://drive.google.com/uc?export=view&amp;id=1lff7yQ0RlQtHOlX2vTOuJTkbfWqFggT7" xlink:type="simple">https://drive.google.com/uc?export=view&amp;id=1lff7yQ0RlQtHOlX2vTOuJTkbfWqFggT7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mararanja2.jpg</text:p>
          </table:table-cell>
          <table:table-cell office:value-type="string" calcext:value-type="string">
            <text:p><text:a xlink:href="https://drive.google.com/uc?export=view&amp;id=1uKq0GLxQvV3b37v3A-xvNMSHaIq0Y4j7" xlink:type="simple">https://drive.google.com/uc?export=view&amp;id=1uKq0GLxQvV3b37v3A-xvNMSHaIq0Y4j7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ngonghills.jpg</text:p>
          </table:table-cell>
          <table:table-cell office:value-type="string" calcext:value-type="string">
            <text:p><text:a xlink:href="https://drive.google.com/uc?export=view&amp;id=1geJjaKwIiljrXVjSjtWVi0EUHQViaOZN" xlink:type="simple">https://drive.google.com/uc?export=view&amp;id=1geJjaKwIiljrXVjSjtWVi0EUHQViaOZN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1.jpg</text:p>
          </table:table-cell>
          <table:table-cell office:value-type="string" calcext:value-type="string">
            <text:p><text:a xlink:href="https://drive.google.com/uc?export=view&amp;id=1JoZE54BS10MvKtswC7DQOaNh3qKvX7_h" xlink:type="simple">https://drive.google.com/uc?export=view&amp;id=1JoZE54BS10MvKtswC7DQOaNh3qKvX7_h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2.jpg</text:p>
          </table:table-cell>
          <table:table-cell office:value-type="string" calcext:value-type="string">
            <text:p><text:a xlink:href="https://drive.google.com/uc?export=view&amp;id=1DnvdpgK5LTnQ5ubGUmAqEoPJ7Y_P905W" xlink:type="simple">https://drive.google.com/uc?export=view&amp;id=1DnvdpgK5LTnQ5ubGUmAqEoPJ7Y_P905W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3.jpg</text:p>
          </table:table-cell>
          <table:table-cell office:value-type="string" calcext:value-type="string">
            <text:p><text:a xlink:href="https://drive.google.com/uc?export=view&amp;id=1Pqc0BZ3OPIUHONnT3fsetX4yPjAC62x6" xlink:type="simple">https://drive.google.com/uc?export=view&amp;id=1Pqc0BZ3OPIUHONnT3fsetX4yPjAC62x6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4.jpg</text:p>
          </table:table-cell>
          <table:table-cell office:value-type="string" calcext:value-type="string">
            <text:p><text:a xlink:href="https://drive.google.com/uc?export=view&amp;id=1apvvsXKNHJfoXU9IrwVJEQ7zSU4ORgtR" xlink:type="simple">https://drive.google.com/uc?export=view&amp;id=1apvvsXKNHJfoXU9IrwVJEQ7zSU4ORgtR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5.jpg</text:p>
          </table:table-cell>
          <table:table-cell office:value-type="string" calcext:value-type="string">
            <text:p><text:a xlink:href="https://drive.google.com/uc?export=view&amp;id=1QE9y7t25uDEPhZrs4UeHowJXGD2p5ebT" xlink:type="simple">https://drive.google.com/uc?export=view&amp;id=1QE9y7t25uDEPhZrs4UeHowJXGD2p5ebT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6.jpg</text:p>
          </table:table-cell>
          <table:table-cell office:value-type="string" calcext:value-type="string">
            <text:p><text:a xlink:href="https://drive.google.com/uc?export=view&amp;id=1mpe3JxEY6qssPlB9pQllvNQnM035GPsH" xlink:type="simple">https://drive.google.com/uc?export=view&amp;id=1mpe3JxEY6qssPlB9pQllvNQnM035GPsH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7.jpg</text:p>
          </table:table-cell>
          <table:table-cell office:value-type="string" calcext:value-type="string">
            <text:p><text:a xlink:href="https://drive.google.com/uc?export=view&amp;id=1Q_epRMmcRCd7pCyKCR3cglqaoxcuhd32" xlink:type="simple">https://drive.google.com/uc?export=view&amp;id=1Q_epRMmcRCd7pCyKCR3cglqaoxcuhd32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8.jpg</text:p>
          </table:table-cell>
          <table:table-cell office:value-type="string" calcext:value-type="string">
            <text:p><text:a xlink:href="https://drive.google.com/uc?export=view&amp;id=1jNXniSr0AepERdHVupn5ZWa2uRpC50k9" xlink:type="simple">https://drive.google.com/uc?export=view&amp;id=1jNXniSr0AepERdHVupn5ZWa2uRpC50k9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.jpg</text:p>
          </table:table-cell>
          <table:table-cell office:value-type="string" calcext:value-type="string">
            <text:p><text:a xlink:href="https://drive.google.com/uc?export=view&amp;id=1_ttM8IgasNit1GL9T1Jydt-Popxx1KBK" xlink:type="simple">https://drive.google.com/uc?export=view&amp;id=1_ttM8IgasNit1GL9T1Jydt-Popxx1KBK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2.jpg</text:p>
          </table:table-cell>
          <table:table-cell office:value-type="string" calcext:value-type="string">
            <text:p><text:a xlink:href="https://drive.google.com/uc?export=view&amp;id=1YpOnSf7vXLhnr6zjohKBy8IR2MWxTSLJ" xlink:type="simple">https://drive.google.com/uc?export=view&amp;id=1YpOnSf7vXLhnr6zjohKBy8IR2MWxTSLJ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3.jpg</text:p>
          </table:table-cell>
          <table:table-cell office:value-type="string" calcext:value-type="string">
            <text:p><text:a xlink:href="https://drive.google.com/uc?export=view&amp;id=1ilQD7csHeBm-4rOB6vs7qAdpu-IFU7z_" xlink:type="simple">https://drive.google.com/uc?export=view&amp;id=1ilQD7csHeBm-4rOB6vs7qAdpu-IFU7z_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4.jpg</text:p>
          </table:table-cell>
          <table:table-cell office:value-type="string" calcext:value-type="string">
            <text:p><text:a xlink:href="https://drive.google.com/uc?export=view&amp;id=1rmMcInl2MQTSQ1xoqjVAHl605prSm8AN" xlink:type="simple">https://drive.google.com/uc?export=view&amp;id=1rmMcInl2MQTSQ1xoqjVAHl605prSm8AN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5.jpg</text:p>
          </table:table-cell>
          <table:table-cell office:value-type="string" calcext:value-type="string">
            <text:p><text:a xlink:href="https://drive.google.com/uc?export=view&amp;id=1ItChr-KL9Eqigd-V6E7NFQ6bFSs_0aYG" xlink:type="simple">https://drive.google.com/uc?export=view&amp;id=1ItChr-KL9Eqigd-V6E7NFQ6bFSs_0aYG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6.jpg</text:p>
          </table:table-cell>
          <table:table-cell office:value-type="string" calcext:value-type="string">
            <text:p><text:a xlink:href="https://drive.google.com/uc?export=view&amp;id=1WVfnaWy4ymI8_wbc_SZlJyINhoGC1yt-" xlink:type="simple">https://drive.google.com/uc?export=view&amp;id=1WVfnaWy4ymI8_wbc_SZlJyINhoGC1yt-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7.jpg</text:p>
          </table:table-cell>
          <table:table-cell office:value-type="string" calcext:value-type="string">
            <text:p><text:a xlink:href="https://drive.google.com/uc?export=view&amp;id=1BzA4a1E9tI0GXhAwJIi5Xt8wWbTbXlM3" xlink:type="simple">https://drive.google.com/uc?export=view&amp;id=1BzA4a1E9tI0GXhAwJIi5Xt8wWbTbXlM3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8.jpg</text:p>
          </table:table-cell>
          <table:table-cell office:value-type="string" calcext:value-type="string">
            <text:p><text:a xlink:href="https://drive.google.com/uc?export=view&amp;id=1VPv0ncaBm5TzsyjO7Yf7KRfGOO8Ut2zS" xlink:type="simple">https://drive.google.com/uc?export=view&amp;id=1VPv0ncaBm5TzsyjO7Yf7KRfGOO8Ut2zS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9.jpg</text:p>
          </table:table-cell>
          <table:table-cell office:value-type="string" calcext:value-type="string">
            <text:p><text:a xlink:href="https://drive.google.com/uc?export=view&amp;id=1v4jcNVNIdsZwEGj5qLmenzagNKdGGbGu" xlink:type="simple">https://drive.google.com/uc?export=view&amp;id=1v4jcNVNIdsZwEGj5qLmenzagNKdGGbGu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0.jpg</text:p>
          </table:table-cell>
          <table:table-cell office:value-type="string" calcext:value-type="string">
            <text:p><text:a xlink:href="https://drive.google.com/uc?export=view&amp;id=1RpmgFVRmyItKFN6SwbrYeNrICcXmKPrg" xlink:type="simple">https://drive.google.com/uc?export=view&amp;id=1RpmgFVRmyItKFN6SwbrYeNrICcXmKPrg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1.jpg</text:p>
          </table:table-cell>
          <table:table-cell office:value-type="string" calcext:value-type="string">
            <text:p><text:a xlink:href="https://drive.google.com/uc?export=view&amp;id=1O6QhYJth5BKcjYUNMPP8YltE8zKwhPeA" xlink:type="simple">https://drive.google.com/uc?export=view&amp;id=1O6QhYJth5BKcjYUNMPP8YltE8zKwhPeA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2.jpg</text:p>
          </table:table-cell>
          <table:table-cell office:value-type="string" calcext:value-type="string">
            <text:p><text:a xlink:href="https://drive.google.com/uc?export=view&amp;id=1wJ8o19ZUsyhNfCrdgHOuzjx4UAc_YsVq" xlink:type="simple">https://drive.google.com/uc?export=view&amp;id=1wJ8o19ZUsyhNfCrdgHOuzjx4UAc_YsVq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3.jpg</text:p>
          </table:table-cell>
          <table:table-cell office:value-type="string" calcext:value-type="string">
            <text:p><text:a xlink:href="https://drive.google.com/uc?export=view&amp;id=1ZpiLQRq0ry50kOkOYD7IKQZvVZaSbaT5" xlink:type="simple">https://drive.google.com/uc?export=view&amp;id=1ZpiLQRq0ry50kOkOYD7IKQZvVZaSbaT5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4.jpg</text:p>
          </table:table-cell>
          <table:table-cell office:value-type="string" calcext:value-type="string">
            <text:p><text:a xlink:href="https://drive.google.com/uc?export=view&amp;id=1wihf9vNUC_yhPqTsMP6_HdbiBqrMm6Mt" xlink:type="simple">https://drive.google.com/uc?export=view&amp;id=1wihf9vNUC_yhPqTsMP6_HdbiBqrMm6Mt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5.jpg</text:p>
          </table:table-cell>
          <table:table-cell office:value-type="string" calcext:value-type="string">
            <text:p><text:a xlink:href="https://drive.google.com/uc?export=view&amp;id=1nQhOyOXFteXX09lpcglPPKtLEpeEM8yy" xlink:type="simple">https://drive.google.com/uc?export=view&amp;id=1nQhOyOXFteXX09lpcglPPKtLEpeEM8yy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6.jpg</text:p>
          </table:table-cell>
          <table:table-cell office:value-type="string" calcext:value-type="string">
            <text:p><text:a xlink:href="https://drive.google.com/uc?export=view&amp;id=1vF1DvHTUzfjyF9tfoh6MjHSnxxfVF14m" xlink:type="simple">https://drive.google.com/uc?export=view&amp;id=1vF1DvHTUzfjyF9tfoh6MjHSnxxfVF14m</text:a></text:p>
          </table:table-cell>
          <table:table-cell office:value-type="string" calcext:value-type="string">
            <text:p>Kiama Kia Ma</text:p>
          </table:table-cell>
        </table:table-row>
        <table:table-row table:style-name="ro1">
          <table:table-cell office:value-type="string" calcext:value-type="string">
            <text:p>pre17.jpg</text:p>
          </table:table-cell>
          <table:table-cell office:value-type="string" calcext:value-type="string">
            <text:p><text:a xlink:href="https://drive.google.com/uc?export=view&amp;id=1jDsWyPQtCWL_icq3VI3SA6UW1M3SlsN0" xlink:type="simple">https://drive.google.com/uc?export=view&amp;id=1jDsWyPQtCWL_icq3VI3SA6UW1M3SlsN0</text:a></text:p>
          </table:table-cell>
          <table:table-cell office:value-type="string" calcext:value-type="string">
            <text:p>Kiama Kia Ma</text:p>
          </table:table-cell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rver" table:style-name="ta1">
        <office:forms form:automatic-focus="false" form:apply-design-mode="false"/>
        <table:table-column table:style-name="co12" table:default-cell-style-name="ce33"/>
        <table:table-column table:style-name="co13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table:style-name="ce32" office:value-type="string" calcext:value-type="string">
            <text:p>IMAGE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KEYWORD</text:p>
          </table:table-cell>
          <table:table-cell table:style-name="ce37" table:number-columns-repeated="1021"/>
        </table:table-row>
        <table:table-row table:style-name="ro1">
          <table:table-cell office:value-type="string" calcext:value-type="string">
            <text:p>athuri.jpg</text:p>
          </table:table-cell>
          <table:table-cell office:value-type="string" calcext:value-type="string">
            <text:p><text:a xlink:href="http://206.189.207.206/pictures/mutall_chama_logo/athuri.jpg" xlink:type="simple">http://206.189.207.206/pictures/mutall_chama_logo/athuri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anamama.jpg</text:p>
          </table:table-cell>
          <table:table-cell office:value-type="string" calcext:value-type="string">
            <text:p><text:a xlink:href="http://206.189.207.206/pictures/mutall_chama_logo/babanamama.jpg" xlink:type="simple">http://206.189.207.206/pictures/mutall_chama_logo/babanamama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amchasers.jpg</text:p>
          </table:table-cell>
          <table:table-cell office:value-type="string" calcext:value-type="string">
            <text:p><text:a xlink:href="http://206.189.207.206/pictures/mutall_chama_logo/dreamchasers.jpg" xlink:type="simple">http://206.189.207.206/pictures/mutall_chama_logo/dreamchasers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et.jpg</text:p>
          </table:table-cell>
          <table:table-cell office:value-type="string" calcext:value-type="string">
            <text:p><text:a xlink:href="http://206.189.207.206/pictures/mutall_chama_logo/fleet.jpg" xlink:type="simple">http://206.189.207.206/pictures/mutall_chama_logo/fleet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oneers.jpg</text:p>
          </table:table-cell>
          <table:table-cell office:value-type="string" calcext:value-type="string">
            <text:p><text:a xlink:href="http://206.189.207.206/pictures/mutall_chama_logo/pioneers.jpg" xlink:type="simple">http://206.189.207.206/pictures/mutall_chama_logo/pioneers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fhelp.jpg</text:p>
          </table:table-cell>
          <table:table-cell office:value-type="string" calcext:value-type="string">
            <text:p><text:a xlink:href="http://206.189.207.206/pictures/mutall_chama_logo/selfhelp.jpg" xlink:type="simple">http://206.189.207.206/pictures/mutall_chama_logo/selfhelp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eegates.jpg</text:p>
          </table:table-cell>
          <table:table-cell office:value-type="string" calcext:value-type="string">
            <text:p><text:a xlink:href="http://206.189.207.206/pictures/mutall_chama_logo/threegates.jpg" xlink:type="simple">http://206.189.207.206/pictures/mutall_chama_logo/threegates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unganewomen.jpg</text:p>
          </table:table-cell>
          <table:table-cell office:value-type="string" calcext:value-type="string">
            <text:p><text:a xlink:href="http://206.189.207.206/pictures/mutall_chama_logo/tuunganewomen.jpg" xlink:type="simple">http://206.189.207.206/pictures/mutall_chama_logo/tuunganewomen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vuzela.jpg</text:p>
          </table:table-cell>
          <table:table-cell office:value-type="string" calcext:value-type="string">
            <text:p><text:a xlink:href="http://206.189.207.206/pictures/mutall_chama_logo/vuvuzela.jpg" xlink:type="simple">http://206.189.207.206/pictures/mutall_chama_logo/vuvuzela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fulkids.jpg</text:p>
          </table:table-cell>
          <table:table-cell office:value-type="string" calcext:value-type="string">
            <text:p><text:a xlink:href="http://206.189.207.206/pictures/mutall_chama_logo/wonderfulkids.jpg" xlink:type="simple">http://206.189.207.206/pictures/mutall_chama_logo/wonderfulkids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joy.jpg</text:p>
          </table:table-cell>
          <table:table-cell office:value-type="string" calcext:value-type="string">
            <text:p><text:a xlink:href="http://206.189.207.206/pictures/mutall_chama_logo/wonderjoy.jpg" xlink:type="simple">http://206.189.207.206/pictures/mutall_chama_logo/wonderjoy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ngM.jpg</text:p>
          </table:table-cell>
          <table:table-cell office:value-type="string" calcext:value-type="string">
            <text:p><text:a xlink:href="http://206.189.207.206/pictures/mutall_chama_logo/youngM.jpg" xlink:type="simple">http://206.189.207.206/pictures/mutall_chama_logo/youngM.jpg</text:a></text:p>
          </table:table-cell>
          <table:table-cell office:value-type="string" calcext:value-type="string">
            <text:p>mutall_chama_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 cousins.jpg</text:p>
          </table:table-cell>
          <table:table-cell office:value-type="string" calcext:value-type="string">
            <text:p><text:a xlink:href="http://206.189.207.206/pictures/chic%20joint/pombe/4%20cousins.jpg" xlink:type="simple">http://206.189.207.206/pictures/chic joint/pombe/4 cousin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ro.jpg</text:p>
          </table:table-cell>
          <table:table-cell office:value-type="string" calcext:value-type="string">
            <text:p><text:a xlink:href="http://206.189.207.206/pictures/chic%20joint/pombe/alvaro.jpg" xlink:type="simple">http://206.189.207.206/pictures/chic joint/pombe/alvaro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ro2.jpg</text:p>
          </table:table-cell>
          <table:table-cell office:value-type="string" calcext:value-type="string">
            <text:p><text:a xlink:href="http://206.189.207.206/pictures/chic%20joint/pombe/alvaro2.jpg" xlink:type="simple">http://206.189.207.206/pictures/chic joint/pombe/alvaro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ula.jpg</text:p>
          </table:table-cell>
          <table:table-cell office:value-type="string" calcext:value-type="string">
            <text:p><text:a xlink:href="http://206.189.207.206/pictures/chic%20joint/pombe/amarula.jpg" xlink:type="simple">http://206.189.207.206/pictures/chic joint/pombe/amarul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ozi.jpg</text:p>
          </table:table-cell>
          <table:table-cell office:value-type="string" calcext:value-type="string">
            <text:p><text:a xlink:href="http://206.189.207.206/pictures/chic%20joint/pombe/balozi.jpg" xlink:type="simple">http://206.189.207.206/pictures/chic joint/pombe/balozi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ozi2.jpg</text:p>
          </table:table-cell>
          <table:table-cell office:value-type="string" calcext:value-type="string">
            <text:p><text:a xlink:href="http://206.189.207.206/pictures/chic%20joint/pombe/balozi2.jpg" xlink:type="simple">http://206.189.207.206/pictures/chic joint/pombe/balozi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on white.jpg</text:p>
          </table:table-cell>
          <table:table-cell office:value-type="string" calcext:value-type="string">
            <text:p><text:a xlink:href="http://206.189.207.206/pictures/chic%20joint/pombe/baron%20white.jpg" xlink:type="simple">http://206.189.207.206/pictures/chic joint/pombe/baron whit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 whissky.jpg</text:p>
          </table:table-cell>
          <table:table-cell office:value-type="string" calcext:value-type="string">
            <text:p><text:a xlink:href="http://206.189.207.206/pictures/chic%20joint/pombe/best%20whissky.jpg" xlink:type="simple">http://206.189.207.206/pictures/chic joint/pombe/best whissky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label.jpg</text:p>
          </table:table-cell>
          <table:table-cell office:value-type="string" calcext:value-type="string">
            <text:p><text:a xlink:href="http://206.189.207.206/pictures/chic%20joint/pombe/black%20label.jpg" xlink:type="simple">http://206.189.207.206/pictures/chic joint/pombe/black labe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label2.jpg</text:p>
          </table:table-cell>
          <table:table-cell office:value-type="string" calcext:value-type="string">
            <text:p><text:a xlink:href="http://206.189.207.206/pictures/chic%20joint/pombe/black%20label2.jpg" xlink:type="simple">http://206.189.207.206/pictures/chic joint/pombe/black label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 label.jpg</text:p>
          </table:table-cell>
          <table:table-cell table:style-name="ce36" office:value-type="string" calcext:value-type="string">
            <text:p><text:a xlink:href="http://206.189.207.206/pictures/chic%20joint/pombe/blac%20label.jpg" xlink:type="simple">http://206.189.207.206/pictures/chic joint/pombe/blac labe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ino.jpg</text:p>
          </table:table-cell>
          <table:table-cell office:value-type="string" calcext:value-type="string">
            <text:p><text:a xlink:href="http://206.189.207.206/pictures/chic%20joint/pombe/camino.jpg" xlink:type="simple">http://206.189.207.206/pictures/chic joint/pombe/camino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e wine.jpg</text:p>
          </table:table-cell>
          <table:table-cell office:value-type="string" calcext:value-type="string">
            <text:p><text:a xlink:href="http://206.189.207.206/pictures/chic%20joint/pombe/cape%20wine%202.jpg" xlink:type="simple">http://206.189.207.206/pictures/chic joint/pombe/cape wine 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e wine 2.jpg</text:p>
          </table:table-cell>
          <table:table-cell office:value-type="string" calcext:value-type="string">
            <text:p><text:a xlink:href="http://206.189.207.206/pictures/chic%20joint/pombe/cape%20wine.jpg" xlink:type="simple">http://206.189.207.206/pictures/chic joint/pombe/cape wi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rice.jpg</text:p>
          </table:table-cell>
          <table:table-cell office:value-type="string" calcext:value-type="string">
            <text:p><text:a xlink:href="http://206.189.207.206/pictures/chic%20joint/pombe/caprice.jpg" xlink:type="simple">http://206.189.207.206/pictures/chic joint/pombe/capric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tain morgan.jpg</text:p>
          </table:table-cell>
          <table:table-cell office:value-type="string" calcext:value-type="string">
            <text:p><text:a xlink:href="http://206.189.207.206/pictures/chic%20joint/pombe/captain%20morgan.jpg" xlink:type="simple">http://206.189.207.206/pictures/chic joint/pombe/captain morg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s.jpg</text:p>
          </table:table-cell>
          <table:table-cell office:value-type="string" calcext:value-type="string">
            <text:p><text:a xlink:href="http://206.189.207.206/pictures/chic%20joint/pombe/cards.jpg" xlink:type="simple">http://206.189.207.206/pictures/chic joint/pombe/card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voisier.jpg</text:p>
          </table:table-cell>
          <table:table-cell office:value-type="string" calcext:value-type="string">
            <text:p><text:a xlink:href="http://206.189.207.206/pictures/chic%20joint/pombe/carvoisier.jpg" xlink:type="simple">http://206.189.207.206/pictures/chic joint/pombe/carvoisi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ar bottles.jpg</text:p>
          </table:table-cell>
          <table:table-cell office:value-type="string" calcext:value-type="string">
            <text:p><text:a xlink:href="http://206.189.207.206/pictures/chic%20joint/pombe/cellar%20bottles.jpg" xlink:type="simple">http://206.189.207.206/pictures/chic joint/pombe/cellar bottle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ar red.jpg</text:p>
          </table:table-cell>
          <table:table-cell office:value-type="string" calcext:value-type="string">
            <text:p><text:a xlink:href="http://206.189.207.206/pictures/chic%20joint/pombe/cellar%20red.jpg" xlink:type="simple">http://206.189.207.206/pictures/chic joint/pombe/cellar red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ar whites.jpg</text:p>
          </table:table-cell>
          <table:table-cell office:value-type="string" calcext:value-type="string">
            <text:p><text:a xlink:href="http://206.189.207.206/pictures/chic%20joint/pombe/cellar%20whites.jpg" xlink:type="simple">http://206.189.207.206/pictures/chic joint/pombe/cellar white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dor.jpg</text:p>
          </table:table-cell>
          <table:table-cell office:value-type="string" calcext:value-type="string">
            <text:p><text:a xlink:href="http://206.189.207.206/pictures/chic%20joint/pombe/chamdor.jpg" xlink:type="simple">http://206.189.207.206/pictures/chic joint/pombe/chamdo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vas.jpg</text:p>
          </table:table-cell>
          <table:table-cell office:value-type="string" calcext:value-type="string">
            <text:p><text:a xlink:href="http://206.189.207.206/pictures/chic%20joint/pombe/chivas.jpg" xlink:type="simple">http://206.189.207.206/pictures/chic joint/pombe/chiva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ke zero.jpg</text:p>
          </table:table-cell>
          <table:table-cell office:value-type="string" calcext:value-type="string">
            <text:p><text:a xlink:href="http://206.189.207.206/pictures/chic%20joint/pombe/coke%20zero.jpg" xlink:type="simple">http://206.189.207.206/pictures/chic joint/pombe/coke zero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y.jpg</text:p>
          </table:table-cell>
          <table:table-cell office:value-type="string" calcext:value-type="string">
            <text:p><text:a xlink:href="http://206.189.207.206/pictures/chic%20joint/pombe/county.jpg" xlink:type="simple">http://206.189.207.206/pictures/chic joint/pombe/county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monte.png</text:p>
          </table:table-cell>
          <table:table-cell office:value-type="string" calcext:value-type="string">
            <text:p><text:a xlink:href="http://206.189.207.206/pictures/chic%20joint/pombe/delmonte.png" xlink:type="simple">http://206.189.207.206/pictures/chic joint/pombe/delmonte.pn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sty hof.jpg</text:p>
          </table:table-cell>
          <table:table-cell office:value-type="string" calcext:value-type="string">
            <text:p><text:a xlink:href="http://206.189.207.206/pictures/chic%20joint/pombe/drosty%20hof.jpg" xlink:type="simple">http://206.189.207.206/pictures/chic joint/pombe/drosty hof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wine.jpg</text:p>
          </table:table-cell>
          <table:table-cell office:value-type="string" calcext:value-type="string">
            <text:p><text:a xlink:href="http://206.189.207.206/pictures/chic%20joint/pombe/dry%20wine.jpg" xlink:type="simple">http://206.189.207.206/pictures/chic joint/pombe/dry wi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nhill.jpg</text:p>
          </table:table-cell>
          <table:table-cell office:value-type="string" calcext:value-type="string">
            <text:p><text:a xlink:href="http://206.189.207.206/pictures/chic%20joint/pombe/dunhill.jpg" xlink:type="simple">http://206.189.207.206/pictures/chic joint/pombe/dunhil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assy cigaretts.jpg</text:p>
          </table:table-cell>
          <table:table-cell office:value-type="string" calcext:value-type="string">
            <text:p><text:a xlink:href="http://206.189.207.206/pictures/chic%20joint/pombe/embassy%20cigaretts.jpg" xlink:type="simple">http://206.189.207.206/pictures/chic joint/pombe/embassy cigarett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ous.jpg</text:p>
          </table:table-cell>
          <table:table-cell office:value-type="string" calcext:value-type="string">
            <text:p><text:a xlink:href="http://206.189.207.206/pictures/chic%20joint/pombe/famous.jpg" xlink:type="simple">http://206.189.207.206/pictures/chic joint/pombe/famou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ous groude.jpg</text:p>
          </table:table-cell>
          <table:table-cell office:value-type="string" calcext:value-type="string">
            <text:p><text:a xlink:href="http://206.189.207.206/pictures/chic%20joint/pombe/famous%20groude.jpg" xlink:type="simple">http://206.189.207.206/pictures/chic joint/pombe/famous groud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beys.jpg</text:p>
          </table:table-cell>
          <table:table-cell office:value-type="string" calcext:value-type="string">
            <text:p><text:a xlink:href="http://206.189.207.206/pictures/chic%20joint/pombe/gilbeys.jpg" xlink:type="simple">http://206.189.207.206/pictures/chic joint/pombe/gilbey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beys2.jpg</text:p>
          </table:table-cell>
          <table:table-cell office:value-type="string" calcext:value-type="string">
            <text:p><text:a xlink:href="http://206.189.207.206/pictures/chic%20joint/pombe/gilbeys2.jpg" xlink:type="simple">http://206.189.207.206/pictures/chic joint/pombe/gilbeys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fidich.jpg</text:p>
          </table:table-cell>
          <table:table-cell office:value-type="string" calcext:value-type="string">
            <text:p><text:a xlink:href="http://206.189.207.206/pictures/chic%20joint/pombe/glenfidich.jpg" xlink:type="simple">http://206.189.207.206/pictures/chic joint/pombe/glenfidich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rdons.jpg</text:p>
          </table:table-cell>
          <table:table-cell office:value-type="string" calcext:value-type="string">
            <text:p><text:a xlink:href="http://206.189.207.206/pictures/chic%20joint/pombe/gordons.jpg" xlink:type="simple">http://206.189.207.206/pictures/chic joint/pombe/gordon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s.jpg</text:p>
          </table:table-cell>
          <table:table-cell office:value-type="string" calcext:value-type="string">
            <text:p><text:a xlink:href="http://206.189.207.206/pictures/chic%20joint/pombe/grants.jpg" xlink:type="simple">http://206.189.207.206/pictures/chic joint/pombe/grant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nes kubwa can.jpg</text:p>
          </table:table-cell>
          <table:table-cell office:value-type="string" calcext:value-type="string">
            <text:p><text:a xlink:href="http://206.189.207.206/pictures/chic%20joint/pombe/guines%20kubwa%20can.jpg" xlink:type="simple">http://206.189.207.206/pictures/chic joint/pombe/guines kubwa c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ness black.jpg</text:p>
          </table:table-cell>
          <table:table-cell office:value-type="string" calcext:value-type="string">
            <text:p><text:a xlink:href="http://206.189.207.206/pictures/chic%20joint/pombe/guiness%20black.jpg" xlink:type="simple">http://206.189.207.206/pictures/chic joint/pombe/guiness black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ness black kubwa.jpg</text:p>
          </table:table-cell>
          <table:table-cell office:value-type="string" calcext:value-type="string">
            <text:p><text:a xlink:href="http://206.189.207.206/pictures/chic%20joint/pombe/guiness%20black%20kubwa.jpg" xlink:type="simple">http://206.189.207.206/pictures/chic joint/pombe/guiness black kubw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nrss kubwa.jpg</text:p>
          </table:table-cell>
          <table:table-cell office:value-type="string" calcext:value-type="string">
            <text:p><text:a xlink:href="http://206.189.207.206/pictures/chic%20joint/pombe/guinrss%20kubwa.jpg" xlink:type="simple">http://206.189.207.206/pictures/chic joint/pombe/guinrss kubw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eken.jpg</text:p>
          </table:table-cell>
          <table:table-cell office:value-type="string" calcext:value-type="string">
            <text:p><text:a xlink:href="http://206.189.207.206/pictures/chic%20joint/pombe/heieken.jpg" xlink:type="simple">http://206.189.207.206/pictures/chic joint/pombe/heieke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neysy vsoop.jpg</text:p>
          </table:table-cell>
          <table:table-cell office:value-type="string" calcext:value-type="string">
            <text:p><text:a xlink:href="http://206.189.207.206/pictures/chic%20joint/pombe/henneysy%20vsoop.jpg" xlink:type="simple">http://206.189.207.206/pictures/chic joint/pombe/henneysy vsoop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 wine.jpg</text:p>
          </table:table-cell>
          <table:table-cell office:value-type="string" calcext:value-type="string">
            <text:p><text:a xlink:href="http://206.189.207.206/pictures/chic%20joint/pombe/horizon%20wine.jpg" xlink:type="simple">http://206.189.207.206/pictures/chic joint/pombe/horizon wi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s.jpg</text:p>
          </table:table-cell>
          <table:table-cell office:value-type="string" calcext:value-type="string">
            <text:p><text:a xlink:href="http://206.189.207.206/pictures/chic%20joint/pombe/hunters.jpg" xlink:type="simple">http://206.189.207.206/pictures/chic joint/pombe/hunter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 daniels.jpg</text:p>
          </table:table-cell>
          <table:table-cell office:value-type="string" calcext:value-type="string">
            <text:p><text:a xlink:href="http://206.189.207.206/pictures/chic%20joint/pombe/jack%20daniels.jpg" xlink:type="simple">http://206.189.207.206/pictures/chic joint/pombe/jack daniel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on.jpg</text:p>
          </table:table-cell>
          <table:table-cell office:value-type="string" calcext:value-type="string">
            <text:p><text:a xlink:href="http://206.189.207.206/pictures/chic%20joint/pombe/jameson.jpg" xlink:type="simple">http://206.189.207.206/pictures/chic joint/pombe/jameso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&amp;b.jpg</text:p>
          </table:table-cell>
          <table:table-cell office:value-type="string" calcext:value-type="string">
            <text:p><text:a xlink:href="http://206.189.207.206/pictures/chic%20joint/pombe/j%26b.jpg" xlink:type="simple">http://206.189.207.206/pictures/chic joint/pombe/j%26b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germister.jpg</text:p>
          </table:table-cell>
          <table:table-cell office:value-type="string" calcext:value-type="string">
            <text:p><text:a xlink:href="http://206.189.207.206/pictures/chic%20joint/pombe/jegermister.jpg" xlink:type="simple">http://206.189.207.206/pictures/chic joint/pombe/jegermist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ie walker.jpg</text:p>
          </table:table-cell>
          <table:table-cell office:value-type="string" calcext:value-type="string">
            <text:p><text:a xlink:href="http://206.189.207.206/pictures/chic%20joint/pombe/johnnie%20walker.jpg" xlink:type="simple">http://206.189.207.206/pictures/chic joint/pombe/johnnie walk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nie walker2.jpg</text:p>
          </table:table-cell>
          <table:table-cell office:value-type="string" calcext:value-type="string">
            <text:p><text:a xlink:href="http://206.189.207.206/pictures/chic%20joint/pombe/johnnie%20walker2.jpg" xlink:type="simple">http://206.189.207.206/pictures/chic joint/pombe/johnnie walker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ya cane.jpg</text:p>
          </table:table-cell>
          <table:table-cell office:value-type="string" calcext:value-type="string">
            <text:p><text:a xlink:href="http://206.189.207.206/pictures/chic%20joint/pombe/kenya%20cane.jpg" xlink:type="simple">http://206.189.207.206/pictures/chic joint/pombe/kenya ca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inget 1.5l.jpg</text:p>
          </table:table-cell>
          <table:table-cell office:value-type="string" calcext:value-type="string">
            <text:p><text:a xlink:href="http://206.189.207.206/pictures/chic%20joint/pombe/keringet%201.5l.jpg" xlink:type="simple">http://206.189.207.206/pictures/chic joint/pombe/keringet 1.5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inget 1l.jpg</text:p>
          </table:table-cell>
          <table:table-cell office:value-type="string" calcext:value-type="string">
            <text:p><text:a xlink:href="http://206.189.207.206/pictures/chic%20joint/pombe/keringet%201l.jpg" xlink:type="simple">http://206.189.207.206/pictures/chic joint/pombe/keringet 1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bao.jpg</text:p>
          </table:table-cell>
          <table:table-cell office:value-type="string" calcext:value-type="string">
            <text:p><text:a xlink:href="http://206.189.207.206/pictures/chic%20joint/pombe/kibao.jpg" xlink:type="simple">http://206.189.207.206/pictures/chic joint/pombe/kibao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fisher.jpg</text:p>
          </table:table-cell>
          <table:table-cell table:style-name="ce36" office:value-type="string" calcext:value-type="string">
            <text:p><text:a xlink:href="http://206.189.207.206/pictures/chic%20joint/pombe/kingfisher.jpg" xlink:type="simple">http://206.189.207.206/pictures/chic joint/pombe/kingfish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v brandy.jpg</text:p>
          </table:table-cell>
          <table:table-cell office:value-type="string" calcext:value-type="string">
            <text:p><text:a xlink:href="http://206.189.207.206/pictures/chic%20joint/pombe/kwv%20brandy.jpg" xlink:type="simple">http://206.189.207.206/pictures/chic joint/pombe/kwv brandy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v white.jpg</text:p>
          </table:table-cell>
          <table:table-cell office:value-type="string" calcext:value-type="string">
            <text:p><text:a xlink:href="http://206.189.207.206/pictures/chic%20joint/pombe/kwv%20white.jpg" xlink:type="simple">http://206.189.207.206/pictures/chic joint/pombe/kwv whit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v white2.jpg</text:p>
          </table:table-cell>
          <table:table-cell office:value-type="string" calcext:value-type="string">
            <text:p><text:a xlink:href="http://206.189.207.206/pictures/chic%20joint/pombe/kwv%20white2.jpg" xlink:type="simple">http://206.189.207.206/pictures/chic joint/pombe/kwv white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e juice.jpg</text:p>
          </table:table-cell>
          <table:table-cell office:value-type="string" calcext:value-type="string">
            <text:p><text:a xlink:href="http://206.189.207.206/pictures/chic%20joint/pombe/lime%20juice.jpg" xlink:type="simple">http://206.189.207.206/pictures/chic joint/pombe/lime juic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el.jpg</text:p>
          </table:table-cell>
          <table:table-cell office:value-type="string" calcext:value-type="string">
            <text:p><text:a xlink:href="http://206.189.207.206/pictures/chic%20joint/pombe/martel.jpg" xlink:type="simple">http://206.189.207.206/pictures/chic joint/pombe/marte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chbox.jpg</text:p>
          </table:table-cell>
          <table:table-cell office:value-type="string" calcext:value-type="string">
            <text:p><text:a xlink:href="http://206.189.207.206/pictures/chic%20joint/pombe/matchbox.jpg" xlink:type="simple">http://206.189.207.206/pictures/chic joint/pombe/matchbox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derburg.jpg</text:p>
          </table:table-cell>
          <table:table-cell office:value-type="string" calcext:value-type="string">
            <text:p><text:a xlink:href="http://206.189.207.206/pictures/chic%20joint/pombe/nederburg.jpg" xlink:type="simple">http://206.189.207.206/pictures/chic joint/pombe/nederburg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adol.jpg</text:p>
          </table:table-cell>
          <table:table-cell office:value-type="string" calcext:value-type="string">
            <text:p><text:a xlink:href="http://206.189.207.206/pictures/chic%20joint/pombe/panadol.jpg" xlink:type="simple">http://206.189.207.206/pictures/chic joint/pombe/panado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port.jpg</text:p>
          </table:table-cell>
          <table:table-cell office:value-type="string" calcext:value-type="string">
            <text:p><text:a xlink:href="http://206.189.207.206/pictures/chic%20joint/pombe/passport.jpg" xlink:type="simple">http://206.189.207.206/pictures/chic joint/pombe/passport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asol.jpg</text:p>
          </table:table-cell>
          <table:table-cell office:value-type="string" calcext:value-type="string">
            <text:p><text:a xlink:href="http://206.189.207.206/pictures/chic%20joint/pombe/penasol.jpg" xlink:type="simple">http://206.189.207.206/pictures/chic joint/pombe/penaso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asol bottle.jpg</text:p>
          </table:table-cell>
          <table:table-cell office:value-type="string" calcext:value-type="string">
            <text:p><text:a xlink:href="http://206.189.207.206/pictures/chic%20joint/pombe/penasol%20bottle.jpg" xlink:type="simple">http://206.189.207.206/pictures/chic joint/pombe/penasol bottl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sner.jpg</text:p>
          </table:table-cell>
          <table:table-cell office:value-type="string" calcext:value-type="string">
            <text:p><text:a xlink:href="http://206.189.207.206/pictures/chic%20joint/pombe/pilsner.jpg" xlink:type="simple">http://206.189.207.206/pictures/chic joint/pombe/pilsn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sner2.jpg</text:p>
          </table:table-cell>
          <table:table-cell office:value-type="string" calcext:value-type="string">
            <text:p><text:a xlink:href="http://206.189.207.206/pictures/chic%20joint/pombe/pilsner2.jpg" xlink:type="simple">http://206.189.207.206/pictures/chic joint/pombe/pilsner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pov.jpg</text:p>
          </table:table-cell>
          <table:table-cell office:value-type="string" calcext:value-type="string">
            <text:p><text:a xlink:href="http://206.189.207.206/pictures/chic%20joint/pombe/popov.jpg" xlink:type="simple">http://206.189.207.206/pictures/chic joint/pombe/popov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shkin.jpg</text:p>
          </table:table-cell>
          <table:table-cell office:value-type="string" calcext:value-type="string">
            <text:p><text:a xlink:href="http://206.189.207.206/pictures/chic%20joint/pombe/pushkin.jpg" xlink:type="simple">http://206.189.207.206/pictures/chic joint/pombe/pushki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bull.jpg</text:p>
          </table:table-cell>
          <table:table-cell office:value-type="string" calcext:value-type="string">
            <text:p><text:a xlink:href="http://206.189.207.206/pictures/chic%20joint/pombe/redbull.jpg" xlink:type="simple">http://206.189.207.206/pictures/chic joint/pombe/redbull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horse.jpg</text:p>
          </table:table-cell>
          <table:table-cell office:value-type="string" calcext:value-type="string">
            <text:p><text:a xlink:href="http://206.189.207.206/pictures/chic%20joint/pombe/red%20horse.jpg" xlink:type="simple">http://206.189.207.206/pictures/chic joint/pombe/red hors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horse.jpg</text:p>
          </table:table-cell>
          <table:table-cell office:value-type="string" calcext:value-type="string">
            <text:p><text:a xlink:href="http://206.189.207.206/pictures/chic%20joint/pombe/redhorse.jpg" xlink:type="simple">http://206.189.207.206/pictures/chic joint/pombe/redhors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y.jpg</text:p>
          </table:table-cell>
          <table:table-cell office:value-type="string" calcext:value-type="string">
            <text:p><text:a xlink:href="http://206.189.207.206/pictures/chic%20joint/pombe/remy.jpg" xlink:type="simple">http://206.189.207.206/pictures/chic joint/pombe/remy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y martii.jpg</text:p>
          </table:table-cell>
          <table:table-cell office:value-type="string" calcext:value-type="string">
            <text:p><text:a xlink:href="http://206.189.207.206/pictures/chic%20joint/pombe/remy%20martii.jpg" xlink:type="simple">http://206.189.207.206/pictures/chic joint/pombe/remy martii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ot.jpg</text:p>
          </table:table-cell>
          <table:table-cell office:value-type="string" calcext:value-type="string">
            <text:p><text:a xlink:href="http://206.189.207.206/pictures/chic%20joint/pombe/richot.jpg" xlink:type="simple">http://206.189.207.206/pictures/chic joint/pombe/richot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hot2.jpg</text:p>
          </table:table-cell>
          <table:table-cell office:value-type="string" calcext:value-type="string">
            <text:p><text:a xlink:href="http://206.189.207.206/pictures/chic%20joint/pombe/richot2.jpg" xlink:type="simple">http://206.189.207.206/pictures/chic joint/pombe/richot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ma cond.jpg</text:p>
          </table:table-cell>
          <table:table-cell office:value-type="string" calcext:value-type="string">
            <text:p><text:a xlink:href="http://206.189.207.206/pictures/chic%20joint/pombe/salama%20cond.jpg" xlink:type="simple">http://206.189.207.206/pictures/chic joint/pombe/salama cond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 tons.jpg</text:p>
          </table:table-cell>
          <table:table-cell office:value-type="string" calcext:value-type="string">
            <text:p><text:a xlink:href="http://206.189.207.206/pictures/chic%20joint/pombe/single%20tons.jpg" xlink:type="simple">http://206.189.207.206/pictures/chic joint/pombe/single tons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.jpg</text:p>
          </table:table-cell>
          <table:table-cell office:value-type="string" calcext:value-type="string">
            <text:p><text:a xlink:href="http://206.189.207.206/pictures/chic%20joint/pombe/sm.jpg" xlink:type="simple">http://206.189.207.206/pictures/chic joint/pombe/sm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 ice grn.jpg</text:p>
          </table:table-cell>
          <table:table-cell office:value-type="string" calcext:value-type="string">
            <text:p><text:a xlink:href="http://206.189.207.206/pictures/chic%20joint/pombe/sm%20ice%20grn.jpg" xlink:type="simple">http://206.189.207.206/pictures/chic joint/pombe/sm ice gr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rnoff ice black.jpg</text:p>
          </table:table-cell>
          <table:table-cell office:value-type="string" calcext:value-type="string">
            <text:p><text:a xlink:href="http://206.189.207.206/pictures/chic%20joint/pombe/smirnoff%20ice%20black.jpg" xlink:type="simple">http://206.189.207.206/pictures/chic joint/pombe/smirnoff ice black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rnoff ice green.jpg</text:p>
          </table:table-cell>
          <table:table-cell office:value-type="string" calcext:value-type="string">
            <text:p><text:a xlink:href="http://206.189.207.206/pictures/chic%20joint/pombe/smirnoff%20ice%20green.jpg" xlink:type="simple">http://206.189.207.206/pictures/chic joint/pombe/smirnoff ice gree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a.jpg</text:p>
          </table:table-cell>
          <table:table-cell office:value-type="string" calcext:value-type="string">
            <text:p><text:a xlink:href="http://206.189.207.206/pictures/chic%20joint/pombe/soda.jpg" xlink:type="simple">http://206.189.207.206/pictures/chic joint/pombe/sod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man.jpg</text:p>
          </table:table-cell>
          <table:table-cell office:value-type="string" calcext:value-type="string">
            <text:p><text:a xlink:href="http://206.189.207.206/pictures/chic%20joint/pombe/sportman.jpg" xlink:type="simple">http://206.189.207.206/pictures/chic joint/pombe/sportm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.celine.jpg</text:p>
          </table:table-cell>
          <table:table-cell office:value-type="string" calcext:value-type="string">
            <text:p><text:a xlink:href="http://206.189.207.206/pictures/chic%20joint/pombe/st.celine.jpg" xlink:type="simple">http://206.189.207.206/pictures/chic joint/pombe/st.celi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it lager.jpg</text:p>
          </table:table-cell>
          <table:table-cell office:value-type="string" calcext:value-type="string">
            <text:p><text:a xlink:href="http://206.189.207.206/pictures/chic%20joint/pombe/summit%20lager.jpg" xlink:type="simple">http://206.189.207.206/pictures/chic joint/pombe/summit lag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it lger.jpg</text:p>
          </table:table-cell>
          <table:table-cell office:value-type="string" calcext:value-type="string">
            <text:p><text:a xlink:href="http://206.189.207.206/pictures/chic%20joint/pombe/summit%20lger.jpg" xlink:type="simple">http://206.189.207.206/pictures/chic joint/pombe/summit lger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a maria.jpg</text:p>
          </table:table-cell>
          <table:table-cell office:value-type="string" calcext:value-type="string">
            <text:p><text:a xlink:href="http://206.189.207.206/pictures/chic%20joint/pombe/tia%20maria.jpg" xlink:type="simple">http://206.189.207.206/pictures/chic joint/pombe/tia mari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bog.jpg</text:p>
          </table:table-cell>
          <table:table-cell office:value-type="string" calcext:value-type="string">
            <text:p><text:a xlink:href="http://206.189.207.206/pictures/chic%20joint/pombe/tubog.jpg" xlink:type="simple">http://206.189.207.206/pictures/chic joint/pombe/tubog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cid.jpg</text:p>
          </table:table-cell>
          <table:table-cell office:value-type="string" calcext:value-type="string">
            <text:p><text:a xlink:href="http://206.189.207.206/pictures/chic%20joint/pombe/tuskcid.jpg" xlink:type="simple">http://206.189.207.206/pictures/chic joint/pombe/tuskcid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 cider can.jpg</text:p>
          </table:table-cell>
          <table:table-cell office:value-type="string" calcext:value-type="string">
            <text:p><text:a xlink:href="http://206.189.207.206/pictures/chic%20joint/pombe/tusk%20cider%20can.jpg" xlink:type="simple">http://206.189.207.206/pictures/chic joint/pombe/tusk cider c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can.jpg</text:p>
          </table:table-cell>
          <table:table-cell office:value-type="string" calcext:value-type="string">
            <text:p><text:a xlink:href="http://206.189.207.206/pictures/chic%20joint/pombe/tusker%20can.jpg" xlink:type="simple">http://206.189.207.206/pictures/chic joint/pombe/tusker c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cider can.jpg</text:p>
          </table:table-cell>
          <table:table-cell office:value-type="string" calcext:value-type="string">
            <text:p><text:a xlink:href="http://206.189.207.206/pictures/chic%20joint/pombe/tusker%20cider%20can.jpg" xlink:type="simple">http://206.189.207.206/pictures/chic joint/pombe/tusker cider ca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lite.jpg</text:p>
          </table:table-cell>
          <table:table-cell office:value-type="string" calcext:value-type="string">
            <text:p><text:a xlink:href="http://206.189.207.206/pictures/chic%20joint/pombe/tusker%20lite.jpg" xlink:type="simple">http://206.189.207.206/pictures/chic joint/pombe/tusker lit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lite2.jpg</text:p>
          </table:table-cell>
          <table:table-cell office:value-type="string" calcext:value-type="string">
            <text:p><text:a xlink:href="http://206.189.207.206/pictures/chic%20joint/pombe/tusker%20lite2.jpg" xlink:type="simple">http://206.189.207.206/pictures/chic joint/pombe/tusker lite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malt.jpg</text:p>
          </table:table-cell>
          <table:table-cell office:value-type="string" calcext:value-type="string">
            <text:p><text:a xlink:href="http://206.189.207.206/pictures/chic%20joint/pombe/tusker%20malt.jpg" xlink:type="simple">http://206.189.207.206/pictures/chic joint/pombe/tusker malt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Malt.png</text:p>
          </table:table-cell>
          <table:table-cell office:value-type="string" calcext:value-type="string">
            <text:p><text:a xlink:href="http://206.189.207.206/pictures/chic%20joint/pombe/Tusker%20Malt.png" xlink:type="simple">http://206.189.207.206/pictures/chic joint/pombe/Tusker Malt.pn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sker Lager.png</text:p>
          </table:table-cell>
          <table:table-cell office:value-type="string" calcext:value-type="string">
            <text:p><text:a xlink:href="http://206.189.207.206/pictures/chic%20joint/pombe/Tusker%20Lager.png" xlink:type="simple">http://206.189.207.206/pictures/chic joint/pombe/Tusker Lager.pn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ey wine.jpg</text:p>
          </table:table-cell>
          <table:table-cell office:value-type="string" calcext:value-type="string">
            <text:p><text:a xlink:href="http://206.189.207.206/pictures/chic%20joint/pombe/valley%20wine.jpg" xlink:type="simple">http://206.189.207.206/pictures/chic joint/pombe/valley win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t 69.jpg</text:p>
          </table:table-cell>
          <table:table-cell office:value-type="string" calcext:value-type="string">
            <text:p><text:a xlink:href="http://206.189.207.206/pictures/chic%20joint/pombe/vat%2069.jpg" xlink:type="simple">http://206.189.207.206/pictures/chic joint/pombe/vat 69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roy.jpg</text:p>
          </table:table-cell>
          <table:table-cell office:value-type="string" calcext:value-type="string">
            <text:p><text:a xlink:href="http://206.189.207.206/pictures/chic%20joint/pombe/viceroy.jpg" xlink:type="simple">http://206.189.207.206/pictures/chic joint/pombe/viceroy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roy2.jpg</text:p>
          </table:table-cell>
          <table:table-cell office:value-type="string" calcext:value-type="string">
            <text:p><text:a xlink:href="http://206.189.207.206/pictures/chic%20joint/pombe/viceroy2.jpg" xlink:type="simple">http://206.189.207.206/pictures/chic joint/pombe/viceroy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roy3.jpg</text:p>
          </table:table-cell>
          <table:table-cell office:value-type="string" calcext:value-type="string">
            <text:p><text:a xlink:href="http://206.189.207.206/pictures/chic%20joint/pombe/viceroy3.jpg" xlink:type="simple">http://206.189.207.206/pictures/chic joint/pombe/viceroy3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dka.jpg</text:p>
          </table:table-cell>
          <table:table-cell office:value-type="string" calcext:value-type="string">
            <text:p><text:a xlink:href="http://206.189.207.206/pictures/chic%20joint/pombe/vodka.jpg" xlink:type="simple">http://206.189.207.206/pictures/chic joint/pombe/vodka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 cap.jpg</text:p>
          </table:table-cell>
          <table:table-cell office:value-type="string" calcext:value-type="string">
            <text:p><text:a xlink:href="http://206.189.207.206/pictures/chic%20joint/pombe/white%20cap.jpg" xlink:type="simple">http://206.189.207.206/pictures/chic joint/pombe/white cap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 cap2.jpg</text:p>
          </table:table-cell>
          <table:table-cell office:value-type="string" calcext:value-type="string">
            <text:p><text:a xlink:href="http://206.189.207.206/pictures/chic%20joint/pombe/white%20cap2.jpg" xlink:type="simple">http://206.189.207.206/pictures/chic joint/pombe/white cap2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 cap lite.jpg</text:p>
          </table:table-cell>
          <table:table-cell office:value-type="string" calcext:value-type="string">
            <text:p><text:a xlink:href="http://206.189.207.206/pictures/chic%20joint/pombe/white%20cap%20lite.jpg" xlink:type="simple">http://206.189.207.206/pictures/chic joint/pombe/white cap lit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lawson.jpg</text:p>
          </table:table-cell>
          <table:table-cell office:value-type="string" calcext:value-type="string">
            <text:p><text:a xlink:href="http://206.189.207.206/pictures/chic%20joint/pombe/williamlawson.jpg" xlink:type="simple">http://206.189.207.206/pictures/chic joint/pombe/williamlawson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ppa red.jpg</text:p>
          </table:table-cell>
          <table:table-cell office:value-type="string" calcext:value-type="string">
            <text:p><text:a xlink:href="http://206.189.207.206/pictures/chic%20joint/pombe/zappa%20red.jpg" xlink:type="simple">http://206.189.207.206/pictures/chic joint/pombe/zappa red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ppa white.jpg</text:p>
          </table:table-cell>
          <table:table-cell office:value-type="string" calcext:value-type="string">
            <text:p><text:a xlink:href="http://206.189.207.206/pictures/chic%20joint/pombe/zappa%20white.jpg" xlink:type="simple">http://206.189.207.206/pictures/chic joint/pombe/zappa white.jpg</text:a></text:p>
          </table:table-cell>
          <table:table-cell office:value-type="string" calcext:value-type="string">
            <text:p>chic joint – pom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il_grey600_24dp.png</text:p>
          </table:table-cell>
          <table:table-cell office:value-type="string" calcext:value-type="string">
            <text:p><text:a xlink:href="http://206.189.207.206/pictures/chic%20joint/pombe/rough%20rider_files/email_grey600_24dp.png" xlink:type="simple">http://206.189.207.206/pictures/chic joint/pombe/rough rider_files/email_grey600_24dp.png</text:a></text:p>
          </table:table-cell>
          <table:table-cell office:value-type="string" calcext:value-type="string">
            <text:p>chic joint – pombe - rough rider f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b_32x32.png</text:p>
          </table:table-cell>
          <table:table-cell office:value-type="string" calcext:value-type="string">
            <text:p><text:a xlink:href="http://206.189.207.206/pictures/chic%20joint/pombe/rough%20rider_files/fb_32x32.png" xlink:type="simple">http://206.189.207.206/pictures/chic joint/pombe/rough rider_files/fb_32x32.png</text:a></text:p>
          </table:table-cell>
          <table:table-cell office:value-type="string" calcext:value-type="string">
            <text:p>chic joint – pombe - rough rider f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glelogo_color_92x30dp.png</text:p>
          </table:table-cell>
          <table:table-cell office:value-type="string" calcext:value-type="string">
            <text:p><text:a xlink:href="http://206.189.207.206/pictures/chic%20joint/pombe/rough%20rider_files/googlelogo_color_92x30dp.png" xlink:type="simple">http://206.189.207.206/pictures/chic joint/pombe/rough rider_files/googlelogo_color_92x30dp.png</text:a></text:p>
          </table:table-cell>
          <table:table-cell office:value-type="string" calcext:value-type="string">
            <text:p>chic joint – pombe - rough rider f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tter_32x32.png</text:p>
          </table:table-cell>
          <table:table-cell office:value-type="string" calcext:value-type="string">
            <text:p><text:a xlink:href="http://206.189.207.206/pictures/chic%20joint/pombe/rough%20rider_files/twitter_32x32.png" xlink:type="simple">http://206.189.207.206/pictures/chic joint/pombe/rough rider_files/twitter_32x32.png</text:a></text:p>
          </table:table-cell>
          <table:table-cell office:value-type="string" calcext:value-type="string">
            <text:p>chic joint – pombe - rough rider f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1.png</text:p>
          </table:table-cell>
          <table:table-cell office:value-type="string" calcext:value-type="string">
            <text:p><text:a xlink:href="http://206.189.207.206/pictures/class%20models/class1.png" xlink:type="simple">http://206.189.207.206/pictures/class models/class1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2.png</text:p>
          </table:table-cell>
          <table:table-cell office:value-type="string" calcext:value-type="string">
            <text:p><text:a xlink:href="http://206.189.207.206/pictures/class%20models/class2.png" xlink:type="simple">http://206.189.207.206/pictures/class models/class2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3.png</text:p>
          </table:table-cell>
          <table:table-cell office:value-type="string" calcext:value-type="string">
            <text:p><text:a xlink:href="http://206.189.207.206/pictures/class%20models/class3.png" xlink:type="simple">http://206.189.207.206/pictures/class models/class3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look.png</text:p>
          </table:table-cell>
          <table:table-cell office:value-type="string" calcext:value-type="string">
            <text:p><text:a xlink:href="http://206.189.207.206/pictures/class%20models/outlook.png" xlink:type="simple">http://206.189.207.206/pictures/class models/outlook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look2.png</text:p>
          </table:table-cell>
          <table:table-cell office:value-type="string" calcext:value-type="string">
            <text:p><text:a xlink:href="http://206.189.207.206/pictures/class%20models/outlook2.png" xlink:type="simple">http://206.189.207.206/pictures/class models/outlook2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looklatest.png</text:p>
          </table:table-cell>
          <table:table-cell office:value-type="string" calcext:value-type="string">
            <text:p><text:a xlink:href="http://206.189.207.206/pictures/class%20models/outlooklatest.png" xlink:type="simple">http://206.189.207.206/pictures/class models/outlooklatest.png</text:a></text:p>
          </table:table-cell>
          <table:table-cell office:value-type="string" calcext:value-type="string">
            <text:p>class models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alice muthoni njenga.jpg</text:p>
          </table:table-cell>
          <table:table-cell office:value-type="string" calcext:value-type="string">
            <text:p><text:a xlink:href="http://206.189.207.206/pictures/friends/alice%20muthoni%20njenga.jpg" xlink:type="simple">http://206.189.207.206/pictures/friends/alice muthoni njeng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ce muthoni wangondu.jpg</text:p>
          </table:table-cell>
          <table:table-cell office:value-type="string" calcext:value-type="string">
            <text:p><text:a xlink:href="http://206.189.207.206/pictures/friends/alice%20muthoni%20wangondu.jpg" xlink:type="simple">http://206.189.207.206/pictures/friends/alice muthoni wangond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stasia wamuyu githae.jpg</text:p>
          </table:table-cell>
          <table:table-cell office:value-type="string" calcext:value-type="string">
            <text:p><text:a xlink:href="http://206.189.207.206/pictures/friends/anastasia%20wamuyu%20githae.jpg" xlink:type="simple">http://206.189.207.206/pictures/friends/anastasia wamuyu githae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jamin ndegwa.jpg</text:p>
          </table:table-cell>
          <table:table-cell office:value-type="string" calcext:value-type="string">
            <text:p><text:a xlink:href="http://206.189.207.206/pictures/friends/benjamin%20ndegwa.jpg" xlink:type="simple">http://206.189.207.206/pictures/friends/benjamin ndegw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ol buluma.jpg</text:p>
          </table:table-cell>
          <table:table-cell office:value-type="string" calcext:value-type="string">
            <text:p><text:a xlink:href="http://206.189.207.206/pictures/friends/carol%20buluma.jpg" xlink:type="simple">http://206.189.207.206/pictures/friends/carol bulum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joint.png</text:p>
          </table:table-cell>
          <table:table-cell office:value-type="string" calcext:value-type="string">
            <text:p><text:a xlink:href="http://206.189.207.206/pictures/friends/chicjoint.png" xlink:type="simple">http://206.189.207.206/pictures/friends/chicjoint.pn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rian kanake.jpg</text:p>
          </table:table-cell>
          <table:table-cell office:value-type="string" calcext:value-type="string">
            <text:p><text:a xlink:href="http://206.189.207.206/pictures/friends/cyprian%20kanake.jpg" xlink:type="simple">http://206.189.207.206/pictures/friends/cyprian kanake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ly gondosio.jpg</text:p>
          </table:table-cell>
          <table:table-cell office:value-type="string" calcext:value-type="string">
            <text:p><text:a xlink:href="http://206.189.207.206/pictures/friends/emily%20gondosio.jpg" xlink:type="simple">http://206.189.207.206/pictures/friends/emily gondosi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lyne kemunto.jpg</text:p>
          </table:table-cell>
          <table:table-cell office:value-type="string" calcext:value-type="string">
            <text:p><text:a xlink:href="http://206.189.207.206/pictures/friends/evelyne%20kemunto.jpg" xlink:type="simple">http://206.189.207.206/pictures/friends/evelyne kemunt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nce wariara.jpg</text:p>
          </table:table-cell>
          <table:table-cell office:value-type="string" calcext:value-type="string">
            <text:p><text:a xlink:href="http://206.189.207.206/pictures/friends/florence%20wariara.jpg" xlink:type="simple">http://206.189.207.206/pictures/friends/florence wariar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 gachau.jpg</text:p>
          </table:table-cell>
          <table:table-cell office:value-type="string" calcext:value-type="string">
            <text:p><text:a xlink:href="http://206.189.207.206/pictures/friends/frank%20gachau.jpg" xlink:type="simple">http://206.189.207.206/pictures/friends/frank gacha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e githua.jpg</text:p>
          </table:table-cell>
          <table:table-cell office:value-type="string" calcext:value-type="string">
            <text:p><text:a xlink:href="http://206.189.207.206/pictures/friends/george%20githui.jpg" xlink:type="simple">http://206.189.207.206/pictures/friends/george githu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ald murithi waiguchu.jpg</text:p>
          </table:table-cell>
          <table:table-cell office:value-type="string" calcext:value-type="string">
            <text:p><text:a xlink:href="http://206.189.207.206/pictures/friends/gerald%20murithi%20waiguchu.jpg" xlink:type="simple">http://206.189.207.206/pictures/friends/gerald murithi waiguch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ce wamuyu.jpg</text:p>
          </table:table-cell>
          <table:table-cell office:value-type="string" calcext:value-type="string">
            <text:p><text:a xlink:href="http://206.189.207.206/pictures/friends/grace%20wamuyu.jpg" xlink:type="simple">http://206.189.207.206/pictures/friends/grace wamuy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en mwihaki gacheche.jpg</text:p>
          </table:table-cell>
          <table:table-cell office:value-type="string" calcext:value-type="string">
            <text:p><text:a xlink:href="http://206.189.207.206/pictures/friends/helen%20mwihaki%20gacheche.jpg" xlink:type="simple">http://206.189.207.206/pictures/friends/helen mwihaki gacheche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iah mutonyi.jfif</text:p>
          </table:table-cell>
          <table:table-cell office:value-type="string" calcext:value-type="string">
            <text:p><text:a xlink:href="http://206.189.207.206/pictures/friends/Isiah%20mutonyi.jfif" xlink:type="simple">http://206.189.207.206/pictures/friends/Isiah mutonyi.jfif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gathuri.jpg</text:p>
          </table:table-cell>
          <table:table-cell office:value-type="string" calcext:value-type="string">
            <text:p><text:a xlink:href="http://206.189.207.206/pictures/friends/james%20gathuri.jpg" xlink:type="simple">http://206.189.207.206/pictures/friends/james gathur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njenga.jpg</text:p>
          </table:table-cell>
          <table:table-cell office:value-type="string" calcext:value-type="string">
            <text:p><text:a xlink:href="http://206.189.207.206/pictures/friends/james%20njenga.jpg" xlink:type="simple">http://206.189.207.206/pictures/friends/james njeng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gitu chege.jpg</text:p>
          </table:table-cell>
          <table:table-cell office:value-type="string" calcext:value-type="string">
            <text:p><text:a xlink:href="http://206.189.207.206/pictures/friends/john%20gitu%20chege.jpg" xlink:type="simple">http://206.189.207.206/pictures/friends/john gitu chege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ph n. gitonga.jpg</text:p>
          </table:table-cell>
          <table:table-cell office:value-type="string" calcext:value-type="string">
            <text:p><text:a xlink:href="http://206.189.207.206/pictures/friends/joseph%20n.%20gitonga.jpg" xlink:type="simple">http://206.189.207.206/pictures/friends/joseph n. gitong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ani nduruko.jpg</text:p>
          </table:table-cell>
          <table:table-cell office:value-type="string" calcext:value-type="string">
            <text:p><text:a xlink:href="http://206.189.207.206/pictures/friends/kimani%20nduruko.jpg" xlink:type="simple">http://206.189.207.206/pictures/friends/kimani nduruk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ondo mutambuki.jpg</text:p>
          </table:table-cell>
          <table:table-cell office:value-type="string" calcext:value-type="string">
            <text:p><text:a xlink:href="http://206.189.207.206/pictures/friends/kimondo%20mutambuki.jpg" xlink:type="simple">http://206.189.207.206/pictures/friends/kimondo mutambuk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y ngendo nyachomba.jpg</text:p>
          </table:table-cell>
          <table:table-cell office:value-type="string" calcext:value-type="string">
            <text:p><text:a xlink:href="http://206.189.207.206/pictures/friends/lucy%20ngendo%20nyachomba.jpg" xlink:type="simple">http://206.189.207.206/pictures/friends/lucy ngendo nyachomb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garet wairimu kiragu.jpg</text:p>
          </table:table-cell>
          <table:table-cell office:value-type="string" calcext:value-type="string">
            <text:p><text:a xlink:href="http://206.189.207.206/pictures/friends/margaret%20wairimu%20kiragu.jpg" xlink:type="simple">http://206.189.207.206/pictures/friends/margaret wairimu kirag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 muchoki.jpg</text:p>
          </table:table-cell>
          <table:table-cell office:value-type="string" calcext:value-type="string">
            <text:p><text:a xlink:href="http://206.189.207.206/pictures/friends/martin%20muchoki.jpg" xlink:type="simple">http://206.189.207.206/pictures/friends/martin muchok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y kihanya.jpg</text:p>
          </table:table-cell>
          <table:table-cell office:value-type="string" calcext:value-type="string">
            <text:p><text:a xlink:href="http://206.189.207.206/pictures/friends/mary%20kihanya.jpg" xlink:type="simple">http://206.189.207.206/pictures/friends/mary kihany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uthia gichuki.jpg</text:p>
          </table:table-cell>
          <table:table-cell office:value-type="string" calcext:value-type="string">
            <text:p><text:a xlink:href="http://206.189.207.206/pictures/friends/mbuthia%20gichuki.jpg" xlink:type="simple">http://206.189.207.206/pictures/friends/mbuthia gichuk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 gatahi mwango.jpg</text:p>
          </table:table-cell>
          <table:table-cell office:value-type="string" calcext:value-type="string">
            <text:p><text:a xlink:href="http://206.189.207.206/pictures/friends/milton%20gatahi%20mwango.jpg" xlink:type="simple">http://206.189.207.206/pictures/friends/milton gatahi mwang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chiri wachira.jpg</text:p>
          </table:table-cell>
          <table:table-cell office:value-type="string" calcext:value-type="string">
            <text:p><text:a xlink:href="http://206.189.207.206/pictures/friends/muchiri%20wachira.jpg" xlink:type="simple">http://206.189.207.206/pictures/friends/muchiri wachir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deri muriithi.jpg</text:p>
          </table:table-cell>
          <table:table-cell office:value-type="string" calcext:value-type="string">
            <text:p><text:a xlink:href="http://206.189.207.206/pictures/friends/nderi%20muriithi.jpg" xlink:type="simple">http://206.189.207.206/pictures/friends/nderi muriith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gitonga.jpg</text:p>
          </table:table-cell>
          <table:table-cell office:value-type="string" calcext:value-type="string">
            <text:p><text:a xlink:href="http://206.189.207.206/pictures/friends/patrick%20gitonga.jpg" xlink:type="simple">http://206.189.207.206/pictures/friends/patrick gitong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ick wakori.jpg</text:p>
          </table:table-cell>
          <table:table-cell office:value-type="string" calcext:value-type="string">
            <text:p><text:a xlink:href="http://206.189.207.206/pictures/friends/patrick%20wakori.jpg" xlink:type="simple">http://206.189.207.206/pictures/friends/patrick wakor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er k. muraya.jpg</text:p>
          </table:table-cell>
          <table:table-cell office:value-type="string" calcext:value-type="string">
            <text:p><text:a xlink:href="http://206.189.207.206/pictures/friends/peter%20k.%20muraya.jpg" xlink:type="simple">http://206.189.207.206/pictures/friends/peter k. muray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omena sungu.jpg</text:p>
          </table:table-cell>
          <table:table-cell office:value-type="string" calcext:value-type="string">
            <text:p><text:a xlink:href="http://206.189.207.206/pictures/friends/philomena%20sungu.jpg" xlink:type="simple">http://206.189.207.206/pictures/friends/philomena sung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hael gachiri.png</text:p>
          </table:table-cell>
          <table:table-cell office:value-type="string" calcext:value-type="string">
            <text:p><text:a xlink:href="http://206.189.207.206/pictures/friends/rachael%20gachiri.png" xlink:type="simple">http://206.189.207.206/pictures/friends/rachael gachiri.pn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 murimi.jpg</text:p>
          </table:table-cell>
          <table:table-cell office:value-type="string" calcext:value-type="string">
            <text:p><text:a xlink:href="http://206.189.207.206/pictures/friends/robert%20murimi.jpg" xlink:type="simple">http://206.189.207.206/pictures/friends/robert murim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itahanyu gitau.jpg</text:p>
          </table:table-cell>
          <table:table-cell office:value-type="string" calcext:value-type="string">
            <text:p><text:a xlink:href="http://206.189.207.206/pictures/friends/samuel%20itahanyu%20gitau.jpg" xlink:type="simple">http://206.189.207.206/pictures/friends/samuel itahanyu gitau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k. maina.jpg</text:p>
          </table:table-cell>
          <table:table-cell office:value-type="string" calcext:value-type="string">
            <text:p><text:a xlink:href="http://206.189.207.206/pictures/friends/samuel%20k.%20maina.jpg" xlink:type="simple">http://206.189.207.206/pictures/friends/samuel k. main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el machua.jpg</text:p>
          </table:table-cell>
          <table:table-cell office:value-type="string" calcext:value-type="string">
            <text:p><text:a xlink:href="http://206.189.207.206/pictures/friends/samuel%20machua.jpg" xlink:type="simple">http://206.189.207.206/pictures/friends/samuel machua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kanyi.jpg</text:p>
          </table:table-cell>
          <table:table-cell office:value-type="string" calcext:value-type="string">
            <text:p><text:a xlink:href="http://206.189.207.206/pictures/friends/stephen%20kanyi.jpg" xlink:type="simple">http://206.189.207.206/pictures/friends/stephen kanyi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njomo kanogo.jpg</text:p>
          </table:table-cell>
          <table:table-cell office:value-type="string" calcext:value-type="string">
            <text:p><text:a xlink:href="http://206.189.207.206/pictures/friends/stephen%20njomo%20kanogo.jpg" xlink:type="simple">http://206.189.207.206/pictures/friends/stephen njomo kanog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 saitoti kapaiko.jpg</text:p>
          </table:table-cell>
          <table:table-cell office:value-type="string" calcext:value-type="string">
            <text:p><text:a xlink:href="http://206.189.207.206/pictures/friends/stephen%20saitoti%20kapaiko.jpg" xlink:type="simple">http://206.189.207.206/pictures/friends/stephen saitoti kapaiko.jpg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chary k. muchangi.jfif</text:p>
          </table:table-cell>
          <table:table-cell office:value-type="string" calcext:value-type="string">
            <text:p><text:a xlink:href="http://206.189.207.206/pictures/friends/zachary%20k.%20muchangi.jfif" xlink:type="simple">http://206.189.207.206/pictures/friends/zachary k. muchangi.jfif</text:a>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gari.png</text:p>
          </table:table-cell>
          <table:table-cell office:value-type="string" calcext:value-type="string">
            <text:p><text:a xlink:href="http://206.189.207.206/pictures/logo/autogari.png" xlink:type="simple">http://206.189.207.206/pictures/logo/autogari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kjoint.png</text:p>
          </table:table-cell>
          <table:table-cell office:value-type="string" calcext:value-type="string">
            <text:p><text:a xlink:href="http://206.189.207.206/pictures/logo/chickjoint.png" xlink:type="simple">http://206.189.207.206/pictures/logo/chickjoint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kem.png</text:p>
          </table:table-cell>
          <table:table-cell office:value-type="string" calcext:value-type="string">
            <text:p><text:a xlink:href="http://206.189.207.206/pictures/logo/deekem.png" xlink:type="simple">http://206.189.207.206/pictures/logo/deekem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kos3.png</text:p>
          </table:table-cell>
          <table:table-cell office:value-type="string" calcext:value-type="string">
            <text:p><text:a xlink:href="http://206.189.207.206/pictures/logo/deekos3.png" xlink:type="simple">http://206.189.207.206/pictures/logo/deekos3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 puann housing.png</text:p>
          </table:table-cell>
          <table:table-cell office:value-type="string" calcext:value-type="string">
            <text:p><text:a xlink:href="http://206.189.207.206/pictures/logo/emma%20puann%20housing.png" xlink:type="simple">http://206.189.207.206/pictures/logo/emma puann housing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.png</text:p>
          </table:table-cell>
          <table:table-cell office:value-type="string" calcext:value-type="string">
            <text:p><text:a xlink:href="http://206.189.207.206/pictures/logo/eureka.png" xlink:type="simple">http://206.189.207.206/pictures/logo/eureka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cad.png</text:p>
          </table:table-cell>
          <table:table-cell office:value-type="string" calcext:value-type="string">
            <text:p><text:a xlink:href="http://206.189.207.206/pictures/logo/geocad.png" xlink:type="simple">http://206.189.207.206/pictures/logo/geocad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cad2.png</text:p>
          </table:table-cell>
          <table:table-cell office:value-type="string" calcext:value-type="string">
            <text:p><text:a xlink:href="http://206.189.207.206/pictures/logo/geocad2.png" xlink:type="simple">http://206.189.207.206/pictures/logo/geocad2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shaga.png</text:p>
          </table:table-cell>
          <table:table-cell office:value-type="string" calcext:value-type="string">
            <text:p><text:a xlink:href="http://206.189.207.206/pictures/logo/kashaga.png" xlink:type="simple">http://206.189.207.206/pictures/logo/kashaga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kobat.png</text:p>
          </table:table-cell>
          <table:table-cell office:value-type="string" calcext:value-type="string">
            <text:p><text:a xlink:href="http://206.189.207.206/pictures/logo/kekobat.png" xlink:type="simple">http://206.189.207.206/pictures/logo/kekobat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yoai.png</text:p>
          </table:table-cell>
          <table:table-cell office:value-type="string" calcext:value-type="string">
            <text:p><text:a xlink:href="http://206.189.207.206/pictures/logo/kinyoai.png" xlink:type="simple">http://206.189.207.206/pictures/logo/kinyoai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lisha vyema.png</text:p>
          </table:table-cell>
          <table:table-cell office:value-type="string" calcext:value-type="string">
            <text:p><text:a xlink:href="http://206.189.207.206/pictures/logo/kulisha%20vyema.png" xlink:type="simple">http://206.189.207.206/pictures/logo/kulisha vyema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a stea.png</text:p>
          </table:table-cell>
          <table:table-cell office:value-type="string" calcext:value-type="string">
            <text:p><text:a xlink:href="http://206.189.207.206/pictures/logo/maa%20stea.png" xlink:type="simple">http://206.189.207.206/pictures/logo/maa stea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bi ranch.png</text:p>
          </table:table-cell>
          <table:table-cell office:value-type="string" calcext:value-type="string">
            <text:p><text:a xlink:href="http://206.189.207.206/pictures/logo/masabi%20ranch.png" xlink:type="simple">http://206.189.207.206/pictures/logo/masabi ranch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ain top safaris logo.png</text:p>
          </table:table-cell>
          <table:table-cell office:value-type="string" calcext:value-type="string">
            <text:p><text:a xlink:href="http://206.189.207.206/pictures/logo/mountain%20top%20safaris%20logo.png" xlink:type="simple">http://206.189.207.206/pictures/logo/mountain top safaris logo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aintop.png</text:p>
          </table:table-cell>
          <table:table-cell office:value-type="string" calcext:value-type="string">
            <text:p><text:a xlink:href="http://206.189.207.206/pictures/logo/mountaintop.jpg" xlink:type="simple">http://206.189.207.206/pictures/logo/mountaintop.jp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all.jpg</text:p>
          </table:table-cell>
          <table:table-cell office:value-type="string" calcext:value-type="string">
            <text:p><text:a xlink:href="http://206.189.207.206/pictures/logo/mutall.jpg" xlink:type="simple">http://206.189.207.206/pictures/logo/mutall.jp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all.png</text:p>
          </table:table-cell>
          <table:table-cell office:value-type="string" calcext:value-type="string">
            <text:p><text:a xlink:href="http://206.189.207.206/pictures/logo/mutall.png" xlink:type="simple">http://206.189.207.206/pictures/logo/mutall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kuni.png</text:p>
          </table:table-cell>
          <table:table-cell office:value-type="string" calcext:value-type="string">
            <text:p><text:a xlink:href="http://206.189.207.206/pictures/logo/naikuni.png" xlink:type="simple">http://206.189.207.206/pictures/logo/naikuni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kuni2.png</text:p>
          </table:table-cell>
          <table:table-cell office:value-type="string" calcext:value-type="string">
            <text:p><text:a xlink:href="http://206.189.207.206/pictures/logo/naikuni2.png" xlink:type="simple">http://206.189.207.206/pictures/logo/naikuni2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gilai2.png</text:p>
          </table:table-cell>
          <table:table-cell office:value-type="string" calcext:value-type="string">
            <text:p><text:a xlink:href="http://206.189.207.206/pictures/logo/olgilai2.png" xlink:type="simple">http://206.189.207.206/pictures/logo/olgilai2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eteti.png</text:p>
          </table:table-cell>
          <table:table-cell office:value-type="string" calcext:value-type="string">
            <text:p><text:a xlink:href="http://206.189.207.206/pictures/logo/oreteti.png" xlink:type="simple">http://206.189.207.206/pictures/logo/oreteti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otec.png</text:p>
          </table:table-cell>
          <table:table-cell office:value-type="string" calcext:value-type="string">
            <text:p><text:a xlink:href="http://206.189.207.206/pictures/logo/plotec.png" xlink:type="simple">http://206.189.207.206/pictures/logo/plotec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dai.png</text:p>
          </table:table-cell>
          <table:table-cell office:value-type="string" calcext:value-type="string">
            <text:p><text:a xlink:href="http://206.189.207.206/pictures/logo/sidai.png" xlink:type="simple">http://206.189.207.206/pictures/logo/sidai.png</text:a></text:p>
          </table:table-cell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ckjoint.png</text:p>
          </table:table-cell>
          <table:table-cell office:value-type="string" calcext:value-type="string">
            <text:p><text:a xlink:href="http://206.189.207.206/pictures/logos%20raw/chickjoint.png" xlink:type="simple">http://206.189.207.206/pictures/logos raw/chickjoint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kem.bmp</text:p>
          </table:table-cell>
          <table:table-cell office:value-type="string" calcext:value-type="string">
            <text:p><text:a xlink:href="http://206.189.207.206/pictures/logos%20raw/deekem.bmp" xlink:type="simple">http://206.189.207.206/pictures/logos raw/deekem.bmp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kos.bmp</text:p>
          </table:table-cell>
          <table:table-cell office:value-type="string" calcext:value-type="string">
            <text:p><text:a xlink:href="http://206.189.207.206/pictures/logos%20raw/deekos.bmp" xlink:type="simple">http://206.189.207.206/pictures/logos raw/deekos.bmp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kos3.png</text:p>
          </table:table-cell>
          <table:table-cell office:value-type="string" calcext:value-type="string">
            <text:p><text:a xlink:href="http://206.189.207.206/pictures/logos%20raw/deekos3.png" xlink:type="simple">http://206.189.207.206/pictures/logos raw/deekos3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ma puann housing.png</text:p>
          </table:table-cell>
          <table:table-cell office:value-type="string" calcext:value-type="string">
            <text:p><text:a xlink:href="http://206.189.207.206/pictures/logos%20raw/emma%20puann%20housing.png" xlink:type="simple">http://206.189.207.206/pictures/logos raw/emma puann housing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.png</text:p>
          </table:table-cell>
          <table:table-cell office:value-type="string" calcext:value-type="string">
            <text:p><text:a xlink:href="http://206.189.207.206/pictures/logos%20raw/eureka.png" xlink:type="simple">http://206.189.207.206/pictures/logos raw/eureka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cad.png</text:p>
          </table:table-cell>
          <table:table-cell office:value-type="string" calcext:value-type="string">
            <text:p><text:a xlink:href="http://206.189.207.206/pictures/logos%20raw/geocad.png" xlink:type="simple">http://206.189.207.206/pictures/logos raw/geocad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cad2.jpg</text:p>
          </table:table-cell>
          <table:table-cell office:value-type="string" calcext:value-type="string">
            <text:p><text:a xlink:href="http://206.189.207.206/pictures/logos%20raw/geocad2.png" xlink:type="simple">http://206.189.207.206/pictures/logos raw/geocad2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en direct.png</text:p>
          </table:table-cell>
          <table:table-cell office:value-type="string" calcext:value-type="string">
            <text:p><text:a xlink:href="http://206.189.207.206/pictures/logos%20raw/karen%20direct.png" xlink:type="simple">http://206.189.207.206/pictures/logos raw/karen direct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shaga.png</text:p>
          </table:table-cell>
          <table:table-cell office:value-type="string" calcext:value-type="string">
            <text:p><text:a xlink:href="http://206.189.207.206/pictures/logos%20raw/kashaga.png" xlink:type="simple">http://206.189.207.206/pictures/logos raw/kashaga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kobat.jpg</text:p>
          </table:table-cell>
          <table:table-cell office:value-type="string" calcext:value-type="string">
            <text:p><text:a xlink:href="http://206.189.207.206/pictures/logos%20raw/kekobat.jpg" xlink:type="simple">http://206.189.207.206/pictures/logos raw/kekobat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yoai.jpg</text:p>
          </table:table-cell>
          <table:table-cell office:value-type="string" calcext:value-type="string">
            <text:p><text:a xlink:href="http://206.189.207.206/pictures/logo/kinyoai.jpg" xlink:type="simple">http://206.189.207.206/pictures/logo/kinyoai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lisha vyema.png</text:p>
          </table:table-cell>
          <table:table-cell office:value-type="string" calcext:value-type="string">
            <text:p><text:a xlink:href="http://206.189.207.206/pictures/logo/kulisha%20vyema.png" xlink:type="simple">http://206.189.207.206/pictures/logo/kulisha vyema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bi ranch.jpg</text:p>
          </table:table-cell>
          <table:table-cell office:value-type="string" calcext:value-type="string">
            <text:p><text:a xlink:href="http://206.189.207.206/pictures/logo/masabi%20ranch.jpg" xlink:type="simple">http://206.189.207.206/pictures/logo/masabi ranch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ain top safaris logo.png</text:p>
          </table:table-cell>
          <table:table-cell office:value-type="string" calcext:value-type="string">
            <text:p><text:a xlink:href="http://206.189.207.206/pictures/logo/mountain%20top%20safaris%20logo.png" xlink:type="simple">http://206.189.207.206/pictures/logo/mountain top safaris logo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aintop.jpg</text:p>
          </table:table-cell>
          <table:table-cell office:value-type="string" calcext:value-type="string">
            <text:p><text:a xlink:href="http://206.189.207.206/pictures/logo/mountaintop.png" xlink:type="simple">http://206.189.207.206/pictures/logo/mountaintop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all.jpg</text:p>
          </table:table-cell>
          <table:table-cell office:value-type="string" calcext:value-type="string">
            <text:p><text:a xlink:href="http://206.189.207.206/pictures/logo/mutall.jpg" xlink:type="simple">http://206.189.207.206/pictures/logo/mutall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kuni.jpg</text:p>
          </table:table-cell>
          <table:table-cell office:value-type="string" calcext:value-type="string">
            <text:p><text:a xlink:href="http://206.189.207.206/pictures/logo/naikuni.jpg" xlink:type="simple">http://206.189.207.206/pictures/logo/naikuni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kuni2.png</text:p>
          </table:table-cell>
          <table:table-cell office:value-type="string" calcext:value-type="string">
            <text:p><text:a xlink:href="http://206.189.207.206/pictures/logo/naikuni2.png" xlink:type="simple">http://206.189.207.206/pictures/logo/naikuni2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gilai.jpg</text:p>
          </table:table-cell>
          <table:table-cell office:value-type="string" calcext:value-type="string">
            <text:p><text:a xlink:href="http://206.189.207.206/pictures/logo/olgilai.jpg" xlink:type="simple">http://206.189.207.206/pictures/logo/olgilai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gilai2.png</text:p>
          </table:table-cell>
          <table:table-cell office:value-type="string" calcext:value-type="string">
            <text:p><text:a xlink:href="http://206.189.207.206/pictures/logo/olgilai2.png" xlink:type="simple">http://206.189.207.206/pictures/logo/olgilai2.pn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eteti.jpg</text:p>
          </table:table-cell>
          <table:table-cell office:value-type="string" calcext:value-type="string">
            <text:p><text:a xlink:href="http://206.189.207.206/pictures/logo/oreteti.jpg" xlink:type="simple">http://206.189.207.206/pictures/logo/oreteti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es kakuua.jpg</text:p>
          </table:table-cell>
          <table:table-cell office:value-type="string" calcext:value-type="string">
            <text:p><text:a xlink:href="http://206.189.207.206/pictures/logos%20raw/ries%20kakuua.jpg" xlink:type="simple">http://206.189.207.206/pictures/logos raw/ries kakuua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dai.jpg</text:p>
          </table:table-cell>
          <table:table-cell office:value-type="string" calcext:value-type="string">
            <text:p><text:a xlink:href="http://206.189.207.206/pictures/logos%20raw/sidai.jpg" xlink:type="simple">http://206.189.207.206/pictures/logos raw/sidai.jpg</text:a></text:p>
          </table:table-cell>
          <table:table-cell office:value-type="string" calcext:value-type="string">
            <text:p>logos ra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tegic-QuestionMark.jpg</text:p>
          </table:table-cell>
          <table:table-cell office:value-type="string" calcext:value-type="string">
            <text:p><text:a xlink:href="http://206.189.207.206/pictures/lansan/Strategic-QuestionMark.jpg" xlink:type="simple">http://206.189.207.206/pictures/lansan/Strategic-QuestionMark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A_BI_Business-Management-Consulting_900px_shutterstock_Joingate_51255796.jpg</text:p>
          </table:table-cell>
          <table:table-cell office:value-type="string" calcext:value-type="string">
            <text:p><text:a xlink:href="http://206.189.207.206/pictures/lansan/SOA_BI_Business-Management-Consulting_900px_shutterstock_Joingate_51255796.jpg" xlink:type="simple">http://206.189.207.206/pictures/lansan/SOA_BI_Business-Management-Consulting_900px_shutterstock_Joingate_51255796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op Three Management Consulting20Skills.jpg</text:p>
          </table:table-cell>
          <table:table-cell office:value-type="string" calcext:value-type="string">
            <text:p><text:a xlink:href="http://206.189.207.206/pictures/lansan/The%20Top%20Three%20Management%20Consulting%20Skills.jpg" xlink:type="simple">http://206.189.207.206/pictures/lansan/The Top Three Management Consulting Skills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57-300x278.jpg</text:p>
          </table:table-cell>
          <table:table-cell office:value-type="string" calcext:value-type="string">
            <text:p><text:a xlink:href="http://206.189.207.206/pictures/lansan/hr57-300x278.jpg" xlink:type="simple">http://206.189.207.206/pictures/lansan/hr57-300x278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odologia-innovacion-portada.jpg</text:p>
          </table:table-cell>
          <table:table-cell office:value-type="string" calcext:value-type="string">
            <text:p><text:a xlink:href="http://206.189.207.206/pictures/lansan/metodologia-innovacion-portada.jpg" xlink:type="simple">http://206.189.207.206/pictures/lansan/metodologia-innovacion-portada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todune-898971-strategy-xs.jpg</text:p>
          </table:table-cell>
          <table:table-cell office:value-type="string" calcext:value-type="string">
            <text:p><text:a xlink:href="http://206.189.207.206/pictures/lansan/photodune-898971-strategy-xs.jpg" xlink:type="simple">http://206.189.207.206/pictures/lansan/photodune-898971-strategy-xs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-management-consulting.jpg</text:p>
          </table:table-cell>
          <table:table-cell office:value-type="string" calcext:value-type="string">
            <text:p><text:a xlink:href="http://206.189.207.206/pictures/lansan/project-management-consulting.jpg" xlink:type="simple">http://206.189.207.206/pictures/lansan/project-management-consulting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tegic-mgt-banner.jpg</text:p>
          </table:table-cell>
          <table:table-cell office:value-type="string" calcext:value-type="string">
            <text:p><text:a xlink:href="http://206.189.207.206/pictures/lansan/strategic-mgt-banner.jpg" xlink:type="simple">http://206.189.207.206/pictures/lansan/strategic-mgt-banner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tegy.jpg</text:p>
          </table:table-cell>
          <table:table-cell office:value-type="string" calcext:value-type="string">
            <text:p><text:a xlink:href="http://206.189.207.206/pictures/lansan/strategy.jpg" xlink:type="simple">http://206.189.207.206/pictures/lansan/strategy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tegy.png</text:p>
          </table:table-cell>
          <table:table-cell table:style-name="ce43" office:value-type="string" calcext:value-type="string">
            <text:p><text:a xlink:href="http://206.189.207.206/pictures/lansan/strategy.png" xlink:type="simple">http://206.189.207.206/pictures/lansan/strategy.pn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 banner 3.jpg</text:p>
          </table:table-cell>
          <table:table-cell office:value-type="string" calcext:value-type="string">
            <text:p><text:a xlink:href="http://206.189.207.206/pictures/lansan/web%20banner%203.jpg" xlink:type="simple">http://206.189.207.206/pictures/lansan/web banner 3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place-collaboration-960x576.jpg</text:p>
          </table:table-cell>
          <table:table-cell office:value-type="string" calcext:value-type="string">
            <text:p><text:a xlink:href="http://206.189.207.206/pictures/lansan/workplace-collaboration-960x576.jpg" xlink:type="simple">http://206.189.207.206/pictures/lansan/workplace-collaboration-960x576.jpg</text:a></text:p>
          </table:table-cell>
          <table:table-cell office:value-type="string" calcext:value-type="string">
            <text:p>lan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jpg</text:p>
          </table:table-cell>
          <table:table-cell office:value-type="string" calcext:value-type="string">
            <text:p><text:a xlink:href="http://206.189.207.206/pictures/sokoto/1.jpg" xlink:type="simple">http://206.189.207.206/pictures/sokoto/1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.jpg</text:p>
          </table:table-cell>
          <table:table-cell office:value-type="string" calcext:value-type="string">
            <text:p><text:a xlink:href="http://206.189.207.206/pictures/sokoto/10.jpg" xlink:type="simple">http://206.189.207.206/pictures/sokoto/10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.jpg</text:p>
          </table:table-cell>
          <table:table-cell office:value-type="string" calcext:value-type="string">
            <text:p><text:a xlink:href="http://206.189.207.206/pictures/sokoto/11.jpg" xlink:type="simple">http://206.189.207.206/pictures/sokoto/11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.jpg</text:p>
          </table:table-cell>
          <table:table-cell office:value-type="string" calcext:value-type="string">
            <text:p><text:a xlink:href="http://206.189.207.206/pictures/sokoto/12.jpg" xlink:type="simple">http://206.189.207.206/pictures/sokoto/12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.jpg</text:p>
          </table:table-cell>
          <table:table-cell office:value-type="string" calcext:value-type="string">
            <text:p><text:a xlink:href="http://206.189.207.206/pictures/sokoto/13.jpg" xlink:type="simple">http://206.189.207.206/pictures/sokoto/13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.jpg</text:p>
          </table:table-cell>
          <table:table-cell office:value-type="string" calcext:value-type="string">
            <text:p><text:a xlink:href="http://206.189.207.206/pictures/sokoto/14.jpg" xlink:type="simple">http://206.189.207.206/pictures/sokoto/14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jpg</text:p>
          </table:table-cell>
          <table:table-cell office:value-type="string" calcext:value-type="string">
            <text:p><text:a xlink:href="http://206.189.207.206/pictures/sokoto/15.jpg" xlink:type="simple">http://206.189.207.206/pictures/sokoto/15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jpg</text:p>
          </table:table-cell>
          <table:table-cell office:value-type="string" calcext:value-type="string">
            <text:p><text:a xlink:href="http://206.189.207.206/pictures/sokoto/16.jpg" xlink:type="simple">http://206.189.207.206/pictures/sokoto/16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.jpg</text:p>
          </table:table-cell>
          <table:table-cell office:value-type="string" calcext:value-type="string">
            <text:p><text:a xlink:href="http://206.189.207.206/pictures/sokoto/17.jpg" xlink:type="simple">http://206.189.207.206/pictures/sokoto/17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.jpg</text:p>
          </table:table-cell>
          <table:table-cell office:value-type="string" calcext:value-type="string">
            <text:p><text:a xlink:href="http://206.189.207.206/pictures/sokoto/18.jpg" xlink:type="simple">http://206.189.207.206/pictures/sokoto/18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.jpg</text:p>
          </table:table-cell>
          <table:table-cell office:value-type="string" calcext:value-type="string">
            <text:p><text:a xlink:href="http://206.189.207.206/pictures/sokoto/19.jpg" xlink:type="simple">http://206.189.207.206/pictures/sokoto/19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.jpg</text:p>
          </table:table-cell>
          <table:table-cell office:value-type="string" calcext:value-type="string">
            <text:p><text:a xlink:href="http://206.189.207.206/pictures/sokoto/2.jpg" xlink:type="simple">http://206.189.207.206/pictures/sokoto/2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.jpg</text:p>
          </table:table-cell>
          <table:table-cell office:value-type="string" calcext:value-type="string">
            <text:p><text:a xlink:href="http://206.189.207.206/pictures/sokoto/20.jpg" xlink:type="simple">http://206.189.207.206/pictures/sokoto/20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.jpg</text:p>
          </table:table-cell>
          <table:table-cell office:value-type="string" calcext:value-type="string">
            <text:p><text:a xlink:href="http://206.189.207.206/pictures/sokoto/21.jpg" xlink:type="simple">http://206.189.207.206/pictures/sokoto/21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.jpg</text:p>
          </table:table-cell>
          <table:table-cell office:value-type="string" calcext:value-type="string">
            <text:p><text:a xlink:href="http://206.189.207.206/pictures/sokoto/3.jpg" xlink:type="simple">http://206.189.207.206/pictures/sokoto/3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jpg</text:p>
          </table:table-cell>
          <table:table-cell office:value-type="string" calcext:value-type="string">
            <text:p><text:a xlink:href="http://206.189.207.206/pictures/sokoto/4.jpg" xlink:type="simple">http://206.189.207.206/pictures/sokoto/4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jpg</text:p>
          </table:table-cell>
          <table:table-cell office:value-type="string" calcext:value-type="string">
            <text:p><text:a xlink:href="http://206.189.207.206/pictures/sokoto/5.jpg" xlink:type="simple">http://206.189.207.206/pictures/sokoto/5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.jpg</text:p>
          </table:table-cell>
          <table:table-cell office:value-type="string" calcext:value-type="string">
            <text:p><text:a xlink:href="http://206.189.207.206/pictures/sokoto/6.jpg" xlink:type="simple">http://206.189.207.206/pictures/sokoto/6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jpg</text:p>
          </table:table-cell>
          <table:table-cell office:value-type="string" calcext:value-type="string">
            <text:p><text:a xlink:href="http://206.189.207.206/pictures/sokoto/7.jpg" xlink:type="simple">http://206.189.207.206/pictures/sokoto/7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.jpg</text:p>
          </table:table-cell>
          <table:table-cell office:value-type="string" calcext:value-type="string">
            <text:p><text:a xlink:href="http://206.189.207.206/pictures/sokoto/8.jpg" xlink:type="simple">http://206.189.207.206/pictures/sokoto/8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jpg</text:p>
          </table:table-cell>
          <table:table-cell office:value-type="string" calcext:value-type="string">
            <text:p><text:a xlink:href="http://206.189.207.206/pictures/sokoto/9.jpg" xlink:type="simple">http://206.189.207.206/pictures/sokoto/9.jpg</text:a></text:p>
          </table:table-cell>
          <table:table-cell office:value-type="string" calcext:value-type="string">
            <text:p>soko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21.JPG</text:p>
          </table:table-cell>
          <table:table-cell table:style-name="ce36" office:value-type="string" calcext:value-type="string">
            <text:p><text:a xlink:href="http://206.189.207.206/pictures/mutall/New%20folder/DSC04621.JPG" xlink:type="simple">http://206.189.207.206/pictures/mutall/New folder/DSC04621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22.JPG</text:p>
          </table:table-cell>
          <table:table-cell office:value-type="string" calcext:value-type="string">
            <text:p><text:a xlink:href="http://206.189.207.206/pictures/mutall/New%20folder/DSC04622.JPG" xlink:type="simple">http://206.189.207.206/pictures/mutall/New folder/DSC04622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28.JPG</text:p>
          </table:table-cell>
          <table:table-cell office:value-type="string" calcext:value-type="string">
            <text:p><text:a xlink:href="http://206.189.207.206/pictures/mutall/New%20folder/DSC04628.JPG" xlink:type="simple">http://206.189.207.206/pictures/mutall/New folder/DSC04628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29.JPG</text:p>
          </table:table-cell>
          <table:table-cell office:value-type="string" calcext:value-type="string">
            <text:p><text:a xlink:href="http://206.189.207.206/pictures/mutall/New%20folder/DSC04629.JPG" xlink:type="simple">http://206.189.207.206/pictures/mutall/New folder/DSC04629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30.JPG</text:p>
          </table:table-cell>
          <table:table-cell office:value-type="string" calcext:value-type="string">
            <text:p><text:a xlink:href="http://206.189.207.206/pictures/mutall/New%20folder/DSC04630.JPG" xlink:type="simple">http://206.189.207.206/pictures/mutall/New folder/DSC04630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31.JPG</text:p>
          </table:table-cell>
          <table:table-cell office:value-type="string" calcext:value-type="string">
            <text:p><text:a xlink:href="http://206.189.207.206/pictures/mutall/New%20folder/DSC04631.JPG" xlink:type="simple">http://206.189.207.206/pictures/mutall/New folder/DSC04631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32.JPG</text:p>
          </table:table-cell>
          <table:table-cell office:value-type="string" calcext:value-type="string">
            <text:p><text:a xlink:href="http://206.189.207.206/pictures/mutall/New%20folder/DSC04632.JPG" xlink:type="simple">http://206.189.207.206/pictures/mutall/New folder/DSC04632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68.JPG</text:p>
          </table:table-cell>
          <table:table-cell office:value-type="string" calcext:value-type="string">
            <text:p><text:a xlink:href="http://206.189.207.206/pictures/mutall/New%20folder/DSC04668.JPG" xlink:type="simple">http://206.189.207.206/pictures/mutall/New folder/DSC04668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4633.JPG</text:p>
          </table:table-cell>
          <table:table-cell office:value-type="string" calcext:value-type="string">
            <text:p><text:a xlink:href="http://206.189.207.206/pictures/mutall/New%20folder/DSC04633.JPG" xlink:type="simple">http://206.189.207.206/pictures/mutall/New folder/DSC04633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41.JPG</text:p>
          </table:table-cell>
          <table:table-cell office:value-type="string" calcext:value-type="string">
            <text:p><text:a xlink:href="http://206.189.207.206/pictures/mutall/New%20folder/DSCF2441.JPG" xlink:type="simple">http://206.189.207.206/pictures/mutall/New folder/DSCF2441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42.JPG</text:p>
          </table:table-cell>
          <table:table-cell office:value-type="string" calcext:value-type="string">
            <text:p><text:a xlink:href="http://206.189.207.206/pictures/mutall/New%20folder/DSCF2442.JPG" xlink:type="simple">http://206.189.207.206/pictures/mutall/New folder/DSCF2442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43.JPG</text:p>
          </table:table-cell>
          <table:table-cell office:value-type="string" calcext:value-type="string">
            <text:p><text:a xlink:href="http://206.189.207.206/pictures/mutall/New%20folder/DSCF2443.JPG" xlink:type="simple">http://206.189.207.206/pictures/mutall/New folder/DSCF2443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44.JPG</text:p>
          </table:table-cell>
          <table:table-cell office:value-type="string" calcext:value-type="string">
            <text:p><text:a xlink:href="http://206.189.207.206/pictures/mutall/New%20folder/DSCF2444.JPG" xlink:type="simple">http://206.189.207.206/pictures/mutall/New folder/DSCF2444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52.JPG</text:p>
          </table:table-cell>
          <table:table-cell office:value-type="string" calcext:value-type="string">
            <text:p><text:a xlink:href="http://206.189.207.206/pictures/mutall/New%20folder/DSCF2452.JPG" xlink:type="simple">http://206.189.207.206/pictures/mutall/New folder/DSCF2452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53.JPG</text:p>
          </table:table-cell>
          <table:table-cell office:value-type="string" calcext:value-type="string">
            <text:p><text:a xlink:href="http://206.189.207.206/pictures/mutall/New%20folder/DSCF2453.JPG" xlink:type="simple">http://206.189.207.206/pictures/mutall/New folder/DSCF2453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455.JPG</text:p>
          </table:table-cell>
          <table:table-cell office:value-type="string" calcext:value-type="string">
            <text:p><text:a xlink:href="http://206.189.207.206/pictures/mutall/New%20folder/DSCF2455.JPG" xlink:type="simple">http://206.189.207.206/pictures/mutall/New folder/DSCF2455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16.JPG</text:p>
          </table:table-cell>
          <table:table-cell office:value-type="string" calcext:value-type="string">
            <text:p><text:a xlink:href="http://206.189.207.206/pictures/mutall/New%20folder/DSCF2716.JPG" xlink:type="simple">http://206.189.207.206/pictures/mutall/New folder/DSCF2716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17.JPG</text:p>
          </table:table-cell>
          <table:table-cell office:value-type="string" calcext:value-type="string">
            <text:p><text:a xlink:href="http://206.189.207.206/pictures/mutall/New%20folder/DSCF2717.JPG" xlink:type="simple">http://206.189.207.206/pictures/mutall/New folder/DSCF2717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18.JPG</text:p>
          </table:table-cell>
          <table:table-cell office:value-type="string" calcext:value-type="string">
            <text:p><text:a xlink:href="http://206.189.207.206/pictures/mutall/New%20folder/DSCF2718.JPG" xlink:type="simple">http://206.189.207.206/pictures/mutall/New folder/DSCF2718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19.JPG</text:p>
          </table:table-cell>
          <table:table-cell office:value-type="string" calcext:value-type="string">
            <text:p><text:a xlink:href="http://206.189.207.206/pictures/mutall/New%20folder/DSCF2719.JPG" xlink:type="simple">http://206.189.207.206/pictures/mutall/New folder/DSCF2719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20.JPG</text:p>
          </table:table-cell>
          <table:table-cell office:value-type="string" calcext:value-type="string">
            <text:p><text:a xlink:href="http://206.189.207.206/pictures/mutall/New%20folder/DSCF2720.JPG" xlink:type="simple">http://206.189.207.206/pictures/mutall/New folder/DSCF2720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21.JPG</text:p>
          </table:table-cell>
          <table:table-cell office:value-type="string" calcext:value-type="string">
            <text:p><text:a xlink:href="http://206.189.207.206/pictures/mutall/New%20folder/DSCF2721.JPG" xlink:type="simple">http://206.189.207.206/pictures/mutall/New folder/DSCF2721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722.JPG</text:p>
          </table:table-cell>
          <table:table-cell office:value-type="string" calcext:value-type="string">
            <text:p><text:a xlink:href="http://206.189.207.206/pictures/mutall/New%20folder/DSCF2722.JPG" xlink:type="simple">http://206.189.207.206/pictures/mutall/New folder/DSCF2722.JPG</text:a></text:p>
          </table:table-cell>
          <table:table-cell office:value-type="string" calcext:value-type="string">
            <text:p>Mutall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06.JPG</text:p>
          </table:table-cell>
          <table:table-cell office:value-type="string" calcext:value-type="string">
            <text:p><text:a xlink:href="http://206.189.207.206/pictures/mutall/New%20folder%20%282%29/DSCF2806.JPG" xlink:type="simple">http://206.189.207.206/pictures/mutall/New folder (2)/DSCF2806.JPG</text:a></text:p>
          </table:table-cell>
          <table:table-cell office:value-type="string" calcext:value-type="string">
            <text:p>Mutall – New folder (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07.JPG</text:p>
          </table:table-cell>
          <table:table-cell office:value-type="string" calcext:value-type="string">
            <text:p><text:a xlink:href="http://206.189.207.206/pictures/mutall/New%20folder%20%282%29/DSCF2807.JPG" xlink:type="simple">http://206.189.207.206/pictures/mutall/New folder (2)/DSCF2807.JPG</text:a></text:p>
          </table:table-cell>
          <table:table-cell office:value-type="string" calcext:value-type="string">
            <text:p>Mutall – New folder (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08.JPG</text:p>
          </table:table-cell>
          <table:table-cell office:value-type="string" calcext:value-type="string">
            <text:p><text:a xlink:href="http://206.189.207.206/pictures/mutall/New%20folder%20%283%29/DSCF2808.JPG" xlink:type="simple">http://206.189.207.206/pictures/mutall/New folder (3)/DSCF2808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09.JPG</text:p>
          </table:table-cell>
          <table:table-cell office:value-type="string" calcext:value-type="string">
            <text:p><text:a xlink:href="http://206.189.207.206/pictures/mutall/New%20folder%20%283%29/DSCF2809.JPG" xlink:type="simple">http://206.189.207.206/pictures/mutall/New folder (3)/DSCF2809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0.JPG</text:p>
          </table:table-cell>
          <table:table-cell office:value-type="string" calcext:value-type="string">
            <text:p><text:a xlink:href="http://206.189.207.206/pictures/mutall/New%20folder%20%283%29/DSCF2810.JPG" xlink:type="simple">http://206.189.207.206/pictures/mutall/New folder (3)/DSCF2810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1.JPG</text:p>
          </table:table-cell>
          <table:table-cell office:value-type="string" calcext:value-type="string">
            <text:p><text:a xlink:href="http://206.189.207.206/pictures/mutall/New%20folder%20%283%29/DSCF2811.JPG" xlink:type="simple">http://206.189.207.206/pictures/mutall/New folder (3)/DSCF2811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2.JPG</text:p>
          </table:table-cell>
          <table:table-cell office:value-type="string" calcext:value-type="string">
            <text:p><text:a xlink:href="http://206.189.207.206/pictures/mutall/New%20folder%20%283%29/DSCF2812.JPG" xlink:type="simple">http://206.189.207.206/pictures/mutall/New folder (3)/DSCF2812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3.JPG</text:p>
          </table:table-cell>
          <table:table-cell office:value-type="string" calcext:value-type="string">
            <text:p><text:a xlink:href="http://206.189.207.206/pictures/mutall/New%20folder%20%283%29/DSCF2813.JPG" xlink:type="simple">http://206.189.207.206/pictures/mutall/New folder (3)/DSCF2813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4.JPG</text:p>
          </table:table-cell>
          <table:table-cell office:value-type="string" calcext:value-type="string">
            <text:p><text:a xlink:href="http://206.189.207.206/pictures/mutall/New%20folder%20%283%29/DSCF2814.JPG" xlink:type="simple">http://206.189.207.206/pictures/mutall/New folder (3)/DSCF2814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5.JPG</text:p>
          </table:table-cell>
          <table:table-cell office:value-type="string" calcext:value-type="string">
            <text:p><text:a xlink:href="http://206.189.207.206/pictures/mutall/New%20folder%20%283%29/DSCF2815.JPG" xlink:type="simple">http://206.189.207.206/pictures/mutall/New folder (3)/DSCF2815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6.JPG</text:p>
          </table:table-cell>
          <table:table-cell office:value-type="string" calcext:value-type="string">
            <text:p><text:a xlink:href="http://206.189.207.206/pictures/mutall/New%20folder%20%283%29/DSCF2816.JPG" xlink:type="simple">http://206.189.207.206/pictures/mutall/New folder (3)/DSCF2816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7.JPG</text:p>
          </table:table-cell>
          <table:table-cell office:value-type="string" calcext:value-type="string">
            <text:p><text:a xlink:href="http://206.189.207.206/pictures/mutall/New%20folder%20%283%29/DSCF2817.JPG" xlink:type="simple">http://206.189.207.206/pictures/mutall/New folder (3)/DSCF2817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8.JPG</text:p>
          </table:table-cell>
          <table:table-cell office:value-type="string" calcext:value-type="string">
            <text:p><text:a xlink:href="http://206.189.207.206/pictures/mutall/New%20folder%20%283%29/DSCF2818.JPG" xlink:type="simple">http://206.189.207.206/pictures/mutall/New folder (3)/DSCF2818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19.JPG</text:p>
          </table:table-cell>
          <table:table-cell office:value-type="string" calcext:value-type="string">
            <text:p><text:a xlink:href="http://206.189.207.206/pictures/mutall/New%20folder%20%283%29/DSCF2819.JPG" xlink:type="simple">http://206.189.207.206/pictures/mutall/New folder (3)/DSCF2819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0.JPG</text:p>
          </table:table-cell>
          <table:table-cell office:value-type="string" calcext:value-type="string">
            <text:p><text:a xlink:href="http://206.189.207.206/pictures/mutall/New%20folder%20%283%29/DSCF2820.JPG" xlink:type="simple">http://206.189.207.206/pictures/mutall/New folder (3)/DSCF2820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1.JPG</text:p>
          </table:table-cell>
          <table:table-cell office:value-type="string" calcext:value-type="string">
            <text:p><text:a xlink:href="http://206.189.207.206/pictures/mutall/New%20folder%20%283%29/DSCF2821.JPG" xlink:type="simple">http://206.189.207.206/pictures/mutall/New folder (3)/DSCF2821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2.JPG</text:p>
          </table:table-cell>
          <table:table-cell office:value-type="string" calcext:value-type="string">
            <text:p><text:a xlink:href="http://206.189.207.206/pictures/mutall/New%20folder%20%283%29/DSCF2822.JPG" xlink:type="simple">http://206.189.207.206/pictures/mutall/New folder (3)/DSCF2822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3.JPG</text:p>
          </table:table-cell>
          <table:table-cell office:value-type="string" calcext:value-type="string">
            <text:p><text:a xlink:href="http://206.189.207.206/pictures/mutall/New%20folder%20%283%29/DSCF2823.JPG" xlink:type="simple">http://206.189.207.206/pictures/mutall/New folder (3)/DSCF2823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4.JPG</text:p>
          </table:table-cell>
          <table:table-cell office:value-type="string" calcext:value-type="string">
            <text:p><text:a xlink:href="http://206.189.207.206/pictures/mutall/New%20folder%20%283%29/DSCF2824.JPG" xlink:type="simple">http://206.189.207.206/pictures/mutall/New folder (3)/DSCF2824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5.JPG</text:p>
          </table:table-cell>
          <table:table-cell office:value-type="string" calcext:value-type="string">
            <text:p><text:a xlink:href="http://206.189.207.206/pictures/mutall/New%20folder%20%283%29/DSCF2825.JPG" xlink:type="simple">http://206.189.207.206/pictures/mutall/New folder (3)/DSCF2825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6.JPG</text:p>
          </table:table-cell>
          <table:table-cell office:value-type="string" calcext:value-type="string">
            <text:p><text:a xlink:href="http://206.189.207.206/pictures/mutall/New%20folder%20%283%29/DSCF2826.JPG" xlink:type="simple">http://206.189.207.206/pictures/mutall/New folder (3)/DSCF2826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7.JPG</text:p>
          </table:table-cell>
          <table:table-cell office:value-type="string" calcext:value-type="string">
            <text:p><text:a xlink:href="http://206.189.207.206/pictures/mutall/New%20folder%20%283%29/DSCF2827.JPG" xlink:type="simple">http://206.189.207.206/pictures/mutall/New folder (3)/DSCF2827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8.JPG</text:p>
          </table:table-cell>
          <table:table-cell office:value-type="string" calcext:value-type="string">
            <text:p><text:a xlink:href="http://206.189.207.206/pictures/mutall/New%20folder%20%283%29/DSCF2828.JPG" xlink:type="simple">http://206.189.207.206/pictures/mutall/New folder (3)/DSCF2828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29.JPG</text:p>
          </table:table-cell>
          <table:table-cell office:value-type="string" calcext:value-type="string">
            <text:p><text:a xlink:href="http://206.189.207.206/pictures/mutall/New%20folder%20%283%29/DSCF2829.JPG" xlink:type="simple">http://206.189.207.206/pictures/mutall/New folder (3)/DSCF2829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0.JPG</text:p>
          </table:table-cell>
          <table:table-cell office:value-type="string" calcext:value-type="string">
            <text:p><text:a xlink:href="http://206.189.207.206/pictures/mutall/New%20folder%20%283%29/DSCF2830.JPG" xlink:type="simple">http://206.189.207.206/pictures/mutall/New folder (3)/DSCF2830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1.JPG</text:p>
          </table:table-cell>
          <table:table-cell office:value-type="string" calcext:value-type="string">
            <text:p><text:a xlink:href="http://206.189.207.206/pictures/mutall/New%20folder%20%283%29/DSCF2831.JPG" xlink:type="simple">http://206.189.207.206/pictures/mutall/New folder (3)/DSCF2831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2.JPG</text:p>
          </table:table-cell>
          <table:table-cell office:value-type="string" calcext:value-type="string">
            <text:p><text:a xlink:href="http://206.189.207.206/pictures/mutall/New%20folder%20%283%29/DSCF2832.JPG" xlink:type="simple">http://206.189.207.206/pictures/mutall/New folder (3)/DSCF2832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3.JPG</text:p>
          </table:table-cell>
          <table:table-cell office:value-type="string" calcext:value-type="string">
            <text:p><text:a xlink:href="http://206.189.207.206/pictures/mutall/New%20folder%20%283%29/DSCF2833.JPG" xlink:type="simple">http://206.189.207.206/pictures/mutall/New folder (3)/DSCF2833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4.JPG</text:p>
          </table:table-cell>
          <table:table-cell office:value-type="string" calcext:value-type="string">
            <text:p><text:a xlink:href="http://206.189.207.206/pictures/mutall/New%20folder%20%283%29/DSCF2834.JPG" xlink:type="simple">http://206.189.207.206/pictures/mutall/New folder (3)/DSCF2834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5.JPG</text:p>
          </table:table-cell>
          <table:table-cell office:value-type="string" calcext:value-type="string">
            <text:p><text:a xlink:href="http://206.189.207.206/pictures/mutall/New%20folder%20%283%29/DSCF2835.JPG" xlink:type="simple">http://206.189.207.206/pictures/mutall/New folder (3)/DSCF2835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6.JPG</text:p>
          </table:table-cell>
          <table:table-cell office:value-type="string" calcext:value-type="string">
            <text:p><text:a xlink:href="http://206.189.207.206/pictures/mutall/New%20folder%20%283%29/DSCF2836.JPG" xlink:type="simple">http://206.189.207.206/pictures/mutall/New folder (3)/DSCF2836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7.JPG</text:p>
          </table:table-cell>
          <table:table-cell office:value-type="string" calcext:value-type="string">
            <text:p><text:a xlink:href="http://206.189.207.206/pictures/mutall/New%20folder%20%283%29/DSCF2837.JPG" xlink:type="simple">http://206.189.207.206/pictures/mutall/New folder (3)/DSCF2837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8.JPG</text:p>
          </table:table-cell>
          <table:table-cell office:value-type="string" calcext:value-type="string">
            <text:p><text:a xlink:href="http://206.189.207.206/pictures/mutall/New%20folder%20%283%29/DSCF2838.JPG" xlink:type="simple">http://206.189.207.206/pictures/mutall/New folder (3)/DSCF2838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39.JPG</text:p>
          </table:table-cell>
          <table:table-cell office:value-type="string" calcext:value-type="string">
            <text:p><text:a xlink:href="http://206.189.207.206/pictures/mutall/New%20folder%20%283%29/DSCF2839.JPG" xlink:type="simple">http://206.189.207.206/pictures/mutall/New folder (3)/DSCF2839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0.JPG</text:p>
          </table:table-cell>
          <table:table-cell office:value-type="string" calcext:value-type="string">
            <text:p><text:a xlink:href="http://206.189.207.206/pictures/mutall/New%20folder%20%283%29/DSCF2840.JPG" xlink:type="simple">http://206.189.207.206/pictures/mutall/New folder (3)/DSCF2840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1.JPG</text:p>
          </table:table-cell>
          <table:table-cell office:value-type="string" calcext:value-type="string">
            <text:p><text:a xlink:href="http://206.189.207.206/pictures/mutall/New%20folder%20%283%29/DSCF2841.JPG" xlink:type="simple">http://206.189.207.206/pictures/mutall/New folder (3)/DSCF2841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2.JPG</text:p>
          </table:table-cell>
          <table:table-cell office:value-type="string" calcext:value-type="string">
            <text:p><text:a xlink:href="http://206.189.207.206/pictures/mutall/New%20folder%20%283%29/DSCF2842.JPG" xlink:type="simple">http://206.189.207.206/pictures/mutall/New folder (3)/DSCF2842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3.JPG</text:p>
          </table:table-cell>
          <table:table-cell office:value-type="string" calcext:value-type="string">
            <text:p><text:a xlink:href="http://206.189.207.206/pictures/mutall/New%20folder%20%283%29/DSCF2843.JPG" xlink:type="simple">http://206.189.207.206/pictures/mutall/New folder (3)/DSCF2843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4.JPG</text:p>
          </table:table-cell>
          <table:table-cell office:value-type="string" calcext:value-type="string">
            <text:p><text:a xlink:href="http://206.189.207.206/pictures/mutall/New%20folder%20%283%29/DSCF2844.JPG" xlink:type="simple">http://206.189.207.206/pictures/mutall/New folder (3)/DSCF2844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5.JPG</text:p>
          </table:table-cell>
          <table:table-cell office:value-type="string" calcext:value-type="string">
            <text:p><text:a xlink:href="http://206.189.207.206/pictures/mutall/New%20folder%20%283%29/DSCF2845.JPG" xlink:type="simple">http://206.189.207.206/pictures/mutall/New folder (3)/DSCF2845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6.JPG</text:p>
          </table:table-cell>
          <table:table-cell office:value-type="string" calcext:value-type="string">
            <text:p><text:a xlink:href="http://206.189.207.206/pictures/mutall/New%20folder%20%283%29/DSCF2846.JPG" xlink:type="simple">http://206.189.207.206/pictures/mutall/New folder (3)/DSCF2846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7.JPG</text:p>
          </table:table-cell>
          <table:table-cell office:value-type="string" calcext:value-type="string">
            <text:p><text:a xlink:href="http://206.189.207.206/pictures/mutall/New%20folder%20%283%29/DSCF2847.JPG" xlink:type="simple">http://206.189.207.206/pictures/mutall/New folder (3)/DSCF2847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8.JPG</text:p>
          </table:table-cell>
          <table:table-cell office:value-type="string" calcext:value-type="string">
            <text:p><text:a xlink:href="http://206.189.207.206/pictures/mutall/New%20folder%20%283%29/DSCF2848.JPG" xlink:type="simple">http://206.189.207.206/pictures/mutall/New folder (3)/DSCF2848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49.JPG</text:p>
          </table:table-cell>
          <table:table-cell office:value-type="string" calcext:value-type="string">
            <text:p><text:a xlink:href="http://206.189.207.206/pictures/mutall/New%20folder%20%283%29/DSCF2849.JPG" xlink:type="simple">http://206.189.207.206/pictures/mutall/New folder (3)/DSCF2849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0.JPG</text:p>
          </table:table-cell>
          <table:table-cell office:value-type="string" calcext:value-type="string">
            <text:p><text:a xlink:href="http://206.189.207.206/pictures/mutall/New%20folder%20%283%29/DSCF2850.JPG" xlink:type="simple">http://206.189.207.206/pictures/mutall/New folder (3)/DSCF2850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1.JPG</text:p>
          </table:table-cell>
          <table:table-cell office:value-type="string" calcext:value-type="string">
            <text:p><text:a xlink:href="http://206.189.207.206/pictures/mutall/New%20folder%20%283%29/DSCF2851.JPG" xlink:type="simple">http://206.189.207.206/pictures/mutall/New folder (3)/DSCF2851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2.JPG</text:p>
          </table:table-cell>
          <table:table-cell office:value-type="string" calcext:value-type="string">
            <text:p><text:a xlink:href="http://206.189.207.206/pictures/mutall/New%20folder%20%283%29/DSCF2852.JPG" xlink:type="simple">http://206.189.207.206/pictures/mutall/New folder (3)/DSCF2852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3.JPG</text:p>
          </table:table-cell>
          <table:table-cell office:value-type="string" calcext:value-type="string">
            <text:p><text:a xlink:href="http://206.189.207.206/pictures/mutall/New%20folder%20%283%29/DSCF2853.JPG" xlink:type="simple">http://206.189.207.206/pictures/mutall/New folder (3)/DSCF2853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4.JPG</text:p>
          </table:table-cell>
          <table:table-cell office:value-type="string" calcext:value-type="string">
            <text:p><text:a xlink:href="http://206.189.207.206/pictures/mutall/New%20folder%20%283%29/DSCF2854.JPG" xlink:type="simple">http://206.189.207.206/pictures/mutall/New folder (3)/DSCF2854.JPG</text:a></text:p>
          </table:table-cell>
          <table:table-cell office:value-type="string" calcext:value-type="string">
            <text:p>Mutall – New folder (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5.JPG</text:p>
          </table:table-cell>
          <table:table-cell office:value-type="string" calcext:value-type="string">
            <text:p><text:a xlink:href="http://206.189.207.206/pictures/mutall/New%20folder%20%284%29/DSCF2855.JPG" xlink:type="simple">http://206.189.207.206/pictures/mutall/New folder (4)/DSCF2855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6.JPG</text:p>
          </table:table-cell>
          <table:table-cell office:value-type="string" calcext:value-type="string">
            <text:p><text:a xlink:href="http://206.189.207.206/pictures/mutall/New%20folder%20%284%29/DSCF2856.JPG" xlink:type="simple">http://206.189.207.206/pictures/mutall/New folder (4)/DSCF2856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7.JPG</text:p>
          </table:table-cell>
          <table:table-cell office:value-type="string" calcext:value-type="string">
            <text:p><text:a xlink:href="http://206.189.207.206/pictures/mutall/New%20folder%20%284%29/DSCF2857.JPG" xlink:type="simple">http://206.189.207.206/pictures/mutall/New folder (4)/DSCF285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8.JPG</text:p>
          </table:table-cell>
          <table:table-cell office:value-type="string" calcext:value-type="string">
            <text:p><text:a xlink:href="http://206.189.207.206/pictures/mutall/New%20folder%20%284%29/DSCF2858.JPG" xlink:type="simple">http://206.189.207.206/pictures/mutall/New folder (4)/DSCF2858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59.JPG</text:p>
          </table:table-cell>
          <table:table-cell office:value-type="string" calcext:value-type="string">
            <text:p><text:a xlink:href="http://206.189.207.206/pictures/mutall/New%20folder%20%284%29/DSCF2859.JPG" xlink:type="simple">http://206.189.207.206/pictures/mutall/New folder (4)/DSCF2859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0.JPG</text:p>
          </table:table-cell>
          <table:table-cell office:value-type="string" calcext:value-type="string">
            <text:p><text:a xlink:href="http://206.189.207.206/pictures/mutall/New%20folder%20%284%29/DSCF2860.JPG" xlink:type="simple">http://206.189.207.206/pictures/mutall/New folder (4)/DSCF2860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1.JPG</text:p>
          </table:table-cell>
          <table:table-cell office:value-type="string" calcext:value-type="string">
            <text:p><text:a xlink:href="http://206.189.207.206/pictures/mutall/New%20folder%20%284%29/DSCF2861.JPG" xlink:type="simple">http://206.189.207.206/pictures/mutall/New folder (4)/DSCF2861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2.JPG</text:p>
          </table:table-cell>
          <table:table-cell office:value-type="string" calcext:value-type="string">
            <text:p><text:a xlink:href="http://206.189.207.206/pictures/mutall/New%20folder%20%284%29/DSCF2862.JPG" xlink:type="simple">http://206.189.207.206/pictures/mutall/New folder (4)/DSCF2862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3.JPG</text:p>
          </table:table-cell>
          <table:table-cell office:value-type="string" calcext:value-type="string">
            <text:p><text:a xlink:href="http://206.189.207.206/pictures/mutall/New%20folder%20%284%29/DSCF2863.JPG" xlink:type="simple">http://206.189.207.206/pictures/mutall/New folder (4)/DSCF2863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4.JPG</text:p>
          </table:table-cell>
          <table:table-cell office:value-type="string" calcext:value-type="string">
            <text:p><text:a xlink:href="http://206.189.207.206/pictures/mutall/New%20folder%20%284%29/DSCF2864.JPG" xlink:type="simple">http://206.189.207.206/pictures/mutall/New folder (4)/DSCF2864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5.JPG</text:p>
          </table:table-cell>
          <table:table-cell office:value-type="string" calcext:value-type="string">
            <text:p><text:a xlink:href="http://206.189.207.206/pictures/mutall/New%20folder%20%284%29/DSCF2865.JPG" xlink:type="simple">http://206.189.207.206/pictures/mutall/New folder (4)/DSCF2865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6.JPG</text:p>
          </table:table-cell>
          <table:table-cell office:value-type="string" calcext:value-type="string">
            <text:p><text:a xlink:href="http://206.189.207.206/pictures/mutall/New%20folder%20%284%29/DSCF2866.JPG" xlink:type="simple">http://206.189.207.206/pictures/mutall/New folder (4)/DSCF2866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7.JPG</text:p>
          </table:table-cell>
          <table:table-cell office:value-type="string" calcext:value-type="string">
            <text:p><text:a xlink:href="http://206.189.207.206/pictures/mutall/New%20folder%20%284%29/DSCF2867.JPG" xlink:type="simple">http://206.189.207.206/pictures/mutall/New folder (4)/DSCF286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8.JPG</text:p>
          </table:table-cell>
          <table:table-cell office:value-type="string" calcext:value-type="string">
            <text:p><text:a xlink:href="http://206.189.207.206/pictures/mutall/New%20folder%20%284%29/DSCF2868.JPG" xlink:type="simple">http://206.189.207.206/pictures/mutall/New folder (4)/DSCF2868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69.JPG</text:p>
          </table:table-cell>
          <table:table-cell office:value-type="string" calcext:value-type="string">
            <text:p><text:a xlink:href="http://206.189.207.206/pictures/mutall/New%20folder%20%284%29/DSCF2869.JPG" xlink:type="simple">http://206.189.207.206/pictures/mutall/New folder (4)/DSCF2869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0.JPG</text:p>
          </table:table-cell>
          <table:table-cell office:value-type="string" calcext:value-type="string">
            <text:p><text:a xlink:href="http://206.189.207.206/pictures/mutall/New%20folder%20%284%29/DSCF2870.JPG" xlink:type="simple">http://206.189.207.206/pictures/mutall/New folder (4)/DSCF2870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1.JPG</text:p>
          </table:table-cell>
          <table:table-cell office:value-type="string" calcext:value-type="string">
            <text:p><text:a xlink:href="http://206.189.207.206/pictures/mutall/New%20folder%20%284%29/DSCF2871.JPG" xlink:type="simple">http://206.189.207.206/pictures/mutall/New folder (4)/DSCF2871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2.JPG</text:p>
          </table:table-cell>
          <table:table-cell office:value-type="string" calcext:value-type="string">
            <text:p><text:a xlink:href="http://206.189.207.206/pictures/mutall/New%20folder%20%284%29/DSCF2872.JPG" xlink:type="simple">http://206.189.207.206/pictures/mutall/New folder (4)/DSCF2872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3.JPG</text:p>
          </table:table-cell>
          <table:table-cell office:value-type="string" calcext:value-type="string">
            <text:p><text:a xlink:href="http://206.189.207.206/pictures/mutall/New%20folder%20%284%29/DSCF2873.JPG" xlink:type="simple">http://206.189.207.206/pictures/mutall/New folder (4)/DSCF2873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4.JPG</text:p>
          </table:table-cell>
          <table:table-cell office:value-type="string" calcext:value-type="string">
            <text:p><text:a xlink:href="http://206.189.207.206/pictures/mutall/New%20folder%20%284%29/DSCF2874.JPG" xlink:type="simple">http://206.189.207.206/pictures/mutall/New folder (4)/DSCF2874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5.JPG</text:p>
          </table:table-cell>
          <table:table-cell office:value-type="string" calcext:value-type="string">
            <text:p><text:a xlink:href="http://206.189.207.206/pictures/mutall/New%20folder%20%284%29/DSCF2875.JPG" xlink:type="simple">http://206.189.207.206/pictures/mutall/New folder (4)/DSCF2875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6.JPG</text:p>
          </table:table-cell>
          <table:table-cell office:value-type="string" calcext:value-type="string">
            <text:p><text:a xlink:href="http://206.189.207.206/pictures/mutall/New%20folder%20%284%29/DSCF2876.JPG" xlink:type="simple">http://206.189.207.206/pictures/mutall/New folder (4)/DSCF2876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7.JPG</text:p>
          </table:table-cell>
          <table:table-cell office:value-type="string" calcext:value-type="string">
            <text:p><text:a xlink:href="http://206.189.207.206/pictures/mutall/New%20folder%20%284%29/DSCF2877.JPG" xlink:type="simple">http://206.189.207.206/pictures/mutall/New folder (4)/DSCF287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8.JPG</text:p>
          </table:table-cell>
          <table:table-cell office:value-type="string" calcext:value-type="string">
            <text:p><text:a xlink:href="http://206.189.207.206/pictures/mutall/New%20folder%20%284%29/DSCF2878.JPG" xlink:type="simple">http://206.189.207.206/pictures/mutall/New folder (4)/DSCF2878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79.JPG</text:p>
          </table:table-cell>
          <table:table-cell office:value-type="string" calcext:value-type="string">
            <text:p><text:a xlink:href="http://206.189.207.206/pictures/mutall/New%20folder%20%284%29/DSCF2879.JPG" xlink:type="simple">http://206.189.207.206/pictures/mutall/New folder (4)/DSCF2879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0.JPG</text:p>
          </table:table-cell>
          <table:table-cell office:value-type="string" calcext:value-type="string">
            <text:p><text:a xlink:href="http://206.189.207.206/pictures/mutall/New%20folder%20%284%29/DSCF2880.JPG" xlink:type="simple">http://206.189.207.206/pictures/mutall/New folder (4)/DSCF2880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1.JPG</text:p>
          </table:table-cell>
          <table:table-cell office:value-type="string" calcext:value-type="string">
            <text:p><text:a xlink:href="http://206.189.207.206/pictures/mutall/New%20folder%20%284%29/DSCF2881.JPG" xlink:type="simple">http://206.189.207.206/pictures/mutall/New folder (4)/DSCF2881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2.JPG</text:p>
          </table:table-cell>
          <table:table-cell office:value-type="string" calcext:value-type="string">
            <text:p><text:a xlink:href="http://206.189.207.206/pictures/mutall/New%20folder%20%284%29/DSCF2882.JPG" xlink:type="simple">http://206.189.207.206/pictures/mutall/New folder (4)/DSCF2882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3.JPG</text:p>
          </table:table-cell>
          <table:table-cell office:value-type="string" calcext:value-type="string">
            <text:p><text:a xlink:href="http://206.189.207.206/pictures/mutall/New%20folder%20%284%29/DSCF2883.JPG" xlink:type="simple">http://206.189.207.206/pictures/mutall/New folder (4)/DSCF2883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4.JPG</text:p>
          </table:table-cell>
          <table:table-cell office:value-type="string" calcext:value-type="string">
            <text:p><text:a xlink:href="http://206.189.207.206/pictures/mutall/New%20folder%20%284%29/DSCF2884.JPG" xlink:type="simple">http://206.189.207.206/pictures/mutall/New folder (4)/DSCF2884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5.JPG</text:p>
          </table:table-cell>
          <table:table-cell office:value-type="string" calcext:value-type="string">
            <text:p><text:a xlink:href="http://206.189.207.206/pictures/mutall/New%20folder%20%284%29/DSCF2885.JPG" xlink:type="simple">http://206.189.207.206/pictures/mutall/New folder (4)/DSCF2885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6.JPG</text:p>
          </table:table-cell>
          <table:table-cell office:value-type="string" calcext:value-type="string">
            <text:p><text:a xlink:href="http://206.189.207.206/pictures/mutall/New%20folder%20%284%29/DSCF2886.JPG" xlink:type="simple">http://206.189.207.206/pictures/mutall/New folder (4)/DSCF2886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87.JPG</text:p>
          </table:table-cell>
          <table:table-cell office:value-type="string" calcext:value-type="string">
            <text:p><text:a xlink:href="http://206.189.207.206/pictures/mutall/New%20folder%20%284%29/DSCF2887.JPG" xlink:type="simple">http://206.189.207.206/pictures/mutall/New folder (4)/DSCF288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97.JPG</text:p>
          </table:table-cell>
          <table:table-cell office:value-type="string" calcext:value-type="string">
            <text:p><text:a xlink:href="http://206.189.207.206/pictures/mutall/New%20folder%20%284%29/DSCF2897.JPG" xlink:type="simple">http://206.189.207.206/pictures/mutall/New folder (4)/DSCF289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98.JPG</text:p>
          </table:table-cell>
          <table:table-cell office:value-type="string" calcext:value-type="string">
            <text:p><text:a xlink:href="http://206.189.207.206/pictures/mutall/New%20folder%20%284%29/DSCF2898.JPG" xlink:type="simple">http://206.189.207.206/pictures/mutall/New folder (4)/DSCF2898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899.JPG</text:p>
          </table:table-cell>
          <table:table-cell office:value-type="string" calcext:value-type="string">
            <text:p><text:a xlink:href="http://206.189.207.206/pictures/mutall/New%20folder%20%284%29/DSCF2899.JPG" xlink:type="simple">http://206.189.207.206/pictures/mutall/New folder (4)/DSCF2899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0.JPG</text:p>
          </table:table-cell>
          <table:table-cell office:value-type="string" calcext:value-type="string">
            <text:p><text:a xlink:href="http://206.189.207.206/pictures/mutall/New%20folder%20%284%29/DSCF2900.JPG" xlink:type="simple">http://206.189.207.206/pictures/mutall/New folder (4)/DSCF2900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1.JPG</text:p>
          </table:table-cell>
          <table:table-cell office:value-type="string" calcext:value-type="string">
            <text:p><text:a xlink:href="http://206.189.207.206/pictures/mutall/New%20folder%20%284%29/DSCF2901.JPG" xlink:type="simple">http://206.189.207.206/pictures/mutall/New folder (4)/DSCF2901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4.JPG</text:p>
          </table:table-cell>
          <table:table-cell office:value-type="string" calcext:value-type="string">
            <text:p><text:a xlink:href="http://206.189.207.206/pictures/mutall/New%20folder%20%284%29/DSCF2904.JPG" xlink:type="simple">http://206.189.207.206/pictures/mutall/New folder (4)/DSCF2904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5.JPG</text:p>
          </table:table-cell>
          <table:table-cell office:value-type="string" calcext:value-type="string">
            <text:p><text:a xlink:href="http://206.189.207.206/pictures/mutall/New%20folder%20%284%29/DSCF2905.JPG" xlink:type="simple">http://206.189.207.206/pictures/mutall/New folder (4)/DSCF2905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6.JPG</text:p>
          </table:table-cell>
          <table:table-cell office:value-type="string" calcext:value-type="string">
            <text:p><text:a xlink:href="http://206.189.207.206/pictures/mutall/New%20folder%20%284%29/DSCF2906.JPG" xlink:type="simple">http://206.189.207.206/pictures/mutall/New folder (4)/DSCF2906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7.JPG</text:p>
          </table:table-cell>
          <table:table-cell office:value-type="string" calcext:value-type="string">
            <text:p><text:a xlink:href="http://206.189.207.206/pictures/mutall/New%20folder%20%284%29/DSCF2907.JPG" xlink:type="simple">http://206.189.207.206/pictures/mutall/New folder (4)/DSCF2907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8.JPG</text:p>
          </table:table-cell>
          <table:table-cell office:value-type="string" calcext:value-type="string">
            <text:p><text:a xlink:href="http://206.189.207.206/pictures/mutall/New%20folder%20%284%29/DSCF2908.JPG" xlink:type="simple">http://206.189.207.206/pictures/mutall/New folder (4)/DSCF2908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09.JPG</text:p>
          </table:table-cell>
          <table:table-cell office:value-type="string" calcext:value-type="string">
            <text:p><text:a xlink:href="http://206.189.207.206/pictures/mutall/New%20folder%20%284%29/DSCF2909.JPG" xlink:type="simple">http://206.189.207.206/pictures/mutall/New folder (4)/DSCF2909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0.JPG</text:p>
          </table:table-cell>
          <table:table-cell office:value-type="string" calcext:value-type="string">
            <text:p><text:a xlink:href="http://206.189.207.206/pictures/mutall/New%20folder%20%284%29/DSCF2910.JPG" xlink:type="simple">http://206.189.207.206/pictures/mutall/New folder (4)/DSCF2910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1.JPG</text:p>
          </table:table-cell>
          <table:table-cell office:value-type="string" calcext:value-type="string">
            <text:p><text:a xlink:href="http://206.189.207.206/pictures/mutall/New%20folder%20%284%29/DSCF2911.JPG" xlink:type="simple">http://206.189.207.206/pictures/mutall/New folder (4)/DSCF2911.JPG</text:a></text:p>
          </table:table-cell>
          <table:table-cell office:value-type="string" calcext:value-type="string">
            <text:p>Mutall – New folder (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2.JPG</text:p>
          </table:table-cell>
          <table:table-cell office:value-type="string" calcext:value-type="string">
            <text:p><text:a xlink:href="http://206.189.207.206/pictures/mutall/New%20folder%20%285%29/DSCF2912.JPG" xlink:type="simple">http://206.189.207.206/pictures/mutall/New folder (5)/DSCF2912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3.JPG</text:p>
          </table:table-cell>
          <table:table-cell office:value-type="string" calcext:value-type="string">
            <text:p><text:a xlink:href="http://206.189.207.206/pictures/mutall/New%20folder%20%285%29/DSCF2913.JPG" xlink:type="simple">http://206.189.207.206/pictures/mutall/New folder (5)/DSCF2913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4.JPG</text:p>
          </table:table-cell>
          <table:table-cell office:value-type="string" calcext:value-type="string">
            <text:p><text:a xlink:href="http://206.189.207.206/pictures/mutall/New%20folder%20%285%29/DSCF2914.JPG" xlink:type="simple">http://206.189.207.206/pictures/mutall/New folder (5)/DSCF2914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5.JPG</text:p>
          </table:table-cell>
          <table:table-cell office:value-type="string" calcext:value-type="string">
            <text:p><text:a xlink:href="http://206.189.207.206/pictures/mutall/New%20folder%20%285%29/DSCF2915.JPG" xlink:type="simple">http://206.189.207.206/pictures/mutall/New folder (5)/DSCF2915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6.JPG</text:p>
          </table:table-cell>
          <table:table-cell office:value-type="string" calcext:value-type="string">
            <text:p><text:a xlink:href="http://206.189.207.206/pictures/mutall/New%20folder%20%285%29/DSCF2916.JPG" xlink:type="simple">http://206.189.207.206/pictures/mutall/New folder (5)/DSCF2916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7.JPG</text:p>
          </table:table-cell>
          <table:table-cell office:value-type="string" calcext:value-type="string">
            <text:p><text:a xlink:href="http://206.189.207.206/pictures/mutall/New%20folder%20%285%29/DSCF2917.JPG" xlink:type="simple">http://206.189.207.206/pictures/mutall/New folder (5)/DSCF2917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8.JPG</text:p>
          </table:table-cell>
          <table:table-cell office:value-type="string" calcext:value-type="string">
            <text:p><text:a xlink:href="http://206.189.207.206/pictures/mutall/New%20folder%20%285%29/DSCF2918.JPG" xlink:type="simple">http://206.189.207.206/pictures/mutall/New folder (5)/DSCF2918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19.JPG</text:p>
          </table:table-cell>
          <table:table-cell office:value-type="string" calcext:value-type="string">
            <text:p><text:a xlink:href="http://206.189.207.206/pictures/mutall/New%20folder%20%285%29/DSCF2919.JPG" xlink:type="simple">http://206.189.207.206/pictures/mutall/New folder (5)/DSCF2919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0.JPG</text:p>
          </table:table-cell>
          <table:table-cell office:value-type="string" calcext:value-type="string">
            <text:p><text:a xlink:href="http://206.189.207.206/pictures/mutall/New%20folder%20%285%29/DSCF2920.JPG" xlink:type="simple">http://206.189.207.206/pictures/mutall/New folder (5)/DSCF2920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1.JPG</text:p>
          </table:table-cell>
          <table:table-cell office:value-type="string" calcext:value-type="string">
            <text:p><text:a xlink:href="http://206.189.207.206/pictures/mutall/New%20folder%20%285%29/DSCF2921.JPG" xlink:type="simple">http://206.189.207.206/pictures/mutall/New folder (5)/DSCF2921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2.JPG</text:p>
          </table:table-cell>
          <table:table-cell office:value-type="string" calcext:value-type="string">
            <text:p><text:a xlink:href="http://206.189.207.206/pictures/mutall/New%20folder%20%285%29/DSCF2922.JPG" xlink:type="simple">http://206.189.207.206/pictures/mutall/New folder (5)/DSCF2922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3.JPG</text:p>
          </table:table-cell>
          <table:table-cell office:value-type="string" calcext:value-type="string">
            <text:p><text:a xlink:href="http://206.189.207.206/pictures/mutall/New%20folder%20%285%29/DSCF2923.JPG" xlink:type="simple">http://206.189.207.206/pictures/mutall/New folder (5)/DSCF2923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4.JPG</text:p>
          </table:table-cell>
          <table:table-cell office:value-type="string" calcext:value-type="string">
            <text:p><text:a xlink:href="http://206.189.207.206/pictures/mutall/New%20folder%20%285%29/DSCF2924.JPG" xlink:type="simple">http://206.189.207.206/pictures/mutall/New folder (5)/DSCF2924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5.JPG</text:p>
          </table:table-cell>
          <table:table-cell office:value-type="string" calcext:value-type="string">
            <text:p><text:a xlink:href="http://206.189.207.206/pictures/mutall/New%20folder%20%285%29/DSCF2925.JPG" xlink:type="simple">http://206.189.207.206/pictures/mutall/New folder (5)/DSCF2925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6.JPG</text:p>
          </table:table-cell>
          <table:table-cell office:value-type="string" calcext:value-type="string">
            <text:p><text:a xlink:href="http://206.189.207.206/pictures/mutall/New%20folder%20%285%29/DSCF2926.JPG" xlink:type="simple">http://206.189.207.206/pictures/mutall/New folder (5)/DSCF2926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7.JPG</text:p>
          </table:table-cell>
          <table:table-cell office:value-type="string" calcext:value-type="string">
            <text:p><text:a xlink:href="http://206.189.207.206/pictures/mutall/New%20folder%20%285%29/DSCF2927.JPG" xlink:type="simple">http://206.189.207.206/pictures/mutall/New folder (5)/DSCF2927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8.JPG</text:p>
          </table:table-cell>
          <table:table-cell office:value-type="string" calcext:value-type="string">
            <text:p><text:a xlink:href="http://206.189.207.206/pictures/mutall/New%20folder%20%285%29/DSCF2928.JPG" xlink:type="simple">http://206.189.207.206/pictures/mutall/New folder (5)/DSCF2928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F2929.JPG</text:p>
          </table:table-cell>
          <table:table-cell office:value-type="string" calcext:value-type="string">
            <text:p><text:a xlink:href="http://206.189.207.206/pictures/mutall/New%20folder%20%285%29/DSCF2929.JPG" xlink:type="simple">http://206.189.207.206/pictures/mutall/New folder (5)/DSCF2929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G_20161005_141202.jpg</text:p>
          </table:table-cell>
          <table:table-cell office:value-type="string" calcext:value-type="string">
            <text:p><text:a xlink:href="http://206.189.207.206/pictures/mutall/New%20folder%20%285%29/IMG_20161005_141202.jpg" xlink:type="simple">http://206.189.207.206/pictures/mutall/New folder (5)/IMG_20161005_141202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G_20161005_141307.jpg</text:p>
          </table:table-cell>
          <table:table-cell office:value-type="string" calcext:value-type="string">
            <text:p><text:a xlink:href="http://206.189.207.206/pictures/mutall/New%20folder%20%285%29/IMG_20161005_141307.jpg" xlink:type="simple">http://206.189.207.206/pictures/mutall/New folder (5)/IMG_20161005_141307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G_20161005_141455.jpg</text:p>
          </table:table-cell>
          <table:table-cell office:value-type="string" calcext:value-type="string">
            <text:p><text:a xlink:href="http://206.189.207.206/pictures/mutall/New%20folder%20%285%29/IMG_20161005_141455.jpg" xlink:type="simple">http://206.189.207.206/pictures/mutall/New folder (5)/IMG_20161005_141455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G_20161005_141645.jpg</text:p>
          </table:table-cell>
          <table:table-cell office:value-type="string" calcext:value-type="string">
            <text:p><text:a xlink:href="http://206.189.207.206/pictures/mutall/New%20folder%20%285%29/IMG_20161005_141645.jpg" xlink:type="simple">http://206.189.207.206/pictures/mutall/New folder (5)/IMG_20161005_141645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0012282.JPG</text:p>
          </table:table-cell>
          <table:table-cell office:value-type="string" calcext:value-type="string">
            <text:p><text:a xlink:href="http://206.189.207.206/pictures/mutall/New%20folder%20%285%29/S0012282.JPG" xlink:type="simple">http://206.189.207.206/pictures/mutall/New folder (5)/S0012282.JPG</text:a></text:p>
          </table:table-cell>
          <table:table-cell office:value-type="string" calcext:value-type="string">
            <text:p>Mutall – New folder (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a1.png</text:p>
          </table:table-cell>
          <table:table-cell office:value-type="string" calcext:value-type="string">
            <text:p><text:a xlink:href="http://206.189.207.206/pictures/mtop/New%20folder/26a1.png" xlink:type="simple">http://206.189.207.206/pictures/mtop/New folder/26a1.pn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ke_Nakuru.jpg</text:p>
          </table:table-cell>
          <table:table-cell office:value-type="string" calcext:value-type="string">
            <text:p><text:a xlink:href="http://206.189.207.206/pictures/mtop/New%20folder/Lake_Nakuru.jpg" xlink:type="simple">http://206.189.207.206/pictures/mtop/New folder/Lake_Nakuru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ama-mara4.jpg</text:p>
          </table:table-cell>
          <table:table-cell office:value-type="string" calcext:value-type="string">
            <text:p><text:a xlink:href="http://206.189.207.206/pictures/mtop/New%20folder/angama-mara4.jpg" xlink:type="simple">http://206.189.207.206/pictures/mtop/New folder/angama-mara4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loonsafaris.jpg</text:p>
          </table:table-cell>
          <table:table-cell office:value-type="string" calcext:value-type="string">
            <text:p><text:a xlink:href="http://206.189.207.206/pictures/mtop/New%20folder/balloonsafaris.jpg" xlink:type="simple">http://206.189.207.206/pictures/mtop/New folder/balloonsafaris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ni2.jpg</text:p>
          </table:table-cell>
          <table:table-cell office:value-type="string" calcext:value-type="string">
            <text:p><text:a xlink:href="http://206.189.207.206/pictures/mtop/New%20folder/diani2.jpg" xlink:type="simple">http://206.189.207.206/pictures/mtop/New folder/diani2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imanjaro.jpg</text:p>
          </table:table-cell>
          <table:table-cell office:value-type="string" calcext:value-type="string">
            <text:p><text:a xlink:href="http://206.189.207.206/pictures/mtop/New%20folder/kilimanjaro.jpg" xlink:type="simple">http://206.189.207.206/pictures/mtop/New folder/kilimanjaro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hali-mzuri-camp.jpg</text:p>
          </table:table-cell>
          <table:table-cell office:value-type="string" calcext:value-type="string">
            <text:p><text:a xlink:href="http://206.189.207.206/pictures/mtop/New%20folder/mahali-mzuri-camp.jpg" xlink:type="simple">http://206.189.207.206/pictures/mtop/New folder/mahali-mzuri-camp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ariver.jpg</text:p>
          </table:table-cell>
          <table:table-cell office:value-type="string" calcext:value-type="string">
            <text:p><text:a xlink:href="http://206.189.207.206/pictures/mtop/New%20folder/marariver.jpg" xlink:type="simple">http://206.189.207.206/pictures/mtop/New folder/marariver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kenya.jpg</text:p>
          </table:table-cell>
          <table:table-cell office:value-type="string" calcext:value-type="string">
            <text:p><text:a xlink:href="http://206.189.207.206/pictures/mtop/New%20folder/mountkenya.jpg" xlink:type="simple">http://206.189.207.206/pictures/mtop/New folder/mountkenya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engeti-serena-safari.jpg</text:p>
          </table:table-cell>
          <table:table-cell office:value-type="string" calcext:value-type="string">
            <text:p><text:a xlink:href="http://206.189.207.206/pictures/mtop/New%20folder/serengeti-serena-safari.jpg" xlink:type="simple">http://206.189.207.206/pictures/mtop/New folder/serengeti-serena-safari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engeti.jpg</text:p>
          </table:table-cell>
          <table:table-cell office:value-type="string" calcext:value-type="string">
            <text:p><text:a xlink:href="http://206.189.207.206/pictures/mtop/New%20folder/serengeti.jpg" xlink:type="simple">http://206.189.207.206/pictures/mtop/New folder/serengeti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r1.jpg</text:p>
          </table:table-cell>
          <table:table-cell office:value-type="string" calcext:value-type="string">
            <text:p><text:a xlink:href="http://206.189.207.206/pictures/mtop/New%20folder/slider1.jpg" xlink:type="simple">http://206.189.207.206/pictures/mtop/New folder/slider1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r3.jpg</text:p>
          </table:table-cell>
          <table:table-cell office:value-type="string" calcext:value-type="string">
            <text:p><text:a xlink:href="http://206.189.207.206/pictures/mtop/New%20folder/slider3.jpg" xlink:type="simple">http://206.189.207.206/pictures/mtop/New folder/slider3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r4.jpg</text:p>
          </table:table-cell>
          <table:table-cell office:value-type="string" calcext:value-type="string">
            <text:p><text:a xlink:href="http://206.189.207.206/pictures/mtop/New%20folder/slider4.jpg" xlink:type="simple">http://206.189.207.206/pictures/mtop/New folder/slider4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r5.jpg</text:p>
          </table:table-cell>
          <table:table-cell office:value-type="string" calcext:value-type="string">
            <text:p><text:a xlink:href="http://206.189.207.206/pictures/mtop/New%20folder/slider5.jpg" xlink:type="simple">http://206.189.207.206/pictures/mtop/New folder/slider5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der6.jpg</text:p>
          </table:table-cell>
          <table:table-cell office:value-type="string" calcext:value-type="string">
            <text:p><text:a xlink:href="http://206.189.207.206/pictures/mtop/New%20folder/slider6.jpg" xlink:type="simple">http://206.189.207.206/pictures/mtop/New folder/slider6.jpg</text:a></text:p>
          </table:table-cell>
          <table:table-cell office:value-type="string" calcext:value-type="string">
            <text:p>Mtop – New fo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88.JPG</text:p>
          </table:table-cell>
          <table:table-cell office:value-type="string" calcext:value-type="string">
            <text:p><text:a xlink:href="http://206.189.207.206/pictures/mtop/wild_life_photos/antelop/DSC03388.JPG" xlink:type="simple">http://206.189.207.206/pictures/mtop/wild_life_photos/antelop/DSC03388.JPG</text:a></text:p>
          </table:table-cell>
          <table:table-cell office:value-type="string" calcext:value-type="string">
            <text:p>Mtop – wild_life_photos-antel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88.png</text:p>
          </table:table-cell>
          <table:table-cell office:value-type="string" calcext:value-type="string">
            <text:p><text:a xlink:href="http://206.189.207.206/pictures/mtop/wild_life_photos/antelop/DSC03388.png" xlink:type="simple">http://206.189.207.206/pictures/mtop/wild_life_photos/antelop/DSC03388.png</text:a></text:p>
          </table:table-cell>
          <table:table-cell office:value-type="string" calcext:value-type="string">
            <text:p>Mtop – wild_life_photos-antel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9.JPG</text:p>
          </table:table-cell>
          <table:table-cell office:value-type="string" calcext:value-type="string">
            <text:p><text:a xlink:href="http://206.189.207.206/pictures/mtop/wild_life_photos/buffalo/DSC03339.JPG" xlink:type="simple">http://206.189.207.206/pictures/mtop/wild_life_photos/buffalo/DSC03339.JPG</text:a></text:p>
          </table:table-cell>
          <table:table-cell office:value-type="string" calcext:value-type="string">
            <text:p>Mtop – wild_life_photos-buffa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9.png</text:p>
          </table:table-cell>
          <table:table-cell office:value-type="string" calcext:value-type="string">
            <text:p><text:a xlink:href="http://206.189.207.206/pictures/mtop/wild_life_photos/buffalo/DSC03339.png" xlink:type="simple">http://206.189.207.206/pictures/mtop/wild_life_photos/buffalo/DSC03339.png</text:a></text:p>
          </table:table-cell>
          <table:table-cell office:value-type="string" calcext:value-type="string">
            <text:p>Mtop – wild_life_photos-buffa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40.JPG</text:p>
          </table:table-cell>
          <table:table-cell office:value-type="string" calcext:value-type="string">
            <text:p><text:a xlink:href="http://206.189.207.206/pictures/mtop/wild_life_photos/buffalo/DSC03340.JPG" xlink:type="simple">http://206.189.207.206/pictures/mtop/wild_life_photos/buffalo/DSC03340.JPG</text:a></text:p>
          </table:table-cell>
          <table:table-cell office:value-type="string" calcext:value-type="string">
            <text:p>Mtop – wild_life_photos-buffa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98.JPG</text:p>
          </table:table-cell>
          <table:table-cell office:value-type="string" calcext:value-type="string">
            <text:p><text:a xlink:href="http://206.189.207.206/pictures/mtop/wild_life_photos/buffalo/DSC03398.JPG" xlink:type="simple">http://206.189.207.206/pictures/mtop/wild_life_photos/buffalo/DSC03398.JPG</text:a></text:p>
          </table:table-cell>
          <table:table-cell office:value-type="string" calcext:value-type="string">
            <text:p>Mtop – wild_life_photos-buffa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81.JPG</text:p>
          </table:table-cell>
          <table:table-cell office:value-type="string" calcext:value-type="string">
            <text:p><text:a xlink:href="http://206.189.207.206/pictures/mtop/wild_life_photos/cheetah/DSC03381.JPG" xlink:type="simple">http://206.189.207.206/pictures/mtop/wild_life_photos/cheetah/DSC03381.JPG</text:a></text:p>
          </table:table-cell>
          <table:table-cell office:value-type="string" calcext:value-type="string">
            <text:p>Mtop – wild_life_photos-cheet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2.JPG</text:p>
          </table:table-cell>
          <table:table-cell office:value-type="string" calcext:value-type="string">
            <text:p><text:a xlink:href="http://206.189.207.206/pictures/mtop/wild_life_photos/elephant/DSC03022.JPG" xlink:type="simple">http://206.189.207.206/pictures/mtop/wild_life_photos/elephant/DSC03022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3.JPG</text:p>
          </table:table-cell>
          <table:table-cell office:value-type="string" calcext:value-type="string">
            <text:p><text:a xlink:href="http://206.189.207.206/pictures/mtop/wild_life_photos/elephant/DSC03023.JPG" xlink:type="simple">http://206.189.207.206/pictures/mtop/wild_life_photos/elephant/DSC03023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3.png</text:p>
          </table:table-cell>
          <table:table-cell office:value-type="string" calcext:value-type="string">
            <text:p><text:a xlink:href="http://206.189.207.206/pictures/mtop/wild_life_photos/elephant/DSC03023.png" xlink:type="simple">http://206.189.207.206/pictures/mtop/wild_life_photos/elephant/DSC03023.pn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4.JPG</text:p>
          </table:table-cell>
          <table:table-cell office:value-type="string" calcext:value-type="string">
            <text:p><text:a xlink:href="http://206.189.207.206/pictures/mtop/wild_life_photos/elephant/DSC03024.JPG" xlink:type="simple">http://206.189.207.206/pictures/mtop/wild_life_photos/elephant/DSC03024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4.png</text:p>
          </table:table-cell>
          <table:table-cell office:value-type="string" calcext:value-type="string">
            <text:p><text:a xlink:href="http://206.189.207.206/pictures/mtop/wild_life_photos/elephant/DSC03024.png" xlink:type="simple">http://206.189.207.206/pictures/mtop/wild_life_photos/elephant/DSC03024.pn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1.JPG</text:p>
          </table:table-cell>
          <table:table-cell office:value-type="string" calcext:value-type="string">
            <text:p><text:a xlink:href="http://206.189.207.206/pictures/mtop/wild_life_photos/elephant/DSC03041.JPG" xlink:type="simple">http://206.189.207.206/pictures/mtop/wild_life_photos/elephant/DSC03041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2.JPG</text:p>
          </table:table-cell>
          <table:table-cell office:value-type="string" calcext:value-type="string">
            <text:p><text:a xlink:href="http://206.189.207.206/pictures/mtop/wild_life_photos/elephant/DSC03042.JPG" xlink:type="simple">http://206.189.207.206/pictures/mtop/wild_life_photos/elephant/DSC03042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3.JPG</text:p>
          </table:table-cell>
          <table:table-cell office:value-type="string" calcext:value-type="string">
            <text:p><text:a xlink:href="http://206.189.207.206/pictures/mtop/wild_life_photos/elephant/DSC03043.JPG" xlink:type="simple">http://206.189.207.206/pictures/mtop/wild_life_photos/elephant/DSC03043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4.JPG</text:p>
          </table:table-cell>
          <table:table-cell office:value-type="string" calcext:value-type="string">
            <text:p><text:a xlink:href="http://206.189.207.206/pictures/mtop/wild_life_photos/elephant/DSC03044.JPG" xlink:type="simple">http://206.189.207.206/pictures/mtop/wild_life_photos/elephant/DSC03044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5.JPG</text:p>
          </table:table-cell>
          <table:table-cell office:value-type="string" calcext:value-type="string">
            <text:p><text:a xlink:href="http://206.189.207.206/pictures/mtop/wild_life_photos/elephant/DSC03045.JPG" xlink:type="simple">http://206.189.207.206/pictures/mtop/wild_life_photos/elephant/DSC03045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6.JPG</text:p>
          </table:table-cell>
          <table:table-cell office:value-type="string" calcext:value-type="string">
            <text:p><text:a xlink:href="http://206.189.207.206/pictures/mtop/wild_life_photos/elephant/DSC03046.JPG" xlink:type="simple">http://206.189.207.206/pictures/mtop/wild_life_photos/elephant/DSC03046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7.JPG</text:p>
          </table:table-cell>
          <table:table-cell office:value-type="string" calcext:value-type="string">
            <text:p><text:a xlink:href="http://206.189.207.206/pictures/mtop/wild_life_photos/elephant/DSC03047.JPG" xlink:type="simple">http://206.189.207.206/pictures/mtop/wild_life_photos/elephant/DSC03047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8.JPG</text:p>
          </table:table-cell>
          <table:table-cell office:value-type="string" calcext:value-type="string">
            <text:p><text:a xlink:href="http://206.189.207.206/pictures/mtop/wild_life_photos/elephant/DSC03048.JPG" xlink:type="simple">http://206.189.207.206/pictures/mtop/wild_life_photos/elephant/DSC03048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51.JPG</text:p>
          </table:table-cell>
          <table:table-cell office:value-type="string" calcext:value-type="string">
            <text:p><text:a xlink:href="http://206.189.207.206/pictures/mtop/wild_life_photos/elephant/DSC03051.JPG" xlink:type="simple">http://206.189.207.206/pictures/mtop/wild_life_photos/elephant/DSC03051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52.JPG</text:p>
          </table:table-cell>
          <table:table-cell office:value-type="string" calcext:value-type="string">
            <text:p><text:a xlink:href="http://206.189.207.206/pictures/mtop/wild_life_photos/elephant/DSC03052.JPG" xlink:type="simple">http://206.189.207.206/pictures/mtop/wild_life_photos/elephant/DSC03052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53.JPG</text:p>
          </table:table-cell>
          <table:table-cell office:value-type="string" calcext:value-type="string">
            <text:p><text:a xlink:href="http://206.189.207.206/pictures/mtop/wild_life_photos/elephant/DSC03053.JPG" xlink:type="simple">http://206.189.207.206/pictures/mtop/wild_life_photos/elephant/DSC03053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57.JPG</text:p>
          </table:table-cell>
          <table:table-cell office:value-type="string" calcext:value-type="string">
            <text:p><text:a xlink:href="http://206.189.207.206/pictures/mtop/wild_life_photos/elephant/DSC03357.JPG" xlink:type="simple">http://206.189.207.206/pictures/mtop/wild_life_photos/elephant/DSC03357.JPG</text:a></text:p>
          </table:table-cell>
          <table:table-cell office:value-type="string" calcext:value-type="string">
            <text:p>Mtop – wild_life_photos-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61.JPG</text:p>
          </table:table-cell>
          <table:table-cell office:value-type="string" calcext:value-type="string">
            <text:p><text:a xlink:href="http://206.189.207.206/pictures/mtop/wild_life_photos/girrafe/DSC03361.JPG" xlink:type="simple">http://206.189.207.206/pictures/mtop/wild_life_photos/girrafe/DSC03361.JPG</text:a></text:p>
          </table:table-cell>
          <table:table-cell office:value-type="string" calcext:value-type="string">
            <text:p>Mtop – wild_life_photos-giraf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63.JPG</text:p>
          </table:table-cell>
          <table:table-cell office:value-type="string" calcext:value-type="string">
            <text:p><text:a xlink:href="http://206.189.207.206/pictures/mtop/wild_life_photos/girrafe/DSC03363.JPG" xlink:type="simple">http://206.189.207.206/pictures/mtop/wild_life_photos/girrafe/DSC03363.JPG</text:a></text:p>
          </table:table-cell>
          <table:table-cell office:value-type="string" calcext:value-type="string">
            <text:p>Mtop – wild_life_photos-giraf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64.JPG</text:p>
          </table:table-cell>
          <table:table-cell office:value-type="string" calcext:value-type="string">
            <text:p><text:a xlink:href="http://206.189.207.206/pictures/mtop/wild_life_photos/girrafe/DSC03364.JPG" xlink:type="simple">http://206.189.207.206/pictures/mtop/wild_life_photos/girrafe/DSC03364.JPG</text:a></text:p>
          </table:table-cell>
          <table:table-cell office:value-type="string" calcext:value-type="string">
            <text:p>Mtop – wild_life_photos-giraf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65.JPG</text:p>
          </table:table-cell>
          <table:table-cell office:value-type="string" calcext:value-type="string">
            <text:p><text:a xlink:href="http://206.189.207.206/pictures/mtop/wild_life_photos/girrafe/DSC03365.JPG" xlink:type="simple">http://206.189.207.206/pictures/mtop/wild_life_photos/girrafe/DSC03365.JPG</text:a></text:p>
          </table:table-cell>
          <table:table-cell office:value-type="string" calcext:value-type="string">
            <text:p>Mtop – wild_life_photos-giraf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1.JPG</text:p>
          </table:table-cell>
          <table:table-cell office:value-type="string" calcext:value-type="string">
            <text:p><text:a xlink:href="http://206.189.207.206/pictures/mtop/wild_life_photos/kilimanjaro/DSC03011.JPG" xlink:type="simple">http://206.189.207.206/pictures/mtop/wild_life_photos/kilimanjaro/DSC03011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2.JPG</text:p>
          </table:table-cell>
          <table:table-cell office:value-type="string" calcext:value-type="string">
            <text:p><text:a xlink:href="http://206.189.207.206/pictures/mtop/wild_life_photos/kilimanjaro/DSC03012.JPG" xlink:type="simple">http://206.189.207.206/pictures/mtop/wild_life_photos/kilimanjaro/DSC03012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3.JPG</text:p>
          </table:table-cell>
          <table:table-cell office:value-type="string" calcext:value-type="string">
            <text:p><text:a xlink:href="http://206.189.207.206/pictures/mtop/wild_life_photos/kilimanjaro/DSC03013.JPG" xlink:type="simple">http://206.189.207.206/pictures/mtop/wild_life_photos/kilimanjaro/DSC03013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3.png</text:p>
          </table:table-cell>
          <table:table-cell office:value-type="string" calcext:value-type="string">
            <text:p><text:a xlink:href="http://206.189.207.206/pictures/mtop/wild_life_photos/kilimanjaro/DSC03013.png" xlink:type="simple">http://206.189.207.206/pictures/mtop/wild_life_photos/kilimanjaro/DSC03013.pn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4.JPG</text:p>
          </table:table-cell>
          <table:table-cell office:value-type="string" calcext:value-type="string">
            <text:p><text:a xlink:href="http://206.189.207.206/pictures/mtop/wild_life_photos/kilimanjaro/DSC03014.JPG" xlink:type="simple">http://206.189.207.206/pictures/mtop/wild_life_photos/kilimanjaro/DSC03014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5.JPG</text:p>
          </table:table-cell>
          <table:table-cell office:value-type="string" calcext:value-type="string">
            <text:p><text:a xlink:href="http://206.189.207.206/pictures/mtop/wild_life_photos/kilimanjaro/DSC03015.JPG" xlink:type="simple">http://206.189.207.206/pictures/mtop/wild_life_photos/kilimanjaro/DSC03015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6.JPG</text:p>
          </table:table-cell>
          <table:table-cell office:value-type="string" calcext:value-type="string">
            <text:p><text:a xlink:href="http://206.189.207.206/pictures/mtop/wild_life_photos/kilimanjaro/DSC03016.JPG" xlink:type="simple">http://206.189.207.206/pictures/mtop/wild_life_photos/kilimanjaro/DSC03016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7.JPG</text:p>
          </table:table-cell>
          <table:table-cell office:value-type="string" calcext:value-type="string">
            <text:p><text:a xlink:href="http://206.189.207.206/pictures/mtop/wild_life_photos/kilimanjaro/DSC03017.JPG" xlink:type="simple">http://206.189.207.206/pictures/mtop/wild_life_photos/kilimanjaro/DSC03017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8.JPG</text:p>
          </table:table-cell>
          <table:table-cell office:value-type="string" calcext:value-type="string">
            <text:p><text:a xlink:href="http://206.189.207.206/pictures/mtop/wild_life_photos/kilimanjaro/DSC03018.JPG" xlink:type="simple">http://206.189.207.206/pictures/mtop/wild_life_photos/kilimanjaro/DSC03018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9.JPG</text:p>
          </table:table-cell>
          <table:table-cell office:value-type="string" calcext:value-type="string">
            <text:p><text:a xlink:href="http://206.189.207.206/pictures/mtop/wild_life_photos/kilimanjaro/DSC03019.JPG" xlink:type="simple">http://206.189.207.206/pictures/mtop/wild_life_photos/kilimanjaro/DSC03019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1.JPG</text:p>
          </table:table-cell>
          <table:table-cell office:value-type="string" calcext:value-type="string">
            <text:p><text:a xlink:href="http://206.189.207.206/pictures/mtop/wild_life_photos/kilimanjaro/DSC03021.JPG" xlink:type="simple">http://206.189.207.206/pictures/mtop/wild_life_photos/kilimanjaro/DSC03021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49.JPG</text:p>
          </table:table-cell>
          <table:table-cell office:value-type="string" calcext:value-type="string">
            <text:p><text:a xlink:href="http://206.189.207.206/pictures/mtop/wild_life_photos/kilimanjaro/DSC03049.JPG" xlink:type="simple">http://206.189.207.206/pictures/mtop/wild_life_photos/kilimanjaro/DSC03049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50.JPG</text:p>
          </table:table-cell>
          <table:table-cell office:value-type="string" calcext:value-type="string">
            <text:p><text:a xlink:href="http://206.189.207.206/pictures/mtop/wild_life_photos/kilimanjaro/DSC03050.JPG" xlink:type="simple">http://206.189.207.206/pictures/mtop/wild_life_photos/kilimanjaro/DSC03050.JPG</text:a></text:p>
          </table:table-cell>
          <table:table-cell office:value-type="string" calcext:value-type="string">
            <text:p>Mtop – wild_life_photos-kilimanja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09.JPG</text:p>
          </table:table-cell>
          <table:table-cell office:value-type="string" calcext:value-type="string">
            <text:p><text:a xlink:href="http://206.189.207.206/pictures/mtop/wild_life_photos/lanscape/DSC03009.JPG" xlink:type="simple">http://206.189.207.206/pictures/mtop/wild_life_photos/lanscape/DSC03009.JPG</text:a></text:p>
          </table:table-cell>
          <table:table-cell office:value-type="string" calcext:value-type="string">
            <text:p>Mtop – wild_life_photos-land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10.JPG</text:p>
          </table:table-cell>
          <table:table-cell office:value-type="string" calcext:value-type="string">
            <text:p><text:a xlink:href="http://206.189.207.206/pictures/mtop/wild_life_photos/lanscape/DSC03010.JPG" xlink:type="simple">http://206.189.207.206/pictures/mtop/wild_life_photos/lanscape/DSC03010.JPG</text:a></text:p>
          </table:table-cell>
          <table:table-cell office:value-type="string" calcext:value-type="string">
            <text:p>Mtop – wild_life_photos-land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028.JPG</text:p>
          </table:table-cell>
          <table:table-cell office:value-type="string" calcext:value-type="string">
            <text:p><text:a xlink:href="http://206.189.207.206/pictures/mtop/wild_life_photos/lanscape/DSC03028.JPG" xlink:type="simple">http://206.189.207.206/pictures/mtop/wild_life_photos/lanscape/DSC03028.JPG</text:a></text:p>
          </table:table-cell>
          <table:table-cell office:value-type="string" calcext:value-type="string">
            <text:p>Mtop – wild_life_photos-land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47.JPG</text:p>
          </table:table-cell>
          <table:table-cell office:value-type="string" calcext:value-type="string">
            <text:p><text:a xlink:href="http://206.189.207.206/pictures/mtop/wild_life_photos/lanscape/DSC03347.JPG" xlink:type="simple">http://206.189.207.206/pictures/mtop/wild_life_photos/lanscape/DSC03347.JPG</text:a></text:p>
          </table:table-cell>
          <table:table-cell office:value-type="string" calcext:value-type="string">
            <text:p>Mtop – wild_life_photos-land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62.JPG</text:p>
          </table:table-cell>
          <table:table-cell office:value-type="string" calcext:value-type="string">
            <text:p><text:a xlink:href="http://206.189.207.206/pictures/mtop/wild_life_photos/lanscape/DSC03362.JPG" xlink:type="simple">http://206.189.207.206/pictures/mtop/wild_life_photos/lanscape/DSC03362.JPG</text:a></text:p>
          </table:table-cell>
          <table:table-cell office:value-type="string" calcext:value-type="string">
            <text:p>Mtop – wild_life_photos-land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0.JPG</text:p>
          </table:table-cell>
          <table:table-cell office:value-type="string" calcext:value-type="string">
            <text:p><text:a xlink:href="http://206.189.207.206/pictures/mtop/wild_life_photos/lion/DSC03330.JPG" xlink:type="simple">http://206.189.207.206/pictures/mtop/wild_life_photos/lion/DSC03330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1.JPG</text:p>
          </table:table-cell>
          <table:table-cell office:value-type="string" calcext:value-type="string">
            <text:p><text:a xlink:href="http://206.189.207.206/pictures/mtop/wild_life_photos/lion/DSC03331.JPG" xlink:type="simple">http://206.189.207.206/pictures/mtop/wild_life_photos/lion/DSC03331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2.JPG</text:p>
          </table:table-cell>
          <table:table-cell office:value-type="string" calcext:value-type="string">
            <text:p><text:a xlink:href="http://206.189.207.206/pictures/mtop/wild_life_photos/lion/DSC03332.JPG" xlink:type="simple">http://206.189.207.206/pictures/mtop/wild_life_photos/lion/DSC03332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3.JPG</text:p>
          </table:table-cell>
          <table:table-cell office:value-type="string" calcext:value-type="string">
            <text:p><text:a xlink:href="http://206.189.207.206/pictures/mtop/wild_life_photos/lion/DSC03333.JPG" xlink:type="simple">http://206.189.207.206/pictures/mtop/wild_life_photos/lion/DSC03333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4.JPG</text:p>
          </table:table-cell>
          <table:table-cell office:value-type="string" calcext:value-type="string">
            <text:p><text:a xlink:href="http://206.189.207.206/pictures/mtop/wild_life_photos/lion/DSC03334.JPG" xlink:type="simple">http://206.189.207.206/pictures/mtop/wild_life_photos/lion/DSC03334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5.JPG</text:p>
          </table:table-cell>
          <table:table-cell office:value-type="string" calcext:value-type="string">
            <text:p><text:a xlink:href="http://206.189.207.206/pictures/mtop/wild_life_photos/lion/DSC03335.JPG" xlink:type="simple">http://206.189.207.206/pictures/mtop/wild_life_photos/lion/DSC03335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6.JPG</text:p>
          </table:table-cell>
          <table:table-cell office:value-type="string" calcext:value-type="string">
            <text:p><text:a xlink:href="http://206.189.207.206/pictures/mtop/wild_life_photos/lion/DSC03336.JPG" xlink:type="simple">http://206.189.207.206/pictures/mtop/wild_life_photos/lion/DSC03336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7.JPG</text:p>
          </table:table-cell>
          <table:table-cell office:value-type="string" calcext:value-type="string">
            <text:p><text:a xlink:href="http://206.189.207.206/pictures/mtop/wild_life_photos/lion/DSC03337.JPG" xlink:type="simple">http://206.189.207.206/pictures/mtop/wild_life_photos/lion/DSC03337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38.JPG</text:p>
          </table:table-cell>
          <table:table-cell office:value-type="string" calcext:value-type="string">
            <text:p><text:a xlink:href="http://206.189.207.206/pictures/mtop/wild_life_photos/lion/DSC03338.JPG" xlink:type="simple">http://206.189.207.206/pictures/mtop/wild_life_photos/lion/DSC03338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41.JPG</text:p>
          </table:table-cell>
          <table:table-cell office:value-type="string" calcext:value-type="string">
            <text:p><text:a xlink:href="http://206.189.207.206/pictures/mtop/wild_life_photos/lion/DSC03341.JPG" xlink:type="simple">http://206.189.207.206/pictures/mtop/wild_life_photos/lion/DSC03341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C03342.JPG</text:p>
          </table:table-cell>
          <table:table-cell office:value-type="string" calcext:value-type="string">
            <text:p><text:a xlink:href="http://206.189.207.206/pictures/mtop/wild_life_photos/lion/DSC03341.JPG" xlink:type="simple">http://206.189.207.206/pictures/mtop/wild_life_photos/lion/DSC03341.JPG</text:a></text:p>
          </table:table-cell>
          <table:table-cell office:value-type="string" calcext:value-type="string">
            <text:p>Mtop – wild_life_photos-lion</text:p>
          </table:table-cell>
          <table:table-cell table:number-columns-repeated="1021"/>
        </table:table-row>
        <table:table-row table:style-name="ro1" table:number-rows-repeated="10481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9:32:58.240585446</meta:creation-date>
    <dc:date>2023-05-16T16:23:49.649016394</dc:date>
    <meta:editing-duration>PT11H37M59S</meta:editing-duration>
    <meta:editing-cycles>17</meta:editing-cycles>
    <meta:generator>LibreOffice/7.3.7.2$Linux_X86_64 LibreOffice_project/30$Build-2</meta:generator>
    <meta:document-statistic meta:table-count="4" meta:cell-count="3543" meta:object-count="0"/>
  </office:meta>
</office:document-meta>
</file>